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5" style:family="table">
      <style:table-properties style:width="16.933cm" table:align="right"/>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may-break-between-rows="tru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FiringArcs" style:family="table">
      <style:table-properties style:width="17cm" table:align="margins"/>
    </style:style>
    <style:style style:name="FiringArcs.A" style:family="table-column">
      <style:table-column-properties style:column-width="2.895cm" style:rel-column-width="11158*"/>
    </style:style>
    <style:style style:name="FiringArcs.B" style:family="table-column">
      <style:table-column-properties style:column-width="7.207cm" style:rel-column-width="27783*"/>
    </style:style>
    <style:style style:name="FiringArcs.C" style:family="table-column">
      <style:table-column-properties style:column-width="6.899cm" style:rel-column-width="26594*"/>
    </style:style>
    <style:style style:name="FiringArcs.A1" style:family="table-cell">
      <style:table-cell-properties style:vertical-align="middle" fo:padding="0.101cm" fo:border-left="0.5pt solid #000000" fo:border-right="none" fo:border-top="0.5pt solid #000000" fo:border-bottom="0.5pt solid #000000" style:writing-mode="page"/>
    </style:style>
    <style:style style:name="FiringArcs.C1" style:family="table-cell">
      <style:table-cell-properties style:vertical-align="middle" fo:padding="0.101cm" fo:border="0.5pt solid #000000" style:writing-mode="page"/>
    </style:style>
    <style:style style:name="FiringArcs.A2" style:family="table-cell">
      <style:table-cell-properties style:vertical-align="middle" fo:padding="0.101cm" fo:border-left="0.5pt solid #000000" fo:border-right="none" fo:border-top="none" fo:border-bottom="0.5pt solid #000000" style:writing-mode="page"/>
    </style:style>
    <style:style style:name="FiringArcs.C2" style:family="table-cell">
      <style:table-cell-properties style:vertical-align="middle" fo:padding="0.101cm" fo:border-left="0.5pt solid #000000" fo:border-right="0.5pt solid #000000" fo:border-top="none" fo:border-bottom="0.5pt solid #000000" style:writing-mode="page"/>
    </style:style>
    <style:style style:name="Table6" style:family="table">
      <style:table-properties style:width="13.802cm" table:align="left"/>
    </style:style>
    <style:style style:name="Table6.A" style:family="table-column">
      <style:table-column-properties style:column-width="10.495cm"/>
    </style:style>
    <style:style style:name="Table6.B" style:family="table-column">
      <style:table-column-properties style:column-width="3.307cm"/>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table:align="margin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1.406cm" style:rel-column-width="5419*"/>
    </style:style>
    <style:style style:name="Table9.B" style:family="table-column">
      <style:table-column-properties style:column-width="9.089cm" style:rel-column-width="35038*"/>
    </style:style>
    <style:style style:name="Table9.C" style:family="table-column">
      <style:table-column-properties style:column-width="6.505cm" style:rel-column-width="25078*"/>
    </style:style>
    <style:style style:name="Table9.A1" style:family="table-cell">
      <style:table-cell-properties style:vertical-align="middle" fo:padding="0.101cm" fo:border-left="0.5pt solid #000000" fo:border-right="none" fo:border-top="0.5pt solid #000000" fo:border-bottom="0.5pt solid #000000" style:writing-mode="page"/>
    </style:style>
    <style:style style:name="Table9.C1" style:family="table-cell">
      <style:table-cell-properties style:vertical-align="middle" fo:padding="0.101cm" fo:border="0.5pt solid #000000" style:writing-mode="page"/>
    </style:style>
    <style:style style:name="Table9.A2" style:family="table-cell">
      <style:table-cell-properties style:vertical-align="middle" fo:padding="0.101cm" fo:border-left="0.5pt solid #000000" fo:border-right="none" fo:border-top="none" fo:border-bottom="0.5pt solid #000000" style:writing-mode="page"/>
    </style:style>
    <style:style style:name="Table9.C2" style:family="table-cell">
      <style:table-cell-properties style:vertical-align="middle" fo:padding="0.101cm" fo:border-left="0.5pt solid #000000" fo:border-right="0.5pt solid #000000" fo:border-top="none" fo:border-bottom="0.5pt solid #000000" style:writing-mode="page"/>
    </style:style>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30"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6"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0" style:family="table">
      <style:table-properties style:width="25.7cm" table:align="margins" style:may-break-between-rows="true" table:border-model="collapsing"/>
    </style:style>
    <style:style style:name="Table10.A" style:family="table-column">
      <style:table-column-properties style:column-width="8.567cm" style:rel-column-width="21845*"/>
    </style:style>
    <style:style style:name="Table10.1" style:family="table-row">
      <style:table-row-properties fo:keep-together="auto"/>
    </style:style>
    <style:style style:name="Table10.A1" style:family="table-cell">
      <style:table-cell-properties fo:background-color="transparent" fo:padding="0.4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transparent" fo:padding="0.4cm" fo:border="0.5pt solid #000000" style:writing-mode="page">
        <style:background-image/>
      </style:table-cell-properties>
    </style:style>
    <style:style style:name="Table10.A2" style:family="table-cell">
      <style:table-cell-properties fo:background-color="transparent" fo:padding="0.4cm" fo:border-left="0.5pt solid #000000" fo:border-right="none" fo:border-top="none" fo:border-bottom="0.5pt solid #000000" style:writing-mode="page">
        <style:background-image/>
      </style:table-cell-properties>
    </style:style>
    <style:style style:name="Table10.C2" style:family="table-cell">
      <style:table-cell-properties fo:background-color="transparent" fo:padding="0.4cm" fo:border-left="0.5pt solid #000000" fo:border-right="0.5pt solid #000000" fo:border-top="none" fo:border-bottom="0.5pt solid #000000" style:writing-mode="page">
        <style:background-image/>
      </style:table-cell-properties>
    </style:style>
    <style:style style:name="AircraftSheet" style:family="table">
      <style:table-properties style:width="7.765cm" table:align="margins" style:shadow="none"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D" style:family="table-column">
      <style:table-column-properties style:column-width="2.588cm" style:rel-column-width="21847*"/>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ircraftSheet" style:family="table">
      <style:table-properties style:width="7.765cm" table:align="margins" style:shadow="none"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D" style:family="table-column">
      <style:table-column-properties style:column-width="2.588cm" style:rel-column-width="21847*"/>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rewSkill" style:family="table">
      <style:table-properties style:width="13.605cm" table:align="left"/>
    </style:style>
    <style:style style:name="CrewSkill.A" style:family="table-column">
      <style:table-column-properties style:column-width="1.496cm"/>
    </style:style>
    <style:style style:name="CrewSkill.B" style:family="table-column">
      <style:table-column-properties style:column-width="12.109cm"/>
    </style:style>
    <style:style style:name="CrewSkill.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rewSkill.B1" style:family="table-cell">
      <style:table-cell-properties fo:background-color="transparent" fo:padding="0.097cm" fo:border="0.5pt solid #000000" style:writing-mode="page">
        <style:background-image/>
      </style:table-cell-properties>
    </style:style>
    <style:style style:name="CrewSkil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rewSkil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179ce59"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0c4507e"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0b9b" officeooo:paragraph-rsid="00d30b9b"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08899ec" style:font-size-asian="11pt" style:font-style-asian="italic" style:font-weight-asian="normal" style:font-size-complex="11pt" style:font-style-complex="italic"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1840856" style:font-size-asian="11pt" style:font-style-asian="italic" style:font-weight-asian="normal" style:font-size-complex="11pt" style:font-style-complex="italic"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3973" officeooo:paragraph-rsid="01883973"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ebca4"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2"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179ce59" officeooo:paragraph-rsid="0179ce59"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ext_20_body">
      <style:text-properties fo:color="#000000" loext:opacity="100%" style:text-outline="false" style:text-line-through-style="none" style:text-line-through-type="none" style:font-name="Liberation Serif2" fo:font-size="11pt" fo:font-style="normal" fo:text-shadow="none" style:text-underline-style="none" fo:font-weight="normal" officeooo:rsid="00ce9b70" officeooo:paragraph-rsid="0154de9a" fo:background-color="#ffffff"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edd783"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ext_20_body">
      <style:text-properties style:font-name="Liberation Serif2" fo:font-size="11pt" fo:background-color="#ffffff"/>
    </style:style>
    <style:style style:name="P176" style:family="paragraph" style:parent-style-name="Text_20_body">
      <style:text-properties style:font-name="Liberation Serif2" fo:font-size="11pt" officeooo:rsid="00c4507e" officeooo:paragraph-rsid="00c4507e" fo:background-color="#ffffff"/>
    </style:style>
    <style:style style:name="P177" style:family="paragraph" style:parent-style-name="Text_20_body">
      <style:text-properties style:font-name="Liberation Serif2" fo:font-size="11pt" officeooo:rsid="00c4507e" officeooo:paragraph-rsid="00ca2d71" fo:background-color="#ffffff"/>
    </style:style>
    <style:style style:name="P178" style:family="paragraph" style:parent-style-name="Text_20_body">
      <style:text-properties style:font-name="Liberation Serif2" fo:font-size="11pt" officeooo:rsid="00c4507e" officeooo:paragraph-rsid="00cb9c71" fo:background-color="#ffffff"/>
    </style:style>
    <style:style style:name="P179" style:family="paragraph" style:parent-style-name="Text_20_body">
      <style:text-properties style:font-name="Liberation Serif2" fo:font-size="11pt" officeooo:rsid="00c4507e" officeooo:paragraph-rsid="013c8938" fo:background-color="#ffffff"/>
    </style:style>
    <style:style style:name="P180" style:family="paragraph" style:parent-style-name="Text_20_body">
      <style:text-properties style:font-name="Liberation Serif2" fo:font-size="11pt" officeooo:paragraph-rsid="00bd0cef" fo:background-color="#ffffff"/>
    </style:style>
    <style:style style:name="P181" style:family="paragraph" style:parent-style-name="Text_20_body">
      <style:text-properties style:font-name="Liberation Serif2" fo:font-size="11pt" officeooo:rsid="00cd7e25" officeooo:paragraph-rsid="00cd7e25" fo:background-color="#ffffff"/>
    </style:style>
    <style:style style:name="P182" style:family="paragraph" style:parent-style-name="Text_20_body">
      <style:text-properties style:font-name="Liberation Serif2" fo:font-size="11pt" officeooo:rsid="00cd7e25" officeooo:paragraph-rsid="0154de9a" fo:background-color="#ffffff"/>
    </style:style>
    <style:style style:name="P183" style:family="paragraph" style:parent-style-name="Text_20_body">
      <style:text-properties style:font-name="Liberation Serif2" fo:font-size="11pt" officeooo:rsid="00cd7e25" officeooo:paragraph-rsid="016ee282" fo:background-color="#ffffff"/>
    </style:style>
    <style:style style:name="P184" style:family="paragraph" style:parent-style-name="Text_20_body">
      <style:text-properties style:font-name="Liberation Serif2" fo:font-size="11pt" officeooo:rsid="00d0b1f7" officeooo:paragraph-rsid="00d8df2d" fo:background-color="#ffffff"/>
    </style:style>
    <style:style style:name="P185" style:family="paragraph" style:parent-style-name="Text_20_body">
      <style:text-properties style:font-name="Liberation Serif2" fo:font-size="11pt" officeooo:rsid="00d126d6" officeooo:paragraph-rsid="00d8df2d" fo:background-color="#ffffff"/>
    </style:style>
    <style:style style:name="P186" style:family="paragraph" style:parent-style-name="Text_20_body">
      <style:text-properties style:font-name="Liberation Serif2" fo:font-size="11pt" officeooo:rsid="00ee6b28" officeooo:paragraph-rsid="00ee6b28" fo:background-color="#ffffff"/>
    </style:style>
    <style:style style:name="P187" style:family="paragraph" style:parent-style-name="Text_20_body">
      <style:text-properties style:font-name="Liberation Serif2" fo:font-size="11pt" officeooo:rsid="00cfe3f2" officeooo:paragraph-rsid="0154de9a" fo:background-color="#ffffff"/>
    </style:style>
    <style:style style:name="P188" style:family="paragraph" style:parent-style-name="Text_20_body">
      <style:text-properties style:font-name="Liberation Serif2" fo:font-size="11pt" officeooo:rsid="015aa3e5" officeooo:paragraph-rsid="015aa3e5" fo:background-color="#ffffff"/>
    </style:style>
    <style:style style:name="P189" style:family="paragraph" style:parent-style-name="Text_20_body">
      <style:text-properties style:font-name="Liberation Serif2" fo:font-size="11pt" officeooo:rsid="00cad155" officeooo:paragraph-rsid="018023e5" fo:background-color="#ffffff"/>
    </style:style>
    <style:style style:name="P190" style:family="paragraph" style:parent-style-name="Text_20_body">
      <style:text-properties style:font-name="Liberation Serif2" fo:font-size="11pt" fo:font-weight="normal" officeooo:rsid="00c4507e" officeooo:paragraph-rsid="00c4507e" fo:background-color="#ffffff" style:font-weight-asian="normal" style:font-weight-complex="normal"/>
    </style:style>
    <style:style style:name="P191" style:family="paragraph" style:parent-style-name="Text_20_body">
      <style:text-properties style:font-name="Liberation Serif2" fo:font-size="11pt" fo:font-weight="normal" officeooo:rsid="00c4507e" officeooo:paragraph-rsid="01093958" fo:background-color="#ffffff" style:font-weight-asian="normal" style:font-weight-complex="normal"/>
    </style:style>
    <style:style style:name="P192" style:family="paragraph" style:parent-style-name="Text_20_body">
      <style:text-properties style:font-name="Liberation Serif2" fo:font-size="11pt" fo:font-weight="normal" officeooo:rsid="00c4507e" officeooo:paragraph-rsid="010c5d59" fo:background-color="#ffffff" style:font-weight-asian="normal" style:font-weight-complex="normal"/>
    </style:style>
    <style:style style:name="P193" style:family="paragraph" style:parent-style-name="Text_20_body">
      <style:text-properties style:font-name="Liberation Serif2" fo:font-size="11pt" fo:font-weight="normal" officeooo:rsid="00c4507e" officeooo:paragraph-rsid="010fd4f0" fo:background-color="#ffffff" style:font-weight-asian="normal" style:font-weight-complex="normal"/>
    </style:style>
    <style:style style:name="P194" style:family="paragraph" style:parent-style-name="Text_20_body">
      <style:text-properties style:font-name="Liberation Serif2" fo:font-size="11pt" fo:font-weight="normal" officeooo:rsid="00c4507e" officeooo:paragraph-rsid="013c8938" fo:background-color="#ffffff" style:font-weight-asian="normal" style:font-weight-complex="normal"/>
    </style:style>
    <style:style style:name="P195" style:family="paragraph" style:parent-style-name="Text_20_body">
      <style:text-properties style:font-name="Liberation Serif2" fo:font-size="11pt" fo:font-weight="normal" officeooo:rsid="00c4507e" officeooo:paragraph-rsid="0158db5d" fo:background-color="#ffffff" style:font-weight-asian="normal" style:font-weight-complex="normal"/>
    </style:style>
    <style:style style:name="P196" style:family="paragraph" style:parent-style-name="Text_20_body">
      <style:text-properties style:font-name="Liberation Serif2" fo:font-size="11pt" fo:font-weight="normal" officeooo:rsid="00c4507e" officeooo:paragraph-rsid="0161eec6" fo:background-color="#ffffff" style:font-weight-asian="normal" style:font-weight-complex="normal"/>
    </style:style>
    <style:style style:name="P197" style:family="paragraph" style:parent-style-name="Text_20_body">
      <style:text-properties style:font-name="Liberation Serif2" fo:font-size="11pt" fo:font-weight="normal" officeooo:rsid="00c4507e" officeooo:paragraph-rsid="016ee282" fo:background-color="#ffffff" style:font-weight-asian="normal" style:font-weight-complex="normal"/>
    </style:style>
    <style:style style:name="P198" style:family="paragraph" style:parent-style-name="Text_20_body">
      <style:text-properties style:font-name="Liberation Serif2" fo:font-size="11pt" fo:font-weight="normal" officeooo:rsid="00c4507e" officeooo:paragraph-rsid="01719fe5" fo:background-color="#ffffff" style:font-weight-asian="normal" style:font-weight-complex="normal"/>
    </style:style>
    <style:style style:name="P199" style:family="paragraph" style:parent-style-name="Text_20_body">
      <style:text-properties style:font-name="Liberation Serif2" fo:font-size="11pt" fo:font-weight="normal" officeooo:rsid="00d0b1f7" officeooo:paragraph-rsid="00d0b1f7" fo:background-color="#ffffff" style:font-weight-asian="normal" style:font-weight-complex="normal"/>
    </style:style>
    <style:style style:name="P200" style:family="paragraph" style:parent-style-name="Text_20_body">
      <style:text-properties style:font-name="Liberation Serif2" fo:font-size="11pt" fo:font-weight="normal" officeooo:rsid="00d126d6" officeooo:paragraph-rsid="00d126d6" fo:background-color="#ffffff" style:font-weight-asian="normal" style:font-weight-complex="normal"/>
    </style:style>
    <style:style style:name="P201" style:family="paragraph" style:parent-style-name="Text_20_body">
      <style:text-properties style:font-name="Liberation Serif2" fo:font-size="11pt" fo:font-weight="normal" officeooo:rsid="00d126d6" officeooo:paragraph-rsid="010d216b" fo:background-color="#ffffff" style:font-weight-asian="normal" style:font-weight-complex="normal"/>
    </style:style>
    <style:style style:name="P202" style:family="paragraph" style:parent-style-name="Text_20_body">
      <style:text-properties style:font-name="Liberation Serif2" fo:font-size="11pt" fo:font-weight="normal" officeooo:rsid="01082cb7" officeooo:paragraph-rsid="01093958" fo:background-color="#ffffff" style:font-weight-asian="normal" style:font-weight-complex="normal"/>
    </style:style>
    <style:style style:name="P203" style:family="paragraph" style:parent-style-name="Text_20_body">
      <style:text-properties style:font-name="Liberation Serif2" fo:font-size="11pt" fo:font-weight="normal" officeooo:rsid="010c5d59" officeooo:paragraph-rsid="010c5d59" fo:background-color="#ffffff" style:font-weight-asian="normal" style:font-weight-complex="normal"/>
    </style:style>
    <style:style style:name="P204" style:family="paragraph" style:parent-style-name="Text_20_body">
      <style:text-properties style:font-name="Liberation Serif2" fo:font-size="11pt" fo:font-weight="normal" officeooo:rsid="00cad155" officeooo:paragraph-rsid="01093958" fo:background-color="#ffffff" style:font-weight-asian="normal" style:font-weight-complex="normal"/>
    </style:style>
    <style:style style:name="P205" style:family="paragraph" style:parent-style-name="Text_20_body">
      <style:text-properties style:font-name="Liberation Serif2" fo:font-size="11pt" fo:font-weight="normal" officeooo:rsid="012b433b" officeooo:paragraph-rsid="0131df57" fo:background-color="#ffffff" style:font-weight-asian="normal" style:font-weight-complex="normal"/>
    </style:style>
    <style:style style:name="P206" style:family="paragraph" style:parent-style-name="Text_20_body">
      <style:text-properties style:font-name="Liberation Serif2" fo:font-size="11pt" fo:font-weight="normal" officeooo:rsid="012e8dd8" officeooo:paragraph-rsid="0131d66c" fo:background-color="#ffffff" style:font-weight-asian="normal" style:font-weight-complex="normal"/>
    </style:style>
    <style:style style:name="P207" style:family="paragraph" style:parent-style-name="Text_20_body">
      <style:text-properties style:font-name="Liberation Serif2" fo:font-size="11pt" fo:font-weight="normal" officeooo:rsid="012e8dd8" officeooo:paragraph-rsid="014f5af3" fo:background-color="#ffffff" style:font-weight-asian="normal" style:font-weight-complex="normal"/>
    </style:style>
    <style:style style:name="P208" style:family="paragraph" style:parent-style-name="Text_20_body">
      <style:text-properties style:font-name="Liberation Serif2" fo:font-size="11pt" fo:font-weight="normal" officeooo:rsid="0131d66c" officeooo:paragraph-rsid="0131d66c" fo:background-color="#ffffff" style:font-weight-asian="normal" style:font-weight-complex="normal"/>
    </style:style>
    <style:style style:name="P209" style:family="paragraph" style:parent-style-name="Text_20_body">
      <style:text-properties style:font-name="Liberation Serif2" fo:font-size="11pt" fo:font-weight="normal" officeooo:rsid="00e29481" officeooo:paragraph-rsid="00e29481" fo:background-color="#ffffff" style:font-weight-asian="normal" style:font-weight-complex="normal"/>
    </style:style>
    <style:style style:name="P210" style:family="paragraph" style:parent-style-name="Text_20_body">
      <style:text-properties style:font-name="Liberation Serif2" fo:font-size="11pt" fo:font-weight="normal" officeooo:rsid="00cfe3f2" officeooo:paragraph-rsid="0154de9a" fo:background-color="#ffffff" style:font-weight-asian="normal" style:font-weight-complex="normal"/>
    </style:style>
    <style:style style:name="P211" style:family="paragraph" style:parent-style-name="Text_20_body">
      <style:text-properties style:font-name="Liberation Serif2" fo:font-size="11pt" fo:font-weight="normal" officeooo:rsid="00dfe799" officeooo:paragraph-rsid="013c8938" fo:background-color="#ffffff" style:font-weight-asian="normal" style:font-weight-complex="normal"/>
    </style:style>
    <style:style style:name="P212" style:family="paragraph" style:parent-style-name="Text_20_body">
      <style:text-properties style:font-name="Liberation Serif2" fo:font-size="11pt" fo:font-style="italic" fo:font-weight="normal" officeooo:rsid="00c4507e" officeooo:paragraph-rsid="00c4507e" fo:background-color="#ffffff" style:font-style-asian="italic" style:font-weight-asian="normal" style:font-style-complex="italic" style:font-weight-complex="normal"/>
    </style:style>
    <style:style style:name="P213" style:family="paragraph" style:parent-style-name="Text_20_body">
      <style:text-properties style:font-name="Liberation Serif2" fo:font-size="11pt" fo:font-style="italic" fo:font-weight="normal" officeooo:rsid="00c4507e" officeooo:paragraph-rsid="010bd030" fo:background-color="#ffffff" style:font-style-asian="italic" style:font-weight-asian="normal" style:font-style-complex="italic" style:font-weight-complex="normal"/>
    </style:style>
    <style:style style:name="P214" style:family="paragraph" style:parent-style-name="Table_20_Contents">
      <style:paragraph-properties fo:text-align="center" style:justify-single-word="false"/>
      <style:text-properties style:font-name="Liberation Serif2" fo:font-size="11pt"/>
    </style:style>
    <style:style style:name="P215" style:family="paragraph" style:parent-style-name="Table_20_Contents">
      <style:text-properties style:font-name="Liberation Serif2" fo:font-size="11pt"/>
    </style:style>
    <style:style style:name="P216" style:family="paragraph" style:parent-style-name="Table_20_Contents">
      <style:paragraph-properties fo:text-align="center" style:justify-single-word="false"/>
      <style:text-properties style:font-name="Liberation Serif2" fo:font-size="11pt" officeooo:rsid="012051d5" officeooo:paragraph-rsid="012051d5"/>
    </style:style>
    <style:style style:name="P217" style:family="paragraph" style:parent-style-name="Table_20_Contents">
      <style:text-properties style:font-name="Liberation Serif2" fo:font-size="11pt" officeooo:rsid="01226a1e" officeooo:paragraph-rsid="01226a1e"/>
    </style:style>
    <style:style style:name="P218" style:family="paragraph" style:parent-style-name="Table_20_Contents">
      <style:paragraph-properties fo:text-align="center" style:justify-single-word="false"/>
      <style:text-properties style:font-name="Liberation Serif2" fo:font-size="11pt" officeooo:rsid="01226a1e" officeooo:paragraph-rsid="01226a1e"/>
    </style:style>
    <style:style style:name="P219" style:family="paragraph" style:parent-style-name="Table_20_Contents">
      <style:text-properties style:font-name="Liberation Serif2" fo:font-size="11pt" officeooo:paragraph-rsid="01265759"/>
    </style:style>
    <style:style style:name="P220" style:family="paragraph" style:parent-style-name="Table_20_Contents">
      <style:text-properties style:font-name="Liberation Serif2" fo:font-size="11pt" officeooo:rsid="012a3257" officeooo:paragraph-rsid="012a3257"/>
    </style:style>
    <style:style style:name="P221" style:family="paragraph" style:parent-style-name="Table_20_Contents">
      <style:text-properties style:font-name="Liberation Serif2" fo:font-size="11pt" officeooo:rsid="012b433b" officeooo:paragraph-rsid="012b433b"/>
    </style:style>
    <style:style style:name="P222" style:family="paragraph" style:parent-style-name="Table_20_Contents">
      <style:paragraph-properties fo:text-align="center" style:justify-single-word="false"/>
      <style:text-properties style:font-name="Liberation Serif2" fo:font-size="11pt" officeooo:rsid="012b433b" officeooo:paragraph-rsid="012b433b"/>
    </style:style>
    <style:style style:name="P223" style:family="paragraph" style:parent-style-name="Table_20_Contents">
      <style:text-properties style:font-name="Liberation Serif2" fo:font-size="11pt" officeooo:rsid="012b433b" officeooo:paragraph-rsid="012ccbee"/>
    </style:style>
    <style:style style:name="P224" style:family="paragraph" style:parent-style-name="Table_20_Contents">
      <style:text-properties style:font-name="Liberation Serif2" fo:font-size="11pt" officeooo:rsid="012b433b" officeooo:paragraph-rsid="015e5e97"/>
    </style:style>
    <style:style style:name="P225" style:family="paragraph" style:parent-style-name="Table_20_Contents">
      <style:text-properties style:font-name="Liberation Serif2" fo:font-size="11pt" officeooo:paragraph-rsid="012b433b"/>
    </style:style>
    <style:style style:name="P226" style:family="paragraph" style:parent-style-name="Table_20_Contents">
      <style:text-properties style:font-name="Liberation Serif2" fo:font-size="11pt" officeooo:rsid="0131df57" officeooo:paragraph-rsid="0131df57"/>
    </style:style>
    <style:style style:name="P227" style:family="paragraph" style:parent-style-name="Table_20_Contents">
      <style:paragraph-properties fo:text-align="center" style:justify-single-word="false"/>
      <style:text-properties style:font-name="Liberation Serif2" fo:font-size="11pt" officeooo:rsid="0147bdfd" officeooo:paragraph-rsid="0147bdfd"/>
    </style:style>
    <style:style style:name="P228" style:family="paragraph" style:parent-style-name="Table_20_Contents">
      <style:text-properties style:font-name="Liberation Serif2" fo:font-size="11pt" officeooo:paragraph-rsid="016d5577"/>
    </style:style>
    <style:style style:name="P229" style:family="paragraph" style:parent-style-name="Standard">
      <style:text-properties style:use-window-font-color="true" loext:opacity="0%" style:font-name="Helvetica" fo:font-size="12pt" officeooo:paragraph-rsid="0061b5f2" style:font-size-asian="12pt"/>
    </style:style>
    <style:style style:name="P2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Helvetica" fo:font-size="12pt" style:font-size-asian="12pt"/>
    </style:style>
    <style:style style:name="P231"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2"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2"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233"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234" style:family="paragraph" style:parent-style-name="Text_20_body">
      <style:paragraph-properties fo:break-before="page"/>
      <style:text-properties style:font-name="Liberation Sans" fo:font-size="12pt" fo:font-style="normal" fo:font-weight="bold" officeooo:rsid="0176f8e9" officeooo:paragraph-rsid="0176f8e9" style:font-name-asian="PingFang SC" style:font-size-asian="12pt" style:font-style-asian="normal" style:font-weight-asian="bold" style:font-name-complex="Arial Unicode MS" style:font-size-complex="12pt" style:font-style-complex="normal" style:font-weight-complex="bold"/>
    </style:style>
    <style:style style:name="P235"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236"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237" style:family="paragraph" style:parent-style-name="Text_20_body">
      <style:text-properties style:font-name="Liberation Sans" fo:font-size="12pt" fo:font-weight="normal" officeooo:rsid="00c4507e" officeooo:paragraph-rsid="015aa3e5" fo:background-color="#ffffff" style:font-size-asian="12pt" style:font-weight-asian="normal" style:font-size-complex="12pt" style:font-weight-complex="normal"/>
    </style:style>
    <style:style style:name="P238"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239"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P240" style:family="paragraph" style:parent-style-name="Text_20_body">
      <style:text-properties style:font-name="Liberation Sans" fo:font-size="12pt" fo:font-weight="normal" officeooo:rsid="015aa3e5" officeooo:paragraph-rsid="015aa3e5" fo:background-color="#ffffff" style:font-size-asian="12pt" style:font-weight-asian="normal" style:font-size-complex="12pt" style:font-weight-complex="normal"/>
    </style:style>
    <style:style style:name="P241" style:family="paragraph" style:parent-style-name="Text_20_body">
      <style:text-properties style:font-name="Liberation Sans" fo:font-size="12pt" fo:font-weight="normal" officeooo:rsid="015bf13d" officeooo:paragraph-rsid="015bf13d" fo:background-color="#ffffff" style:font-size-asian="12pt" style:font-weight-asian="normal" style:font-size-complex="12pt" style:font-weight-complex="normal"/>
    </style:style>
    <style:style style:name="P242"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43" style:family="paragraph" style:parent-style-name="Text_20_body">
      <style:text-properties style:font-name="Liberation Sans" fo:font-size="12pt" fo:font-weight="bold" officeooo:rsid="0161eec6" officeooo:paragraph-rsid="0161eec6" fo:background-color="#ffffff" style:font-size-asian="12pt" style:font-weight-asian="bold" style:font-size-complex="12pt" style:font-weight-complex="bold"/>
    </style:style>
    <style:style style:name="P244" style:family="paragraph" style:parent-style-name="Text_20_body">
      <style:paragraph-properties fo:break-before="page"/>
      <style:text-properties style:font-name="Liberation Sans" fo:font-size="12pt" fo:font-weight="bold" officeooo:rsid="015aa3e5" officeooo:paragraph-rsid="015aa3e5" fo:background-color="#ffffff" style:font-size-asian="12pt" style:font-weight-asian="bold" style:font-size-complex="12pt" style:font-weight-complex="bold"/>
    </style:style>
    <style:style style:name="P245" style:family="paragraph" style:parent-style-name="Text_20_body">
      <style:text-properties style:font-name="Liberation Sans"/>
    </style:style>
    <style:style style:name="P246" style:family="paragraph" style:parent-style-name="Text_20_body">
      <style:text-properties style:font-name="Liberation Sans" fo:font-style="normal" fo:font-weight="bold" style:font-style-asian="normal" style:font-weight-asian="bold" style:font-style-complex="normal" style:font-weight-complex="bold"/>
    </style:style>
    <style:style style:name="P247" style:family="paragraph" style:parent-style-name="Text_20_body">
      <style:text-properties style:font-name="Liberation Serif" fo:font-size="11pt" fo:font-style="normal" fo:font-weight="normal" officeooo:rsid="010d216b" officeooo:paragraph-rsid="010d216b" fo:background-color="#ffffff" style:font-name-asian="PingFang SC" style:font-size-asian="12pt" style:font-style-asian="normal" style:font-weight-asian="normal" style:font-name-complex="Arial Unicode MS" style:font-size-complex="12pt" style:font-style-complex="normal" style:font-weight-complex="normal"/>
    </style:style>
    <style:style style:name="P248" style:family="paragraph" style:parent-style-name="Text_20_body">
      <style:text-properties style:font-name="Liberation Serif" fo:font-size="11pt" fo:font-style="normal" fo:font-weight="normal" officeooo:rsid="0177bdf0" officeooo:paragraph-rsid="0177bdf0" style:font-name-asian="PingFang SC" style:font-size-asian="9.60000038146973pt" style:font-style-asian="normal" style:font-weight-asian="normal" style:font-name-complex="Arial Unicode MS" style:font-size-complex="11pt" style:font-style-complex="normal" style:font-weight-complex="normal"/>
    </style:style>
    <style:style style:name="P249"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250" style:family="paragraph" style:parent-style-name="Text_20_body">
      <style:text-properties style:font-name="Liberation Serif" fo:font-size="11pt" fo:font-weight="normal" officeooo:rsid="015bf13d" officeooo:paragraph-rsid="015bf13d" fo:background-color="#ffffff" style:font-size-asian="9.60000038146973pt" style:font-weight-asian="normal" style:font-size-complex="11pt" style:font-weight-complex="normal"/>
    </style:style>
    <style:style style:name="P251" style:family="paragraph" style:parent-style-name="Text_20_body">
      <style:text-properties style:font-name="Liberation Serif" fo:font-size="11pt" fo:font-weight="normal" officeooo:rsid="013c8938" officeooo:paragraph-rsid="016bee5f" fo:background-color="#ffffff" style:font-size-asian="9.60000038146973pt" style:font-weight-asian="normal" style:font-size-complex="11pt" style:font-weight-complex="normal"/>
    </style:style>
    <style:style style:name="P252" style:family="paragraph" style:parent-style-name="Text_20_body">
      <style:text-properties style:font-name="Liberation Serif" fo:font-size="11pt" fo:font-weight="normal" officeooo:rsid="00c4507e" officeooo:paragraph-rsid="014f5af3" fo:background-color="#ffffff" style:font-size-asian="11pt" style:font-weight-asian="normal" style:font-size-complex="11pt" style:font-weight-complex="normal"/>
    </style:style>
    <style:style style:name="P253" style:family="paragraph" style:parent-style-name="Text_20_body">
      <style:text-properties style:font-name="Liberation Serif" fo:font-size="11pt" fo:font-weight="normal" officeooo:rsid="01501030" officeooo:paragraph-rsid="01501030" fo:background-color="#ffffff" style:font-size-asian="11pt" style:font-weight-asian="normal" style:font-size-complex="11pt" style:font-weight-complex="normal"/>
    </style:style>
    <style:style style:name="P254"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P255" style:family="paragraph" style:parent-style-name="Text_20_body">
      <style:text-properties style:font-name="Liberation Serif" fo:font-size="11pt" fo:font-weight="normal" officeooo:rsid="015bf13d" officeooo:paragraph-rsid="015bf13d" fo:background-color="#ffffff" style:font-size-asian="11pt" style:font-weight-asian="normal" style:font-size-complex="11pt" style:font-weight-complex="normal"/>
    </style:style>
    <style:style style:name="P256" style:family="paragraph" style:parent-style-name="Table_20_Contents">
      <style:text-properties style:font-name="Liberation Serif" fo:font-size="11pt" officeooo:rsid="01501030" officeooo:paragraph-rsid="01501030" style:font-size-asian="11pt" style:font-size-complex="11pt"/>
    </style:style>
    <style:style style:name="P257" style:family="paragraph" style:parent-style-name="Table_20_Contents">
      <style:text-properties style:font-name="Liberation Serif" fo:font-size="11pt" officeooo:rsid="01515d49" officeooo:paragraph-rsid="01515d49" style:font-size-asian="11pt" style:font-size-complex="11pt"/>
    </style:style>
    <style:style style:name="P258"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259" style:family="paragraph" style:parent-style-name="Heading_20_4" style:list-style-name="">
      <style:text-properties style:font-name="Liberation Serif2" fo:font-size="11pt" fo:font-weight="normal" officeooo:rsid="00c4507e" fo:background-color="#ffffff" style:font-weight-asian="normal" style:font-weight-complex="normal"/>
    </style:style>
    <style:style style:name="P2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261"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6ad8" officeooo:paragraph-rsid="00d30296" style:font-size-asian="11pt" style:font-style-asian="normal" style:font-weight-asian="normal" style:font-size-complex="11pt" style:font-style-complex="normal" style:font-weight-complex="normal" style:text-overline-style="none" style:text-overline-color="font-color"/>
    </style:style>
    <style:style style:name="P263"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09dfc" officeooo:paragraph-rsid="00c09dfc" style:font-size-asian="11pt" style:font-style-asian="normal" style:font-weight-asian="normal" style:font-size-complex="11pt" style:font-style-complex="normal" style:font-weight-complex="normal" style:text-overline-style="none" style:text-overline-color="font-color"/>
    </style:style>
    <style:style style:name="P264"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d65a" officeooo:paragraph-rsid="00d3d65a" style:font-size-asian="11pt" style:font-style-asian="normal" style:font-weight-asian="normal" style:font-size-complex="11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218f1" officeooo:paragraph-rsid="019218f1" style:font-size-asian="11pt" style:font-style-asian="normal" style:font-weight-asian="normal" style:font-size-complex="11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594fd" officeooo:paragraph-rsid="019594fd"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5c3a" officeooo:paragraph-rsid="01885c3a" style:font-size-asian="11pt" style:font-style-asian="normal" style:font-weight-asian="normal" style:font-size-complex="11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f222" officeooo:paragraph-rsid="0188f222" style:font-size-asian="11pt" style:font-style-asian="normal" style:font-weight-asian="normal" style:font-size-complex="11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883973" style:font-size-asian="11pt" style:font-style-asian="normal" style:font-weight-asian="normal" style:font-size-complex="11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acb8e" officeooo:paragraph-rsid="019acb8e"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style:font-name="Liberation Serif2" fo:font-size="11pt" officeooo:rsid="01226a1e" officeooo:paragraph-rsid="01226a1e"/>
    </style:style>
    <style:style style:name="P277" style:family="paragraph" style:parent-style-name="Table_20_Contents">
      <style:paragraph-properties fo:text-align="center" style:justify-single-word="false"/>
      <style:text-properties style:font-name="Liberation Serif2" fo:font-size="11pt" officeooo:rsid="018f3728" officeooo:paragraph-rsid="018f3728"/>
    </style:style>
    <style:style style:name="P278" style:family="paragraph" style:parent-style-name="Table_20_Contents">
      <style:text-properties style:font-name="Liberation Serif2" fo:font-size="11pt" officeooo:rsid="018f3728" officeooo:paragraph-rsid="018f3728"/>
    </style:style>
    <style:style style:name="P279" style:family="paragraph" style:parent-style-name="Table_20_Contents">
      <style:text-properties style:font-name="Liberation Serif2" fo:font-size="11pt" officeooo:paragraph-rsid="018f3728"/>
    </style:style>
    <style:style style:name="P280" style:family="paragraph" style:parent-style-name="Table_20_Contents">
      <style:text-properties style:font-name="Liberation Serif" fo:font-size="11pt" officeooo:rsid="01515d49" officeooo:paragraph-rsid="01515d49" style:font-size-asian="11pt" style:font-size-complex="11pt"/>
    </style:style>
    <style:style style:name="P281" style:family="paragraph" style:parent-style-name="Text_20_body" style:master-page-name="Landscape">
      <loext:graphic-properties draw:fill-gradient-name="gradient" draw:fill-hatch-name="hatch"/>
      <style:paragraph-properties style:page-number="auto" fo:break-before="page"/>
      <style:text-properties style:font-name="Liberation Serif2" fo:font-size="11pt" officeooo:paragraph-rsid="00bd0cef" fo:background-color="#ffffff"/>
    </style:style>
    <style:style style:name="P282" style:family="paragraph" style:parent-style-name="Text_20_body">
      <style:text-properties style:font-name="Liberation Serif2" fo:font-size="11pt" fo:font-weight="normal" officeooo:rsid="012e8dd8" officeooo:paragraph-rsid="014f5af3" fo:background-color="#ffffff" style:font-weight-asian="normal" style:font-weight-complex="normal"/>
    </style:style>
    <style:style style:name="P283" style:family="paragraph" style:parent-style-name="Text_20_body">
      <style:text-properties style:font-name="Liberation Serif2" fo:font-size="11pt" fo:font-weight="normal" officeooo:rsid="010cced9" officeooo:paragraph-rsid="0191ff3b" fo:background-color="#ffffff" style:font-weight-asian="normal" style:font-weight-complex="normal"/>
    </style:style>
    <style:style style:name="P284" style:family="paragraph" style:parent-style-name="Text_20_body">
      <style:text-properties style:font-name="Liberation Serif2" fo:font-size="11pt" fo:font-weight="normal" officeooo:rsid="00c4507e" officeooo:paragraph-rsid="01093958" fo:background-color="#ffffff" style:font-weight-asian="normal" style:font-weight-complex="normal"/>
    </style:style>
    <style:style style:name="P285" style:family="paragraph" style:parent-style-name="Text_20_body">
      <style:text-properties style:font-name="Liberation Serif2" fo:font-size="11pt" fo:font-weight="normal" officeooo:rsid="019aea01" officeooo:paragraph-rsid="019aea01" fo:background-color="#ffffff" style:font-weight-asian="normal" style:font-weight-complex="normal"/>
    </style:style>
    <style:style style:name="P286"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87" style:family="paragraph" style:parent-style-name="Text_20_body">
      <style:paragraph-properties fo:break-before="page"/>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88"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89" style:family="paragraph" style:parent-style-name="Text_20_body">
      <style:paragraph-properties fo:break-before="page"/>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90" style:family="paragraph" style:parent-style-name="Text_20_body">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291" style:family="paragraph" style:parent-style-name="Text_20_body">
      <style:paragraph-properties fo:break-before="page"/>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292"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293" style:family="paragraph" style:parent-style-name="Text_20_body">
      <style:text-properties style:font-name="Liberation Sans" fo:font-size="12pt" fo:font-weight="normal" officeooo:rsid="00c4507e" officeooo:paragraph-rsid="0191ff3b" fo:background-color="#ffffff" style:font-size-asian="12pt" style:font-weight-asian="normal" style:font-size-complex="12pt" style:font-weight-complex="normal"/>
    </style:style>
    <style:style style:name="P294"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295" style:family="paragraph" style:parent-style-name="Text_20_body">
      <style:text-properties style:font-name="Liberation Sans" fo:font-size="12pt" fo:font-weight="normal" officeooo:rsid="010c5d59" officeooo:paragraph-rsid="0191ff3b" fo:background-color="#ffffff" style:font-size-asian="12pt" style:font-weight-asian="normal" style:font-size-complex="12pt" style:font-weight-complex="normal"/>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54de9a"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55dde4"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56b1e4"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576c71"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16d5577"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11df308" style:font-size-asian="11pt" style:font-style-asian="normal" style:font-size-complex="11pt"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11fe0de" style:font-size-asian="11pt" style:font-style-asian="normal" style:font-size-complex="11pt" style:font-style-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erif" fo:font-style="normal" fo:text-shadow="none" style:text-underline-style="none" officeooo:rsid="00646960" style:font-size-asian="11pt" style:font-style-asian="normal" style:font-size-complex="11pt" style:font-style-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erif1"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1"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officeooo:rsid="001a7aea"/>
    </style:style>
    <style:style style:name="T24" style:family="text">
      <style:text-properties officeooo:rsid="001c3243"/>
    </style:style>
    <style:style style:name="T25" style:family="text">
      <style:text-properties officeooo:rsid="001eb76e"/>
    </style:style>
    <style:style style:name="T26" style:family="text">
      <style:text-properties officeooo:rsid="0022b343"/>
    </style:style>
    <style:style style:name="T27" style:family="text">
      <style:text-properties officeooo:rsid="00249084"/>
    </style:style>
    <style:style style:name="T28" style:family="text">
      <style:text-properties officeooo:rsid="00256915"/>
    </style:style>
    <style:style style:name="T29" style:family="text">
      <style:text-properties officeooo:rsid="00273fee"/>
    </style:style>
    <style:style style:name="T30" style:family="text">
      <style:text-properties officeooo:rsid="00292ca8"/>
    </style:style>
    <style:style style:name="T31" style:family="text">
      <style:text-properties officeooo:rsid="003568a7"/>
    </style:style>
    <style:style style:name="T32" style:family="text">
      <style:text-properties officeooo:rsid="0037dfca"/>
    </style:style>
    <style:style style:name="T33" style:family="text">
      <style:text-properties officeooo:rsid="0037f48f"/>
    </style:style>
    <style:style style:name="T34" style:family="text">
      <style:text-properties officeooo:rsid="004b4ec1"/>
    </style:style>
    <style:style style:name="T35" style:family="text">
      <style:text-properties officeooo:rsid="0055fecf"/>
    </style:style>
    <style:style style:name="T36" style:family="text">
      <style:text-properties officeooo:rsid="005842d1"/>
    </style:style>
    <style:style style:name="T37" style:family="text">
      <style:text-properties officeooo:rsid="005a6d95"/>
    </style:style>
    <style:style style:name="T38" style:family="text">
      <style:text-properties officeooo:rsid="005c1c8e"/>
    </style:style>
    <style:style style:name="T39" style:family="text">
      <style:text-properties officeooo:rsid="005c9752"/>
    </style:style>
    <style:style style:name="T40" style:family="text">
      <style:text-properties officeooo:rsid="0060b9a7"/>
    </style:style>
    <style:style style:name="T41" style:family="text">
      <style:text-properties officeooo:rsid="0063bbd7"/>
    </style:style>
    <style:style style:name="T42" style:family="text">
      <style:text-properties officeooo:rsid="0068d119"/>
    </style:style>
    <style:style style:name="T43" style:family="text">
      <style:text-properties officeooo:rsid="00691f2d"/>
    </style:style>
    <style:style style:name="T44" style:family="text">
      <style:text-properties fo:font-weight="normal" style:font-weight-asian="normal" style:font-weight-complex="normal"/>
    </style:style>
    <style:style style:name="T45" style:family="text">
      <style:text-properties fo:font-weight="normal" officeooo:rsid="00c32d27" style:font-weight-asian="normal" style:font-weight-complex="normal"/>
    </style:style>
    <style:style style:name="T46" style:family="text">
      <style:text-properties fo:font-weight="normal" officeooo:rsid="00c78e60" style:font-weight-asian="normal" style:font-weight-complex="normal"/>
    </style:style>
    <style:style style:name="T47" style:family="text">
      <style:text-properties fo:font-weight="normal" officeooo:rsid="00cad155" style:font-weight-asian="normal" style:font-weight-complex="normal"/>
    </style:style>
    <style:style style:name="T48" style:family="text">
      <style:text-properties fo:font-weight="normal" officeooo:rsid="00cb9c71" style:font-weight-asian="normal" style:font-weight-complex="normal"/>
    </style:style>
    <style:style style:name="T49" style:family="text">
      <style:text-properties fo:font-weight="normal" officeooo:rsid="00cdc74a" style:font-weight-asian="normal" style:font-weight-complex="normal"/>
    </style:style>
    <style:style style:name="T50" style:family="text">
      <style:text-properties fo:font-weight="normal" officeooo:rsid="00c4507e" style:font-weight-asian="normal" style:font-weight-complex="normal"/>
    </style:style>
    <style:style style:name="T51" style:family="text">
      <style:text-properties fo:font-weight="normal" officeooo:rsid="00d126d6" style:font-weight-asian="normal" style:font-weight-complex="normal"/>
    </style:style>
    <style:style style:name="T52" style:family="text">
      <style:text-properties fo:font-weight="normal" officeooo:rsid="00d26b90" style:font-weight-asian="normal" style:font-weight-complex="normal"/>
    </style:style>
    <style:style style:name="T53" style:family="text">
      <style:text-properties fo:font-weight="normal" officeooo:rsid="00d6deea" style:font-weight-asian="normal" style:font-weight-complex="normal"/>
    </style:style>
    <style:style style:name="T54" style:family="text">
      <style:text-properties fo:font-weight="normal" officeooo:rsid="00d0b1f7" style:font-weight-asian="normal" style:font-weight-complex="normal"/>
    </style:style>
    <style:style style:name="T55" style:family="text">
      <style:text-properties fo:font-weight="normal" officeooo:rsid="00d7bcde" style:font-weight-asian="normal" style:font-weight-complex="normal"/>
    </style:style>
    <style:style style:name="T56" style:family="text">
      <style:text-properties fo:font-weight="normal" officeooo:rsid="00d7de2a" style:font-weight-asian="normal" style:font-weight-complex="normal"/>
    </style:style>
    <style:style style:name="T57" style:family="text">
      <style:text-properties fo:font-weight="normal" officeooo:rsid="00d8df2d" style:font-weight-asian="normal" style:font-weight-complex="normal"/>
    </style:style>
    <style:style style:name="T58" style:family="text">
      <style:text-properties fo:font-weight="normal" officeooo:rsid="00dfe799" style:font-weight-asian="normal" style:font-weight-complex="normal"/>
    </style:style>
    <style:style style:name="T59" style:family="text">
      <style:text-properties fo:font-weight="normal" officeooo:rsid="00e04061" style:font-weight-asian="normal" style:font-weight-complex="normal"/>
    </style:style>
    <style:style style:name="T60" style:family="text">
      <style:text-properties fo:font-weight="normal" officeooo:rsid="010b260e" style:font-weight-asian="normal" style:font-weight-complex="normal"/>
    </style:style>
    <style:style style:name="T61" style:family="text">
      <style:text-properties fo:font-weight="normal" officeooo:rsid="010baecd" style:font-weight-asian="normal" style:font-weight-complex="normal"/>
    </style:style>
    <style:style style:name="T62" style:family="text">
      <style:text-properties fo:font-weight="normal" officeooo:rsid="010bd030" style:font-weight-asian="normal" style:font-weight-complex="normal"/>
    </style:style>
    <style:style style:name="T63" style:family="text">
      <style:text-properties fo:font-weight="normal" officeooo:rsid="0110d255" style:font-weight-asian="normal" style:font-weight-complex="normal"/>
    </style:style>
    <style:style style:name="T64" style:family="text">
      <style:text-properties fo:font-weight="normal" officeooo:rsid="011409ac" style:font-weight-asian="normal" style:font-weight-complex="normal"/>
    </style:style>
    <style:style style:name="T65" style:family="text">
      <style:text-properties fo:font-weight="normal" officeooo:rsid="011a4076" style:font-weight-asian="normal" style:font-weight-complex="normal"/>
    </style:style>
    <style:style style:name="T66" style:family="text">
      <style:text-properties fo:font-weight="normal" officeooo:rsid="013c8938" style:font-weight-asian="normal" style:font-weight-complex="normal"/>
    </style:style>
    <style:style style:name="T67" style:family="text">
      <style:text-properties fo:font-weight="normal" officeooo:rsid="0149efe1" style:font-weight-asian="normal" style:font-weight-complex="normal"/>
    </style:style>
    <style:style style:name="T68" style:family="text">
      <style:text-properties fo:font-weight="normal" officeooo:rsid="0153dd21" style:font-weight-asian="normal" style:font-weight-complex="normal"/>
    </style:style>
    <style:style style:name="T69" style:family="text">
      <style:text-properties fo:font-weight="normal" officeooo:rsid="014d5436" style:font-weight-asian="normal" style:font-weight-complex="normal"/>
    </style:style>
    <style:style style:name="T70" style:family="text">
      <style:text-properties fo:font-weight="normal" officeooo:rsid="0148bc5e" style:font-weight-asian="normal" style:font-weight-complex="normal"/>
    </style:style>
    <style:style style:name="T71" style:family="text">
      <style:text-properties fo:font-weight="normal" officeooo:rsid="0154de9a" style:font-weight-asian="normal" style:font-weight-complex="normal"/>
    </style:style>
    <style:style style:name="T72" style:family="text">
      <style:text-properties fo:font-weight="normal" officeooo:rsid="0165fca2" style:font-weight-asian="normal" style:font-weight-complex="normal"/>
    </style:style>
    <style:style style:name="T73" style:family="text">
      <style:text-properties fo:font-weight="normal" officeooo:rsid="018023e5" style:font-weight-asian="normal" style:font-weight-complex="normal"/>
    </style:style>
    <style:style style:name="T74" style:family="text">
      <style:text-properties fo:font-weight="normal" officeooo:rsid="0181b3da" style:font-weight-asian="normal" style:font-weight-complex="normal"/>
    </style:style>
    <style:style style:name="T75" style:family="text">
      <style:text-properties officeooo:rsid="006e498a"/>
    </style:style>
    <style:style style:name="T76" style:family="text">
      <style:text-properties officeooo:rsid="00719a18"/>
    </style:style>
    <style:style style:name="T77" style:family="text">
      <style:text-properties officeooo:rsid="0079d300"/>
    </style:style>
    <style:style style:name="T78" style:family="text">
      <style:text-properties officeooo:rsid="007a38f0"/>
    </style:style>
    <style:style style:name="T79" style:family="text">
      <style:text-properties officeooo:rsid="007adec6"/>
    </style:style>
    <style:style style:name="T80" style:family="text">
      <style:text-properties officeooo:rsid="007c0c67"/>
    </style:style>
    <style:style style:name="T81" style:family="text">
      <style:text-properties officeooo:rsid="007dfaf7"/>
    </style:style>
    <style:style style:name="T82" style:family="text">
      <style:text-properties officeooo:rsid="007fb6b7"/>
    </style:style>
    <style:style style:name="T83" style:family="text">
      <style:text-properties officeooo:rsid="008046ba"/>
    </style:style>
    <style:style style:name="T84" style:family="text">
      <style:text-properties officeooo:rsid="00820170"/>
    </style:style>
    <style:style style:name="T85" style:family="text">
      <style:text-properties officeooo:rsid="0083b85c"/>
    </style:style>
    <style:style style:name="T86" style:family="text">
      <style:text-properties officeooo:rsid="008708cf"/>
    </style:style>
    <style:style style:name="T87" style:family="text">
      <style:text-properties officeooo:rsid="0088ff03"/>
    </style:style>
    <style:style style:name="T88" style:family="text">
      <style:text-properties officeooo:rsid="00894fb5"/>
    </style:style>
    <style:style style:name="T89" style:family="text">
      <style:text-properties officeooo:rsid="008b1052"/>
    </style:style>
    <style:style style:name="T90" style:family="text">
      <style:text-properties officeooo:rsid="008b7ee5"/>
    </style:style>
    <style:style style:name="T91" style:family="text">
      <style:text-properties officeooo:rsid="008cbef7"/>
    </style:style>
    <style:style style:name="T92" style:family="text">
      <style:text-properties officeooo:rsid="008d4535"/>
    </style:style>
    <style:style style:name="T93" style:family="text">
      <style:text-properties officeooo:rsid="00916598"/>
    </style:style>
    <style:style style:name="T94" style:family="text">
      <style:text-properties officeooo:rsid="00976150"/>
    </style:style>
    <style:style style:name="T95" style:family="text">
      <style:text-properties officeooo:rsid="009a9ba7"/>
    </style:style>
    <style:style style:name="T96" style:family="text">
      <style:text-properties officeooo:rsid="009bb142"/>
    </style:style>
    <style:style style:name="T97" style:family="text">
      <style:text-properties officeooo:rsid="00a58734"/>
    </style:style>
    <style:style style:name="T98" style:family="text">
      <style:text-properties officeooo:rsid="00a657b1"/>
    </style:style>
    <style:style style:name="T99" style:family="text">
      <style:text-properties officeooo:rsid="00a78e89"/>
    </style:style>
    <style:style style:name="T100" style:family="text">
      <style:text-properties officeooo:rsid="00a7fdff"/>
    </style:style>
    <style:style style:name="T101" style:family="text">
      <style:text-properties officeooo:rsid="00abc98f"/>
    </style:style>
    <style:style style:name="T102" style:family="text">
      <style:text-properties officeooo:rsid="00aeda2a"/>
    </style:style>
    <style:style style:name="T103" style:family="text">
      <style:text-properties officeooo:rsid="00b21735"/>
    </style:style>
    <style:style style:name="T104" style:family="text">
      <style:text-properties officeooo:rsid="00b31c4b"/>
    </style:style>
    <style:style style:name="T105" style:family="text">
      <style:text-properties officeooo:rsid="00b7e988"/>
    </style:style>
    <style:style style:name="T106" style:family="text">
      <style:text-properties officeooo:rsid="00b997c3"/>
    </style:style>
    <style:style style:name="T107" style:family="text">
      <style:text-properties officeooo:rsid="00bd0cef"/>
    </style:style>
    <style:style style:name="T108" style:family="text">
      <style:text-properties officeooo:rsid="00be016e"/>
    </style:style>
    <style:style style:name="T109" style:family="text">
      <style:text-properties officeooo:rsid="00bf6ad8"/>
    </style:style>
    <style:style style:name="T110" style:family="text">
      <style:text-properties style:font-name="Liberation Serif1"/>
    </style:style>
    <style:style style:name="T111" style:family="text">
      <style:text-properties style:font-name="Liberation Serif1" officeooo:rsid="00bf6ad8"/>
    </style:style>
    <style:style style:name="T112" style:family="text">
      <style:text-properties style:font-name="Liberation Serif1" officeooo:rsid="00d30296"/>
    </style:style>
    <style:style style:name="T113" style:family="text">
      <style:text-properties style:font-name="Liberation Serif1" officeooo:rsid="00edd783"/>
    </style:style>
    <style:style style:name="T114" style:family="text">
      <style:text-properties style:font-name="Liberation Serif1" officeooo:rsid="0100c4d8"/>
    </style:style>
    <style:style style:name="T115" style:family="text">
      <style:text-properties style:font-name="Liberation Serif1" officeooo:rsid="0139f367"/>
    </style:style>
    <style:style style:name="T116" style:family="text">
      <style:text-properties style:font-name="Liberation Serif1" officeooo:rsid="0179ce59"/>
    </style:style>
    <style:style style:name="T117" style:family="text">
      <style:text-properties style:font-name="Liberation Serif1" officeooo:rsid="017ae753"/>
    </style:style>
    <style:style style:name="T118" style:family="text">
      <style:text-properties officeooo:rsid="00c32d27"/>
    </style:style>
    <style:style style:name="T119" style:family="text">
      <style:text-properties style:font-name="Liberation Serif2"/>
    </style:style>
    <style:style style:name="T120" style:family="text">
      <style:text-properties style:font-name="Liberation Serif2" officeooo:rsid="00d0b1f7" fo:background-color="#ffffff" loext:char-shading-value="0"/>
    </style:style>
    <style:style style:name="T121" style:family="text">
      <style:text-properties style:font-name="Liberation Serif2" officeooo:rsid="00d26b90" fo:background-color="#ffffff" loext:char-shading-value="0"/>
    </style:style>
    <style:style style:name="T122" style:family="text">
      <style:text-properties style:font-name="Liberation Serif2" officeooo:rsid="00f78ba3" fo:background-color="#ffffff" loext:char-shading-value="0"/>
    </style:style>
    <style:style style:name="T123" style:family="text">
      <style:text-properties style:font-name="Liberation Serif2" officeooo:rsid="00c4507e"/>
    </style:style>
    <style:style style:name="T124" style:family="text">
      <style:text-properties style:font-name="Liberation Serif2" officeooo:rsid="010fd4f0"/>
    </style:style>
    <style:style style:name="T125" style:family="text">
      <style:text-properties style:font-name="Liberation Serif2" officeooo:rsid="0124dd70"/>
    </style:style>
    <style:style style:name="T126" style:family="text">
      <style:text-properties style:font-name="Liberation Serif2" officeooo:rsid="01256d83"/>
    </style:style>
    <style:style style:name="T127" style:family="text">
      <style:text-properties style:font-name="Liberation Serif2" fo:font-style="normal" officeooo:rsid="010bd030" fo:background-color="#ffffff" loext:char-shading-value="0" style:font-style-asian="normal" style:font-style-complex="normal"/>
    </style:style>
    <style:style style:name="T128" style:family="text">
      <style:text-properties style:font-name="Liberation Serif2" fo:font-style="normal" officeooo:rsid="01840856" fo:background-color="#ffffff" loext:char-shading-value="0" style:font-style-asian="normal" style:font-style-complex="normal"/>
    </style:style>
    <style:style style:name="T129" style:family="text">
      <style:text-properties style:font-name="Liberation Serif2" officeooo:rsid="012a55a8"/>
    </style:style>
    <style:style style:name="T130" style:family="text">
      <style:text-properties style:font-name="Liberation Serif2" officeooo:rsid="012b433b"/>
    </style:style>
    <style:style style:name="T131" style:family="text">
      <style:text-properties style:font-name="Liberation Serif2" officeooo:rsid="0146defd"/>
    </style:style>
    <style:style style:name="T132" style:family="text">
      <style:text-properties style:font-name="Liberation Serif2" officeooo:rsid="016ba885"/>
    </style:style>
    <style:style style:name="T133" style:family="text">
      <style:text-properties style:font-name="Liberation Serif2" officeooo:rsid="017649fd"/>
    </style:style>
    <style:style style:name="T134" style:family="text">
      <style:text-properties officeooo:rsid="00dad7b0"/>
    </style:style>
    <style:style style:name="T135" style:family="text">
      <style:text-properties officeooo:rsid="00db0e26"/>
    </style:style>
    <style:style style:name="T136" style:family="text">
      <style:text-properties officeooo:rsid="00db9204"/>
    </style:style>
    <style:style style:name="T137" style:family="text">
      <style:text-properties officeooo:rsid="00dd1853"/>
    </style:style>
    <style:style style:name="T138" style:family="text">
      <style:text-properties officeooo:rsid="00dda2f9"/>
    </style:style>
    <style:style style:name="T139" style:family="text">
      <style:text-properties officeooo:rsid="00dda4a0"/>
    </style:style>
    <style:style style:name="T140" style:family="text">
      <style:text-properties officeooo:rsid="00de5fb1"/>
    </style:style>
    <style:style style:name="T141" style:family="text">
      <style:text-properties officeooo:rsid="00de8650"/>
    </style:style>
    <style:style style:name="T142" style:family="text">
      <style:text-properties officeooo:rsid="00e432de"/>
    </style:style>
    <style:style style:name="T143" style:family="text">
      <style:text-properties officeooo:rsid="00ec57db"/>
    </style:style>
    <style:style style:name="T144" style:family="text">
      <style:text-properties officeooo:rsid="00edd783"/>
    </style:style>
    <style:style style:name="T145" style:family="text">
      <style:text-properties officeooo:rsid="00f2058d"/>
    </style:style>
    <style:style style:name="T146" style:family="text">
      <style:text-properties officeooo:rsid="00f5b915"/>
    </style:style>
    <style:style style:name="T147" style:family="text">
      <style:text-properties officeooo:rsid="00f78ba3"/>
    </style:style>
    <style:style style:name="T148" style:family="text">
      <style:text-properties fo:background-color="#ffffff" loext:char-shading-value="0"/>
    </style:style>
    <style:style style:name="T149" style:family="text">
      <style:text-properties officeooo:rsid="00f78ba3" fo:background-color="#ffffff" loext:char-shading-value="0"/>
    </style:style>
    <style:style style:name="T150" style:family="text">
      <style:text-properties officeooo:rsid="00c4507e" fo:background-color="#ffffff" loext:char-shading-value="0"/>
    </style:style>
    <style:style style:name="T151" style:family="text">
      <style:text-properties officeooo:rsid="00f797fa"/>
    </style:style>
    <style:style style:name="T152" style:family="text">
      <style:text-properties officeooo:rsid="00f9f9c6"/>
    </style:style>
    <style:style style:name="T153" style:family="text">
      <style:text-properties officeooo:rsid="00fb96c2"/>
    </style:style>
    <style:style style:name="T154" style:family="text">
      <style:text-properties officeooo:rsid="00fc8437"/>
    </style:style>
    <style:style style:name="T155" style:family="text">
      <style:text-properties officeooo:rsid="00fe7379"/>
    </style:style>
    <style:style style:name="T156" style:family="text">
      <style:text-properties officeooo:rsid="01024d4f"/>
    </style:style>
    <style:style style:name="T157" style:family="text">
      <style:text-properties officeooo:rsid="01054a65"/>
    </style:style>
    <style:style style:name="T158" style:family="text">
      <style:text-properties officeooo:rsid="0107444f"/>
    </style:style>
    <style:style style:name="T159" style:family="text">
      <style:text-properties officeooo:rsid="0103c255" style:font-name-asian="PingFang SC" style:font-name-complex="Arial Unicode MS"/>
    </style:style>
    <style:style style:name="T160" style:family="text">
      <style:text-properties fo:font-size="11pt" fo:background-color="#ffffff" loext:char-shading-value="0"/>
    </style:style>
    <style:style style:name="T161" style:family="text">
      <style:text-properties fo:font-size="11pt" officeooo:rsid="010d6b41" fo:background-color="#ffffff" loext:char-shading-value="0"/>
    </style:style>
    <style:style style:name="T162" style:family="text">
      <style:text-properties fo:font-size="11pt" fo:background-color="#ffffff" loext:char-shading-value="0" style:font-name-asian="PingFang SC" style:font-size-asian="12pt" style:font-name-complex="Arial Unicode MS" style:font-size-complex="12pt"/>
    </style:style>
    <style:style style:name="T163" style:family="text">
      <style:text-properties fo:font-size="11pt" officeooo:rsid="010d216b" fo:background-color="#ffffff" loext:char-shading-value="0" style:font-name-asian="PingFang SC" style:font-size-asian="12pt" style:font-name-complex="Arial Unicode MS" style:font-size-complex="12pt"/>
    </style:style>
    <style:style style:name="T164" style:family="text">
      <style:text-properties fo:font-size="11pt" officeooo:rsid="0117beac" fo:background-color="#ffffff" loext:char-shading-value="0"/>
    </style:style>
    <style:style style:name="T165" style:family="text">
      <style:text-properties fo:font-size="11pt" officeooo:rsid="014b8db6" fo:background-color="#ffffff" loext:char-shading-value="0"/>
    </style:style>
    <style:style style:name="T166" style:family="text">
      <style:text-properties officeooo:rsid="010a8236"/>
    </style:style>
    <style:style style:name="T167" style:family="text">
      <style:text-properties fo:font-style="normal" style:font-style-asian="normal" style:font-style-complex="normal"/>
    </style:style>
    <style:style style:name="T168" style:family="text">
      <style:text-properties fo:font-style="normal" officeooo:rsid="010bd030" style:font-style-asian="normal" style:font-style-complex="normal"/>
    </style:style>
    <style:style style:name="T169" style:family="text">
      <style:text-properties fo:font-style="normal" officeooo:rsid="019aea01" style:font-style-asian="normal" style:font-style-complex="normal"/>
    </style:style>
    <style:style style:name="T170" style:family="text">
      <style:text-properties officeooo:rsid="00c4507e"/>
    </style:style>
    <style:style style:name="T171" style:family="text">
      <style:text-properties officeooo:rsid="00e19c03"/>
    </style:style>
    <style:style style:name="T172" style:family="text">
      <style:text-properties officeooo:rsid="00e04061"/>
    </style:style>
    <style:style style:name="T173" style:family="text">
      <style:text-properties officeooo:rsid="00e29481"/>
    </style:style>
    <style:style style:name="T174" style:family="text">
      <style:text-properties officeooo:rsid="010cced9"/>
    </style:style>
    <style:style style:name="T175" style:family="text">
      <style:text-properties officeooo:rsid="010d216b"/>
    </style:style>
    <style:style style:name="T176" style:family="text">
      <style:text-properties officeooo:rsid="00d0b1f7"/>
    </style:style>
    <style:style style:name="T177" style:family="text">
      <style:text-properties officeooo:rsid="010d6b41"/>
    </style:style>
    <style:style style:name="T178" style:family="text">
      <style:text-properties officeooo:rsid="010fd4f0"/>
    </style:style>
    <style:style style:name="T179" style:family="text">
      <style:text-properties officeooo:rsid="0110d255"/>
    </style:style>
    <style:style style:name="T180" style:family="text">
      <style:text-properties officeooo:rsid="011295a9"/>
    </style:style>
    <style:style style:name="T181" style:family="text">
      <style:text-properties officeooo:rsid="0115297e"/>
    </style:style>
    <style:style style:name="T182" style:family="text">
      <style:text-properties officeooo:rsid="0116d0b1"/>
    </style:style>
    <style:style style:name="T183" style:family="text">
      <style:text-properties officeooo:rsid="012051d5"/>
    </style:style>
    <style:style style:name="T184" style:family="text">
      <style:text-properties officeooo:rsid="01265759"/>
    </style:style>
    <style:style style:name="T185" style:family="text">
      <style:text-properties officeooo:rsid="012833a0"/>
    </style:style>
    <style:style style:name="T186" style:family="text">
      <style:text-properties officeooo:rsid="012a55a8"/>
    </style:style>
    <style:style style:name="T187" style:family="text">
      <style:text-properties officeooo:rsid="012b433b"/>
    </style:style>
    <style:style style:name="T188" style:family="text">
      <style:text-properties officeooo:rsid="012c48e5"/>
    </style:style>
    <style:style style:name="T189" style:family="text">
      <style:text-properties officeooo:rsid="012fe3f0"/>
    </style:style>
    <style:style style:name="T190" style:family="text">
      <style:text-properties officeooo:rsid="0131d66c"/>
    </style:style>
    <style:style style:name="T191" style:family="text">
      <style:text-properties officeooo:rsid="0131df57"/>
    </style:style>
    <style:style style:name="T192" style:family="text">
      <style:text-properties officeooo:rsid="01327a21"/>
    </style:style>
    <style:style style:name="T193" style:family="text">
      <style:text-properties officeooo:rsid="0136a290"/>
    </style:style>
    <style:style style:name="T194" style:family="text">
      <style:text-properties officeooo:rsid="0139f367"/>
    </style:style>
    <style:style style:name="T195" style:family="text">
      <style:text-properties officeooo:rsid="013c8938"/>
    </style:style>
    <style:style style:name="T196" style:family="text">
      <style:text-properties officeooo:rsid="013d1cf5"/>
    </style:style>
    <style:style style:name="T197" style:family="text">
      <style:text-properties officeooo:rsid="0142322e"/>
    </style:style>
    <style:style style:name="T198" style:family="text">
      <style:text-properties officeooo:rsid="0147bdfd"/>
    </style:style>
    <style:style style:name="T199" style:family="text">
      <style:text-properties officeooo:rsid="0148bc5e"/>
    </style:style>
    <style:style style:name="T200" style:family="text">
      <style:text-properties officeooo:rsid="014d5436"/>
    </style:style>
    <style:style style:name="T201" style:family="text">
      <style:text-properties officeooo:rsid="014d95cc"/>
    </style:style>
    <style:style style:name="T202" style:family="text">
      <style:text-properties style:font-name="Liberation Sans"/>
    </style:style>
    <style:style style:name="T203" style:family="text">
      <style:text-properties style:font-name="Liberation Sans" fo:font-size="12pt" officeooo:rsid="00c4507e" style:font-size-asian="12pt" style:font-size-complex="12pt"/>
    </style:style>
    <style:style style:name="T204" style:family="text">
      <style:text-properties style:font-name="Liberation Sans" fo:font-size="12pt" officeooo:rsid="010c5d59" style:font-size-asian="12pt" style:font-size-complex="12pt"/>
    </style:style>
    <style:style style:name="T205" style:family="text">
      <style:text-properties style:font-name="Liberation Sans" officeooo:rsid="0010717e"/>
    </style:style>
    <style:style style:name="T206" style:family="text">
      <style:text-properties style:font-name="Liberation Sans" officeooo:rsid="00e432de"/>
    </style:style>
    <style:style style:name="T207" style:family="text">
      <style:text-properties style:font-name="Liberation Sans" officeooo:rsid="00ea679c"/>
    </style:style>
    <style:style style:name="T208" style:family="text">
      <style:text-properties style:font-name="Liberation Sans" officeooo:rsid="00f78ba3"/>
    </style:style>
    <style:style style:name="T209" style:family="text">
      <style:text-properties style:font-name="Liberation Sans" officeooo:rsid="00d0b1f7" fo:background-color="#ffffff" loext:char-shading-value="0"/>
    </style:style>
    <style:style style:name="T210" style:family="text">
      <style:text-properties style:font-name="Liberation Sans" officeooo:rsid="00f78ba3" fo:background-color="#ffffff" loext:char-shading-value="0"/>
    </style:style>
    <style:style style:name="T211" style:family="text">
      <style:text-properties style:font-name="Liberation Sans" officeooo:rsid="00edd783"/>
    </style:style>
    <style:style style:name="T212" style:family="text">
      <style:text-properties officeooo:rsid="014f5af3"/>
    </style:style>
    <style:style style:name="T213" style:family="text">
      <style:text-properties officeooo:rsid="01501030"/>
    </style:style>
    <style:style style:name="T214" style:family="text">
      <style:text-properties fo:font-style="italic" style:font-style-asian="italic" style:font-style-complex="italic"/>
    </style:style>
    <style:style style:name="T215" style:family="text">
      <style:text-properties fo:font-style="italic" officeooo:rsid="0158db5d" style:font-style-asian="italic" style:font-style-complex="italic"/>
    </style:style>
    <style:style style:name="T216" style:family="text">
      <style:text-properties fo:font-style="italic" fo:font-weight="normal" style:font-style-asian="italic" style:font-weight-asian="normal" style:font-style-complex="italic" style:font-weight-complex="normal"/>
    </style:style>
    <style:style style:name="T217" style:family="text">
      <style:text-properties officeooo:rsid="0151cba1"/>
    </style:style>
    <style:style style:name="T218" style:family="text">
      <style:text-properties officeooo:rsid="01536184"/>
    </style:style>
    <style:style style:name="T219" style:family="text">
      <style:text-properties officeooo:rsid="0153dd21"/>
    </style:style>
    <style:style style:name="T220" style:family="text">
      <style:text-properties officeooo:rsid="0157a65d"/>
    </style:style>
    <style:style style:name="T221" style:family="text">
      <style:text-properties officeooo:rsid="0158db5d"/>
    </style:style>
    <style:style style:name="T222" style:family="text">
      <style:text-properties style:font-size-asian="9.60000038146973pt"/>
    </style:style>
    <style:style style:name="T223" style:family="text">
      <style:text-properties officeooo:rsid="01719fe5" style:font-size-asian="9.60000038146973pt"/>
    </style:style>
    <style:style style:name="T224" style:family="text">
      <style:text-properties officeooo:rsid="015de517"/>
    </style:style>
    <style:style style:name="T225" style:family="text">
      <style:text-properties officeooo:rsid="015e5e97"/>
    </style:style>
    <style:style style:name="T226" style:family="text">
      <style:text-properties officeooo:rsid="0160018a"/>
    </style:style>
    <style:style style:name="T227" style:family="text">
      <style:text-properties officeooo:rsid="0160ef4c"/>
    </style:style>
    <style:style style:name="T228" style:family="text">
      <style:text-properties officeooo:rsid="010bd030"/>
    </style:style>
    <style:style style:name="T229" style:family="text">
      <style:text-properties officeooo:rsid="01629e61"/>
    </style:style>
    <style:style style:name="T230" style:family="text">
      <style:text-properties officeooo:rsid="01642514"/>
    </style:style>
    <style:style style:name="T231" style:family="text">
      <style:text-properties officeooo:rsid="0167ea0a"/>
    </style:style>
    <style:style style:name="T232" style:family="text">
      <style:text-properties officeooo:rsid="01693b98"/>
    </style:style>
    <style:style style:name="T233" style:family="text">
      <style:text-properties officeooo:rsid="01698f85"/>
    </style:style>
    <style:style style:name="T234" style:family="text">
      <style:text-properties officeooo:rsid="01699e58"/>
    </style:style>
    <style:style style:name="T235" style:family="text">
      <style:text-properties officeooo:rsid="016a2f21"/>
    </style:style>
    <style:style style:name="T236" style:family="text">
      <style:text-properties officeooo:rsid="016cbbde"/>
    </style:style>
    <style:style style:name="T237" style:family="text">
      <style:text-properties officeooo:rsid="016d5577"/>
    </style:style>
    <style:style style:name="T238" style:family="text">
      <style:text-properties officeooo:rsid="016ee282"/>
    </style:style>
    <style:style style:name="T239" style:family="text">
      <style:text-properties officeooo:rsid="01719fe5"/>
    </style:style>
    <style:style style:name="T240" style:family="text">
      <style:text-properties officeooo:rsid="0171f489"/>
    </style:style>
    <style:style style:name="T241" style:family="text">
      <style:text-properties officeooo:rsid="0174f667"/>
    </style:style>
    <style:style style:name="T242" style:family="text">
      <style:text-properties officeooo:rsid="0179ce59"/>
    </style:style>
    <style:style style:name="T243" style:family="text">
      <style:text-properties officeooo:rsid="017ae753"/>
    </style:style>
    <style:style style:name="T244" style:family="text">
      <style:text-properties officeooo:rsid="017c9329"/>
    </style:style>
    <style:style style:name="T245" style:family="text">
      <style:text-properties officeooo:rsid="017e6232"/>
    </style:style>
    <style:style style:name="T246" style:family="text">
      <style:text-properties officeooo:rsid="01840856"/>
    </style:style>
    <style:style style:name="T247" style:family="text">
      <style:text-properties officeooo:rsid="0188f222"/>
    </style:style>
    <style:style style:name="T248" style:family="text">
      <style:text-properties officeooo:rsid="018bde24"/>
    </style:style>
    <style:style style:name="T249" style:family="text">
      <style:text-properties officeooo:rsid="018c57f5"/>
    </style:style>
    <style:style style:name="T250" style:family="text">
      <style:text-properties officeooo:rsid="018d4ad3"/>
    </style:style>
    <style:style style:name="T251" style:family="text">
      <style:text-properties officeooo:rsid="018f3728"/>
    </style:style>
    <style:style style:name="T252" style:family="text">
      <style:text-properties officeooo:rsid="018fe2e6"/>
    </style:style>
    <style:style style:name="T253" style:family="text">
      <style:text-properties officeooo:rsid="0192ae77"/>
    </style:style>
    <style:style style:name="T254" style:family="text">
      <style:text-properties officeooo:rsid="01943d58"/>
    </style:style>
    <style:style style:name="T255" style:family="text">
      <style:text-properties officeooo:rsid="0196a149"/>
    </style:style>
    <style:style style:name="T256" style:family="text">
      <style:text-properties officeooo:rsid="01979928"/>
    </style:style>
    <style:style style:name="T257" style:family="text">
      <style:text-properties officeooo:rsid="0198d191"/>
    </style:style>
    <style:style style:name="T258" style:family="text">
      <style:text-properties officeooo:rsid="019aea01"/>
    </style:style>
    <style:style style:name="T259" style:family="text">
      <style:text-properties officeooo:rsid="019bf1d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75"><text:span text:style-name="T118">Based on Kaptain Kobold’</text:span><text:span text:style-name="T180">s </text:span><text:span text:style-name="T118">‘</text:span>Spandau And Lewis, Version 1.0 – 04/05/2017’</text:p>
      <text:h text:style-name="Heading_20_4" text:outline-level="4">Introduction to <text:span text:style-name="T45">Vickers and Parabellum</text:span></text:h>
      <text:p text:style-name="P186"><text:span text:style-name="T45">T</text:span><text:span text:style-name="T44">his is a set of rules </text:span><text:span text:style-name="T65">for World War 1 air combat using aircraft miniatures. These rules</text:span><text:span text:style-name="T44"> </text:span><text:span text:style-name="T65">are developed from</text:span><text:span text:style-name="T44"> Kaptain Kobold’s </text:span><text:span text:style-name="T45">‘</text:span><text:span text:style-name="T44">Spandau And Lewis’, simplif</text:span><text:span text:style-name="T65">ying</text:span><text:span text:style-name="T44"> some rules and add</text:span><text:span text:style-name="T65">ing</text:span><text:span text:style-name="T44"> in others. </text:span><text:span text:style-name="T62">The largest change has been to add height to the </text:span><text:span text:style-name="T65">movement</text:span><text:span text:style-name="T62">;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5">O</text:span><text:span text:style-name="T44">riginal </text:span><text:span text:style-name="T46">i</text:span><text:span text:style-name="T44">ntroduction</text:span></text:h>
      <text:p text:style-name="P213"><text:span text:style-name="T168">Kaptain Kobold wrote: </text:span><text:span text:style-name="T167">‘</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212">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12"/>
      <text:p text:style-name="P246">Components for play</text:p>
      <text:p text:style-name="P178"><text:span text:style-name="T48">Aircraft miniatures, ideally of the aircraft they are representing in play but any aircraft will do</text:span><text:span text:style-name="T44">. The rules are written for 1/300th scale models or smaller. If they </text:span><text:span text:style-name="T47">a</text:span><text:span text:style-name="T44">re on </text:span><text:span text:style-name="T47">hexagonal</text:span><text:span text:style-name="T44"> bases things are easier, but it’s not essential. </text:span><text:span text:style-name="T47">Hexagonal bases make it easy to</text:span><text:span text:style-name="T44"> measur</text:span><text:span text:style-name="T47">e</text:span><text:span text:style-name="T44"> </text:span><text:span text:style-name="T64">the </text:span><text:span text:style-name="T8">60º</text:span><text:span text:style-name="T44"> firing arcs, </text:span><text:span text:style-name="T47">but this can also be done with cardboard, </text:span><text:span text:style-name="T64">a </text:span><text:span text:style-name="T47">protractor, etc.</text:span></text:p>
      <text:p text:style-name="P190">Six-sided dice. At least <text:span text:style-name="T181">one</text:span> of these should be red or distinct from the other dice.</text:p>
      <text:p text:style-name="P190">A tape or ruler marked out in inches.</text:p>
      <text:p text:style-name="P177"><text:span text:style-name="T44">Pencil and paper to record </text:span><text:span text:style-name="T55">crew skill, aircraft </text:span><text:span text:style-name="T44">damage and </text:span><text:span text:style-name="T47">crew status </text:span><text:span text:style-name="T67">for individual aircraft</text:span><text:span text:style-name="T44">.</text:span></text:p>
      <text:p text:style-name="P204">A way of showing an aircraft altitude / height. This <text:span text:style-name="T182">could</text:span> be a 6 sided dice put beside each aircraft or different lengths of stands for their bases; whatever is at hand.</text:p>
      <text:p text:style-name="P204"/>
      <text:p text:style-name="P232"><text:span text:style-name="T150">H</text:span><text:span text:style-name="T148">eight</text:span></text:p>
      <text:p text:style-name="P258"><text:span text:style-name="T160">The combat airspace has to have a practical restriction during game play. Decide beforehand how many levels of altitude / height will be used. </text:span><text:span text:style-name="T162">Six levels is easily displayed using a dice beside each aircraft / group, and other ways of marking height can add more flexibility to this – </text:span><text:span text:style-name="T163">for example </text:span><text:span text:style-name="T162">interchangeable rods on stands can </text:span><text:span text:style-name="T163">provide up to about 8 levels before the aircraft start toppling over.</text:span></text:p>
      <text:p text:style-name="P258"><text:span text:style-name="T165">For h</text:span><text:span text:style-name="T164">eights </text:span><text:span text:style-name="T160">lower than </text:span><text:span text:style-name="T164">the combat airspace</text:span><text:span text:style-name="T160"> the aircraft is out of play, presumably </text:span><text:span text:style-name="T164">having </text:span><text:span text:style-name="T160">crash </text:span><text:span text:style-name="T161">lande</text:span><text:span text:style-name="T160">d. </text:span><text:span text:style-name="T164">H</text:span><text:span text:style-name="T160">igher than this </text:span><text:span text:style-name="T164">airspace </text:span><text:span text:style-name="T160">means the aircraft has climbed away from combat and made a run for home, </text:span><text:span text:style-name="T164">again going out of play</text:span><text:span text:style-name="T160">. </text:span></text:p>
      <text:p text:style-name="P247"/>
      <text:p text:style-name="P234">Preparation</text:p>
      <text:p text:style-name="P248">Decide on what aircraft are on each side, and any mission objectives. Keeping to rough historical accuracy is probably good but <text:span text:style-name="T248">there is nothing stopping you pitting</text:span> a Morane Saulnier Type N against a Fokker D.VII<text:span text:style-name="T249">I</text:span><text:span text:style-name="T248"> – just might not last long.</text:span></text:p>
      <text:p text:style-name="P248"/>
      <text:p text:style-name="P233"><text:span text:style-name="T159">Crew</text:span> <text:span text:style-name="T199">s</text:span>kill</text:p>
      <text:p text:style-name="P191"><text:span text:style-name="T166">Decide on how skilled the p</text:span><text:span text:style-name="T157">ilot</text:span><text:span text:style-name="T166">s</text:span><text:span text:style-name="T157"> and observers </text:span><text:span text:style-name="T166">are for each aircraft; Novices, Experienced or Aces. The crew </text:span><text:span text:style-name="T157">can have different individual abilities and skill levels that are independent of the aircraft they are flying in. </text:span>Novice<text:span text:style-name="T157">s will be less likely </text:span><text:span text:style-name="T158">than Experienced crew</text:span><text:span text:style-name="T157"> to successfully manoeuvre, climb and hit their target, whereas Aces will </text:span><text:span text:style-name="T158">an advantage over </text:span>Experienced <text:span text:style-name="T158">aircrew.</text:span></text:p>
      <text:p text:style-name="P191">If <text:span text:style-name="T157">the air</text:span>crew quality is not <text:span text:style-name="T166">already determined</text:span><text:span text:style-name="T157"> then a di</text:span><text:span text:style-name="T254">c</text:span><text:span text:style-name="T157">e can be</text:span> roll<text:span text:style-name="T157">ed</text:span> <text:span text:style-name="T254">for </text:span>each <text:span text:style-name="T253">crew member</text:span>:</text:p>
      <table:table table:name="CrewSkill" table:style-name="CrewSkill" table:template-name="Default Style">
        <table:table-column table:style-name="CrewSkill.A"/>
        <table:table-column table:style-name="CrewSkill.B"/>
        <table:table-row table:style-name="TableLine140243965551488">
          <table:table-cell table:style-name="CrewSkill.A1" office:value-type="string">
            <text:p text:style-name="P266">Roll</text:p>
          </table:table-cell>
          <table:table-cell table:style-name="CrewSkill.B1" office:value-type="string">
            <text:p text:style-name="P267">Skill</text:p>
          </table:table-cell>
        </table:table-row>
        <table:table-row table:style-name="TableLine140243965551488">
          <table:table-cell table:style-name="CrewSkill.A2" office:value-type="string">
            <text:p text:style-name="P266">1</text:p>
          </table:table-cell>
          <table:table-cell table:style-name="CrewSkill.B2" office:value-type="string">
            <text:p text:style-name="P265">Ace: Two-seaters and bombers roll again 1-2 is an Ace, 3-6 is Experienced</text:p>
          </table:table-cell>
        </table:table-row>
        <table:table-row table:style-name="TableLine140243965551488">
          <table:table-cell table:style-name="CrewSkill.A2" office:value-type="string">
            <text:p text:style-name="P266">2 - 4</text:p>
          </table:table-cell>
          <table:table-cell table:style-name="CrewSkill.B2" office:value-type="string">
            <text:p text:style-name="P265">Experienced</text:p>
          </table:table-cell>
        </table:table-row>
        <table:table-row table:style-name="TableLine140243965551488">
          <table:table-cell table:style-name="CrewSkill.A2" office:value-type="string">
            <text:p text:style-name="P266">5 - 6</text:p>
          </table:table-cell>
          <table:table-cell table:style-name="CrewSkill.B2" office:value-type="string">
            <text:p text:style-name="P265">Novice</text:p>
          </table:table-cell>
        </table:table-row>
      </table:table>
      <text:p text:style-name="P191"/>
      <text:p text:style-name="P202">The <text:span text:style-name="T255">pilot</text:span> skill is also a factor in determining the initiative during the movement sequence, <text:span text:style-name="T199">and</text:span><text:span text:style-name="T200"> s</text:span><text:span text:style-name="T199">hould be recorded on </text:span><text:span text:style-name="T200">the</text:span><text:span text:style-name="T199"> </text:span><text:span text:style-name="T200">individual </text:span><text:span text:style-name="T199">aircraft status sheet</text:span><text:span text:style-name="T219">s</text:span><text:span text:style-name="T199">.</text:span></text:p>
      <text:p text:style-name="P202"/>
      <text:p text:style-name="P246">Aircraft Attributes</text:p>
      <text:p text:style-name="P189"><text:span text:style-name="T44">The various types of aircraft have different attributes depending on their construction, engine, crew layout etc. </text:span><text:span text:style-name="T56">Suggested values are listed in Appendix 1, </text:span><text:span text:style-name="T73">take a </text:span><text:span text:style-name="T68">not</text:span><text:span text:style-name="T73">e</text:span><text:span text:style-name="T68"> </text:span><text:span text:style-name="T73">of </text:span><text:span text:style-name="T68">these on the </text:span><text:span text:style-name="T69">individual </text:span><text:span text:style-name="T70">aircraft status sheet</text:span><text:span text:style-name="T68">s</text:span><text:span text:style-name="T70">. </text:span><text:span text:style-name="T74">I</text:span><text:span text:style-name="T56">f your aircraft is not </text:span><text:span text:style-name="T74">listed in the appendix</text:span><text:span text:style-name="T56"> then use your judgement </text:span><text:span text:style-name="T60">and make </text:span><text:span text:style-name="T73">up </text:span><text:span text:style-name="T60">some values</text:span><text:span text:style-name="T56">.</text:span></text:p>
      <text:p text:style-name="P245">Crew</text:p>
      <text:p text:style-name="P181"><text:span text:style-name="T47">The </text:span><text:span text:style-name="T44">aircraft crew</text:span><text:span text:style-name="T47"> </text:span><text:span text:style-name="T44">is divided into Pilots (P) and Observers (O). Usually there is one pilot, and the rest of the fighting crew are regarded Observers. On large machines the</text:span><text:span text:style-name="T61">re</text:span><text:span text:style-name="T44"> may be mechanics or other non-combat crew, but </text:span><text:span text:style-name="T61">only the combat crew</text:span><text:span text:style-name="T44"> </text:span><text:span text:style-name="T61">need</text:span><text:span text:style-name="T44"> to be individually kept track of.</text:span></text:p>
      <text:p text:style-name="P245">Armament</text:p>
      <text:p text:style-name="P182"><text:span text:style-name="T44">This is the number of guns available, and who can fire them. For example a single gun fired by the pilot is ‘1P’ and a pair of yoked guns fired by <text:s/>the observer is ‘2O’. </text:span><text:span text:style-name="T71">The other letters refer to</text:span><text:span text:style-name="T49"> the firing arcs. </text:span><text:span text:style-name="T71">See the Firing rules for an explanation on firing arcs.</text:span></text:p>
      <text:p text:style-name="P245">Engine</text:p>
      <text:p text:style-name="P199">This is the number of engines. For single engined aircraft, if the engine is disabled then they are out of play. Keep track of engine status for multi-engined aircraft, for each engine disabled subtract 1 off the speed.</text:p>
      <text:p text:style-name="P245">Power</text:p>
      <text:p text:style-name="P184"><text:span text:style-name="T44">This is the ability of an aircraft to hold altitude during turns, evasions and other manoeuvre</text:span><text:span text:style-name="T52">s</text:span><text:span text:style-name="T44">. </text:span><text:span text:style-name="T51">It is a</text:span><text:span text:style-name="T44"> number between 1 and 7, <text:s/></text:span><text:span text:style-name="T51">and if the aircraft fails the power check then it loses altitude. </text:span><text:span text:style-name="T57">See the section on </text:span><text:span text:style-name="T50">Movement and Manoeuvre.</text:span></text:p>
      <text:p text:style-name="P245">Speed</text:p>
      <text:p text:style-name="P201"><text:soft-page-break/>This is the number of inches an aircraft can move in its turn. <text:span text:style-name="T175">F</text:span><text:span text:style-name="T176">or multi-engined aircraft subtract 1 off the speed for each engine disabled.</text:span></text:p>
      <text:p text:style-name="P245">Climb</text:p>
      <text:p text:style-name="P200">This represents how easily an aircraft can climb level<text:span text:style-name="T156">s</text:span> of altitude. <text:span text:style-name="T156">There are 5 levels of climbing ability from A to E, with A for those aircraft that can climb like a lift (think Fokker Dr.I) and E for underpowered and overloaded aircraft that struggle to </text:span><text:span text:style-name="T177">gain height</text:span><text:span text:style-name="T156">.</text:span></text:p>
      <text:p text:style-name="P245">Strength</text:p>
      <text:p text:style-name="P200">This is the amount of damage points the aircraft can take before it is forced out of play.</text:p>
      <text:p text:style-name="P245">Agility</text:p>
      <text:p text:style-name="P185"><text:span text:style-name="T44">This represents the ability of the aircraft to turn, evade and man</text:span><text:span text:style-name="T53">oeuvre</text:span><text:span text:style-name="T44">. </text:span><text:span text:style-name="T53">There are 5 levels of agility from A to E, with A for the most agile of fighter aircraft and E for the big beasts of the air with little ability to turn let alone any other </text:span><text:span text:style-name="T54">manoeuvre</text:span><text:span text:style-name="T52">s. </text:span><text:span text:style-name="T44"><text:s/></text:span><text:span text:style-name="T57">The section on </text:span><text:span text:style-name="T50">Movement and Manoeuvre </text:span><text:span text:style-name="T57">shows how this works.</text:span></text:p>
      <text:h text:style-name="P259" text:outline-level="4"/>
      <text:p text:style-name="P244">Game Play</text:p>
      <text:p text:style-name="P240">Determine sequence</text:p>
      <text:p text:style-name="P250">The sequence in which aircraft move is randomised but with an advantage to Experienced and Ace pilots. See the Sequence rules section.</text:p>
      <text:p text:style-name="P241">Movement</text:p>
      <text:p text:style-name="P250">Movement takes the form of climbing, diving, side-slips and turns along with straight ahead. See the Movement rules section.</text:p>
      <text:p text:style-name="P240"><text:span text:style-name="T239">F</text:span>iring <text:span text:style-name="T239">and discretion</text:span></text:p>
      <text:p text:style-name="P255">Firing is simultaneous, which gives the Novices a fighting chance. <text:span text:style-name="T222">See the Firing rules section. </text:span><text:span text:style-name="T223">If an aircraft is being fired on then it may decide to break off from combat, so apply the Discretion rules at the same time as Firing.</text:span></text:p>
      <text:p text:style-name="P237">Actions</text:p>
      <text:p text:style-name="P188"><text:span text:style-name="T50">At the end of the turn the crew of a plane may perform an action, such as observing or photographing an objective. To do this </text:span><text:span text:style-name="T63">the aircraft</text:span><text:span text:style-name="T50"> must have </text:span><text:span text:style-name="T63">done</text:span><text:span text:style-name="T50"> no turns or sideslips, </text:span><text:span text:style-name="T63">and</text:span><text:span text:style-name="T50"> end</text:span><text:span text:style-name="T63">ed</text:span><text:span text:style-name="T50"> the move over the objective. The crewman performing the action, usually the observer, cannot have fired a weapon during the turn.</text:span></text:p>
      <text:p text:style-name="P196"><text:s/></text:p>
      <text:p text:style-name="P243"><text:span text:style-name="T228">S</text:span>equence</text:p>
      <text:p text:style-name="P196"><text:span text:style-name="T228">The order in which aircraft are moved depends on the pilot’s skill level. Moving first puts an aircraft and its crew at a disadvantage, and conversely moving last is advantageous. All the Novice pilots are grouped together and their order of movement is randomised. Once all Novice pilots have moved then it is the turn of the Experienced and Ace </text:span><text:span text:style-name="T229">pilot</text:span><text:span text:style-name="T228">s to move.</text:span></text:p>
      <text:p text:style-name="P196"/>
      <text:p text:style-name="P290"/>
      <text:p text:style-name="P291">Movement</text:p>
      <text:p text:style-name="P203">When it is its turn to move a<text:span text:style-name="T171">n</text:span><text:span text:style-name="T170"> </text:span><text:span text:style-name="T172">aircraft</text:span><text:span text:style-name="T170"> must move </text:span><text:span text:style-name="T172">its full</text:span><text:span text:style-name="T170"> Speed rating </text:span><text:span text:style-name="T171">each turn</text:span><text:span text:style-name="T170"> </text:span><text:span text:style-name="T173">whether</text:span><text:span text:style-name="T172"> m</text:span><text:span text:style-name="T170">anoeuvr</text:span><text:span text:style-name="T172">ing, climbing,</text:span><text:span text:style-name="T171"> </text:span><text:span text:style-name="T172">diving, o</text:span><text:span text:style-name="T173">r</text:span><text:span text:style-name="T172"> </text:span>just <text:span text:style-name="T173">moving </text:span><text:span text:style-name="T172">straight ahead.</text:span></text:p>
      <text:p text:style-name="P192">If a<text:span text:style-name="T172">n aircraft </text:span>does not manoeuvre, <text:span text:style-name="T173">climb or dive</text:span> then a task may be declared for each crewman.</text:p>
      <text:p text:style-name="P236"/>
      <text:p text:style-name="P295">Diving</text:p>
      <text:p text:style-name="P283">If diving is declared then no climbing can be done in the same turn. <text:span text:style-name="T224">I</text:span>n today’s terms <text:span text:style-name="T224">e</text:span>ven the best WW1 aircraft would be regarded as powered gliders, so extreme aerobatics are out. <text:span text:style-name="T224">Each level dropped in a dive adds 1” to the speed, </text:span><text:span text:style-name="T235">up to</text:span><text:span text:style-name="T225"> 2 levels per turn. </text:span><text:span text:style-name="T234">We assume the pilots are really really good at keeping the dive to within the aircraft limits, so no penalty rolls when diving.</text:span></text:p>
      <text:p text:style-name="P293"/>
      <text:p text:style-name="P236">Climbing</text:p>
      <text:p text:style-name="P203">This is not the steady climbing done at the beginning of a mission, this is the <text:span text:style-name="T174">quick climbing and zooming done in the heat of combat – and so it can go wrong – </text:span><text:span text:style-name="T186">and r</text:span><text:span text:style-name="T177">emember no diving and climbing on the same move. </text:span><text:span text:style-name="T230">D</text:span><text:span text:style-name="T186">eclare that a climb is being made and roll a ‘6’ dice – </text:span><text:span text:style-name="T187">Novices subtract 1, Aces add 1 – </text:span><text:span text:style-name="T197">and refer to the aircraft </text:span><text:span text:style-name="T198">Climb</text:span><text:span text:style-name="T197"> column</text:span><text:span text:style-name="T186">. If successful then climb the number of levels up to that allowed by the dice roll, typically 1 or 2.</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able:table-row table:style-name="TableLine140244257838944">
          <table:table-cell table:style-name="Table5.A1" office:value-type="string">
            <text:p text:style-name="P227">Roll</text:p>
          </table:table-cell>
          <table:table-cell table:style-name="Table5.A1" office:value-type="string">
            <text:p text:style-name="P222">A</text:p>
          </table:table-cell>
          <table:table-cell table:style-name="Table5.A1" office:value-type="string">
            <text:p text:style-name="P222">B</text:p>
          </table:table-cell>
          <table:table-cell table:style-name="Table5.A1" office:value-type="string">
            <text:p text:style-name="P222">C</text:p>
          </table:table-cell>
          <table:table-cell table:style-name="Table5.A1" office:value-type="string">
            <text:p text:style-name="P222">D</text:p>
          </table:table-cell>
          <table:table-cell table:style-name="Table5.F1" office:value-type="string">
            <text:p text:style-name="P222">E</text:p>
          </table:table-cell>
        </table:table-row>
        <table:table-row table:style-name="TableLine140244355002656">
          <table:table-cell table:style-name="Table5.A2" office:value-type="string">
            <text:p text:style-name="P222">0</text:p>
          </table:table-cell>
          <table:table-cell table:style-name="Table5.A2" office:value-type="string">
            <text:p text:style-name="P215">-<text:span text:style-name="T187">1 level</text:span></text:p>
          </table:table-cell>
          <table:table-cell table:style-name="Table5.A2" office:value-type="string">
            <text:p text:style-name="P225">-<text:span text:style-name="T187">1 level</text:span></text:p>
          </table:table-cell>
          <table:table-cell table:style-name="Table5.A2" office:value-type="string">
            <text:p text:style-name="P225">-<text:span text:style-name="T187">1 level</text:span></text:p>
          </table:table-cell>
          <table:table-cell table:style-name="Table5.A2" office:value-type="string">
            <text:p text:style-name="P225">-<text:span text:style-name="T187">1 level</text:span></text:p>
          </table:table-cell>
          <table:table-cell table:style-name="Table5.F2" office:value-type="string">
            <text:p text:style-name="P221">No climb</text:p>
          </table:table-cell>
        </table:table-row>
        <table:table-row table:style-name="TableLine140244355565904">
          <table:table-cell table:style-name="Table5.A2" office:value-type="string">
            <text:p text:style-name="P222">1</text:p>
          </table:table-cell>
          <table:table-cell table:style-name="Table5.A2" office:value-type="string">
            <text:p text:style-name="P221">No climb</text:p>
          </table:table-cell>
          <table:table-cell table:style-name="Table5.A2" office:value-type="string">
            <text:p text:style-name="P223">No climb</text:p>
          </table:table-cell>
          <table:table-cell table:style-name="Table5.A2" office:value-type="string">
            <text:p text:style-name="P223">No climb</text:p>
          </table:table-cell>
          <table:table-cell table:style-name="Table5.A2" office:value-type="string">
            <text:p text:style-name="P224">-1 level</text:p>
          </table:table-cell>
          <table:table-cell table:style-name="Table5.F2" office:value-type="string">
            <text:p text:style-name="P221">No climb</text:p>
          </table:table-cell>
        </table:table-row>
        <table:table-row table:style-name="TableLine140244355579408">
          <table:table-cell table:style-name="Table5.A2" office:value-type="string">
            <text:p text:style-name="P222">2</text:p>
          </table:table-cell>
          <table:table-cell table:style-name="Table5.A2" office:value-type="string">
            <text:p text:style-name="P221">1 level</text:p>
          </table:table-cell>
          <table:table-cell table:style-name="Table5.A2" office:value-type="string">
            <text:p text:style-name="P221">No climb</text:p>
          </table:table-cell>
          <table:table-cell table:style-name="Table5.A2" office:value-type="string">
            <text:p text:style-name="P221">No climb</text:p>
          </table:table-cell>
          <table:table-cell table:style-name="Table5.A2" office:value-type="string">
            <text:p text:style-name="P221">No climb</text:p>
          </table:table-cell>
          <table:table-cell table:style-name="Table5.F2" office:value-type="string">
            <text:p text:style-name="P221">No climb</text:p>
          </table:table-cell>
        </table:table-row>
        <table:table-row table:style-name="TableLine140244355486784">
          <table:table-cell table:style-name="Table5.A2" office:value-type="string">
            <text:p text:style-name="P222">3</text:p>
          </table:table-cell>
          <table:table-cell table:style-name="Table5.A2" office:value-type="string">
            <text:p text:style-name="P221">1 level</text:p>
          </table:table-cell>
          <table:table-cell table:style-name="Table5.A2" office:value-type="string">
            <text:p text:style-name="P221">1 level</text:p>
          </table:table-cell>
          <table:table-cell table:style-name="Table5.A2" office:value-type="string">
            <text:p text:style-name="P221">No climb</text:p>
          </table:table-cell>
          <table:table-cell table:style-name="Table5.A2" office:value-type="string">
            <text:p text:style-name="P221">No climb</text:p>
          </table:table-cell>
          <table:table-cell table:style-name="Table5.F2" office:value-type="string">
            <text:p text:style-name="P221">No climb</text:p>
          </table:table-cell>
        </table:table-row>
        <table:table-row table:style-name="TableLine140244355490000">
          <table:table-cell table:style-name="Table5.A2" office:value-type="string">
            <text:p text:style-name="P222">4</text:p>
          </table:table-cell>
          <table:table-cell table:style-name="Table5.A2" office:value-type="string">
            <text:p text:style-name="P221">2 levels</text:p>
          </table:table-cell>
          <table:table-cell table:style-name="Table5.A2" office:value-type="string">
            <text:p text:style-name="P221">1 level</text:p>
          </table:table-cell>
          <table:table-cell table:style-name="Table5.A2" office:value-type="string">
            <text:p text:style-name="P221">1 level</text:p>
          </table:table-cell>
          <table:table-cell table:style-name="Table5.A2" office:value-type="string">
            <text:p text:style-name="P221">1 level</text:p>
          </table:table-cell>
          <table:table-cell table:style-name="Table5.F2" office:value-type="string">
            <text:p text:style-name="P221">No climb</text:p>
          </table:table-cell>
        </table:table-row>
        <table:table-row table:style-name="TableLine140244355490720">
          <table:table-cell table:style-name="Table5.A2" office:value-type="string">
            <text:p text:style-name="P222">5</text:p>
          </table:table-cell>
          <table:table-cell table:style-name="Table5.A2" office:value-type="string">
            <text:p text:style-name="P221">2 levels</text:p>
          </table:table-cell>
          <table:table-cell table:style-name="Table5.A2" office:value-type="string">
            <text:p text:style-name="P221">2 level<text:span text:style-name="T192">s</text:span></text:p>
          </table:table-cell>
          <table:table-cell table:style-name="Table5.A2" office:value-type="string">
            <text:p text:style-name="P221">1 level</text:p>
          </table:table-cell>
          <table:table-cell table:style-name="Table5.A2" office:value-type="string">
            <text:p text:style-name="P221">1 level</text:p>
          </table:table-cell>
          <table:table-cell table:style-name="Table5.F2" office:value-type="string">
            <text:p text:style-name="P221">1 level</text:p>
          </table:table-cell>
        </table:table-row>
        <table:table-row table:style-name="TableLine140244355491440">
          <table:table-cell table:style-name="Table5.A2" office:value-type="string">
            <text:p text:style-name="P222">6</text:p>
          </table:table-cell>
          <table:table-cell table:style-name="Table5.A2" office:value-type="string">
            <text:p text:style-name="P221">3 levels</text:p>
          </table:table-cell>
          <table:table-cell table:style-name="Table5.A2" office:value-type="string">
            <text:p text:style-name="P221">2 levels</text:p>
          </table:table-cell>
          <table:table-cell table:style-name="Table5.A2" office:value-type="string">
            <text:p text:style-name="P221">2 level<text:span text:style-name="T192">s</text:span></text:p>
          </table:table-cell>
          <table:table-cell table:style-name="Table5.A2" office:value-type="string">
            <text:p text:style-name="P221">1 level</text:p>
          </table:table-cell>
          <table:table-cell table:style-name="Table5.F2" office:value-type="string">
            <text:p text:style-name="P221">1 level</text:p>
          </table:table-cell>
        </table:table-row>
        <table:table-row table:style-name="TableLine140244355492160">
          <table:table-cell table:style-name="Table5.A2" office:value-type="string">
            <text:p text:style-name="P222">7</text:p>
          </table:table-cell>
          <table:table-cell table:style-name="Table5.A2" office:value-type="string">
            <text:p text:style-name="P221">3 levels</text:p>
          </table:table-cell>
          <table:table-cell table:style-name="Table5.A2" office:value-type="string">
            <text:p text:style-name="P221">2 levels</text:p>
          </table:table-cell>
          <table:table-cell table:style-name="Table5.A2" office:value-type="string">
            <text:p text:style-name="P221">2 levels</text:p>
          </table:table-cell>
          <table:table-cell table:style-name="Table5.A2" office:value-type="string">
            <text:p text:style-name="P221">1 level</text:p>
          </table:table-cell>
          <table:table-cell table:style-name="Table5.F2" office:value-type="string">
            <text:p text:style-name="P221">1 level</text:p>
          </table:table-cell>
        </table:table-row>
        <table:table-row table:style-name="TableLine140244355493760">
          <table:table-cell table:style-name="Table5.F2" table:number-columns-spanned="6" office:value-type="string">
            <text:p text:style-name="P222">Novices subtract 1, Aces add 1, <text:span text:style-name="T201">to the dice roll</text:span></text:p>
          </table:table-cell>
          <table:covered-table-cell/>
          <table:covered-table-cell/>
          <table:covered-table-cell/>
          <table:covered-table-cell/>
          <table:covered-table-cell/>
        </table:table-row>
      </table:table>
      <text:p text:style-name="P205"/>
      <text:p text:style-name="P205">If the attempt to climb goes badly <text:span text:style-name="T189">wrong</text:span>, <text:span text:style-name="T230">and</text:span> the aircraft slip<text:span text:style-name="T230">s</text:span> <text:span text:style-name="T189">down</text:span> and <text:span text:style-name="T230">must </text:span>drop one level instead of climbing. <text:span text:style-name="T188">If the climbing attempt results in No Climb then the aircraft just refused, for </text:span><text:span text:style-name="T190">one of </text:span><text:span text:style-name="T188">many </text:span><text:span text:style-name="T190">possible </text:span><text:span text:style-name="T188">reasons, and the aircraft carries on with the rest of the move unchanged. </text:span><text:span text:style-name="T190">Otherwise</text:span><text:span text:style-name="T188"> climb the </text:span><text:span text:style-name="T190">desired </text:span><text:span text:style-name="T188">number </text:span><text:span text:style-name="T190">of levels up to the number given, and subtract from the speed:</text:span></text:p>
      <table:table table:name="Table7" table:style-name="Table7">
        <table:table-column table:style-name="Table7.A" table:number-columns-repeated="3"/>
        <table:table-column table:style-name="Table7.D"/>
        <table:table-row table:style-name="TableLine140244355496928">
          <table:table-cell table:style-name="Table7.A1" office:value-type="string">
            <text:p text:style-name="P226">Climb</text:p>
          </table:table-cell>
          <table:table-cell table:style-name="Table7.A1" office:value-type="string">
            <text:p text:style-name="P215">1 level</text:p>
          </table:table-cell>
          <table:table-cell table:style-name="Table7.A1" office:value-type="string">
            <text:p text:style-name="P215"><text:span text:style-name="T191">2</text:span> level<text:span text:style-name="T191">s</text:span></text:p>
          </table:table-cell>
          <table:table-cell table:style-name="Table7.D1" office:value-type="string">
            <text:p text:style-name="P215"><text:span text:style-name="T191">3</text:span> level<text:span text:style-name="T191">s</text:span></text:p>
          </table:table-cell>
        </table:table-row>
        <table:table-row table:style-name="TableLine140244354998288">
          <table:table-cell table:style-name="Table7.A2" office:value-type="string">
            <text:p text:style-name="P226">Speed</text:p>
          </table:table-cell>
          <table:table-cell table:style-name="Table7.A2" office:value-type="string">
            <text:p text:style-name="P215">-<text:span text:style-name="T191">2”</text:span></text:p>
          </table:table-cell>
          <table:table-cell table:style-name="Table7.A2" office:value-type="string">
            <text:p text:style-name="P215">-<text:span text:style-name="T191">4”</text:span></text:p>
          </table:table-cell>
          <table:table-cell table:style-name="Table7.D2" office:value-type="string">
            <text:p text:style-name="P215">-<text:span text:style-name="T191">5”</text:span></text:p>
          </table:table-cell>
        </table:table-row>
      </table:table>
      <text:p text:style-name="P205"/>
      <text:p text:style-name="P206"><text:span text:style-name="T231">If 2” or more of speed remain a</text:span>fter climbing <text:span text:style-name="T231">then </text:span>manoeuvring <text:span text:style-name="T231">can be attempted </text:span>with any remaining speed.</text:p>
      <text:p text:style-name="P208">For example an Ace in a Fokker Dr.I rolls a ‘5’. <text:span text:style-name="T226">This is modified to be a ‘6’, and the aircraft has Agility ‘A’,</text:span> so the aircraft can climb either 1, 2 or 3 levels. <text:span text:style-name="T226">Here the player</text:span> chose<text:span text:style-name="T226">s</text:span> to climb 2 levels, so subtract 4” from <text:soft-page-break/>the <text:span text:style-name="T227">aircraft S</text:span>peed <text:span text:style-name="T227">rating of 5” which</text:span> leav<text:span text:style-name="T227">es</text:span> 1” left. <text:span text:style-name="T232">The remaining speed is less than the minimum </text:span><text:span text:style-name="T233">needed </text:span><text:span text:style-name="T232">for a turn</text:span> <text:span text:style-name="T232">so the aircraft moves straight ahead 1”. </text:span></text:p>
      <text:p text:style-name="P207">Aircraft with climbing ability E only do gentle climbs, and <text:span text:style-name="T190">would not</text:span> not attempt anything more – hence they never slip and lose height.</text:p>
      <text:p text:style-name="P207"/>
      <text:p text:style-name="P207"><text:span text:style-name="T203">Manoeuvr</text:span><text:span text:style-name="T204">ing</text:span></text:p>
      <text:p text:style-name="P251">When manoeuvring an aircraft or group, roll a <text:span text:style-name="T129">‘6’ dice – </text:span><text:span text:style-name="T130">Novices subtract 1, Aces add 1. </text:span><text:span text:style-name="T119">Refer to the table to see what manoeuvre is allowed this turn, either a turn or a side-slip, </text:span><text:span text:style-name="T131">using the aircraft Agility column</text:span><text:span text:style-name="T119">. If it is None then the attempt at manoeuvr</text:span><text:span text:style-name="T132">ing</text:span><text:span text:style-name="T119"> has been unsuccessful and the aircraft flies straight ahead.</text:span></text:p>
      <table:table table:name="Table8" table:style-name="Table8" table:template-name="Default Style">
        <table:table-column table:style-name="Table8.A" table:number-columns-repeated="10"/>
        <table:table-column table:style-name="Table8.K"/>
        <table:table-row table:style-name="TableLine140244355522832">
          <table:table-cell table:style-name="Table8.A1" office:value-type="string">
            <text:p text:style-name="P110">Roll</text:p>
          </table:table-cell>
          <table:table-cell table:style-name="Table8.A1" table:number-columns-spanned="2" office:value-type="string">
            <text:p text:style-name="P110">A</text:p>
          </table:table-cell>
          <table:covered-table-cell/>
          <table:table-cell table:style-name="Table8.A1" table:number-columns-spanned="2" office:value-type="string">
            <text:p text:style-name="P110">B</text:p>
          </table:table-cell>
          <table:covered-table-cell/>
          <table:table-cell table:style-name="Table8.A1" table:number-columns-spanned="2" office:value-type="string">
            <text:p text:style-name="P110">C</text:p>
          </table:table-cell>
          <table:covered-table-cell/>
          <table:table-cell table:style-name="Table8.A1" table:number-columns-spanned="2" office:value-type="string">
            <text:p text:style-name="P110">D</text:p>
          </table:table-cell>
          <table:covered-table-cell/>
          <table:table-cell table:style-name="Table8.J1" table:number-columns-spanned="2" office:value-type="string">
            <text:p text:style-name="P110">E</text:p>
          </table:table-cell>
          <table:covered-table-cell/>
        </table:table-row>
        <table:table-row table:style-name="TableLine140244257844832">
          <table:table-cell table:style-name="Table8.A2" office:value-type="string">
            <text:p text:style-name="P110">0</text:p>
          </table:table-cell>
          <table:table-cell table:style-name="Table8.A2" office:value-type="string">
            <text:p text:style-name="P113"><text:span text:style-name="T115">45</text:span><text:span text:style-name="T111">º </text:span></text:p>
          </table:table-cell>
          <table:table-cell table:style-name="Table8.A2" office:value-type="string">
            <text:p text:style-name="P112">1”</text:p>
          </table:table-cell>
          <table:table-cell table:style-name="Table8.A2" office:value-type="string">
            <text:p text:style-name="P111">None</text:p>
          </table:table-cell>
          <table:table-cell table:style-name="Table8.A2" office:value-type="string">
            <text:p text:style-name="P111">None</text:p>
          </table:table-cell>
          <table:table-cell table:style-name="Table8.A2" office:value-type="string">
            <text:p text:style-name="P111">None</text:p>
          </table:table-cell>
          <table:table-cell table:style-name="Table8.A2" office:value-type="string">
            <text:p text:style-name="P111">None</text:p>
          </table:table-cell>
          <table:table-cell table:style-name="Table8.A2" office:value-type="string">
            <text:p text:style-name="P111">None</text:p>
          </table:table-cell>
          <table:table-cell table:style-name="Table8.A2" office:value-type="string">
            <text:p text:style-name="P111">None</text:p>
          </table:table-cell>
          <table:table-cell table:style-name="Table8.A2" office:value-type="string">
            <text:p text:style-name="P110">None</text:p>
          </table:table-cell>
          <table:table-cell table:style-name="Table8.K2" office:value-type="string">
            <text:p text:style-name="P110">None</text:p>
          </table:table-cell>
        </table:table-row>
        <table:table-row table:style-name="TableLine140244257838608">
          <table:table-cell table:style-name="Table8.A2" office:value-type="string">
            <text:p text:style-name="P110">1</text:p>
          </table:table-cell>
          <table:table-cell table:style-name="Table8.A2" office:value-type="string">
            <text:p text:style-name="P113"><text:span text:style-name="T115">45</text:span><text:span text:style-name="T111">º </text:span></text:p>
          </table:table-cell>
          <table:table-cell table:style-name="Table8.A2" office:value-type="string">
            <text:p text:style-name="P112">1”</text:p>
          </table:table-cell>
          <table:table-cell table:style-name="Table8.A2" office:value-type="string">
            <text:p text:style-name="P113"><text:span text:style-name="T115">45</text:span><text:span text:style-name="T111">º </text:span></text:p>
          </table:table-cell>
          <table:table-cell table:style-name="Table8.A2" office:value-type="string">
            <text:p text:style-name="P112">1”</text:p>
          </table:table-cell>
          <table:table-cell table:style-name="Table8.A2" office:value-type="string">
            <text:p text:style-name="P110">None</text:p>
          </table:table-cell>
          <table:table-cell table:style-name="Table8.A2" office:value-type="string">
            <text:p text:style-name="P110">None</text:p>
          </table:table-cell>
          <table:table-cell table:style-name="Table8.A2" office:value-type="string">
            <text:p text:style-name="P110">None</text:p>
          </table:table-cell>
          <table:table-cell table:style-name="Table8.A2" office:value-type="string">
            <text:p text:style-name="P110">None</text:p>
          </table:table-cell>
          <table:table-cell table:style-name="Table8.A2" office:value-type="string">
            <text:p text:style-name="P110">None</text:p>
          </table:table-cell>
          <table:table-cell table:style-name="Table8.K2" office:value-type="string">
            <text:p text:style-name="P110">None</text:p>
          </table:table-cell>
        </table:table-row>
        <table:table-row table:style-name="TableLine140244257839936">
          <table:table-cell table:style-name="Table8.A2" office:value-type="string">
            <text:p text:style-name="P110">2</text:p>
          </table:table-cell>
          <table:table-cell table:style-name="Table8.A2" office:value-type="string">
            <text:p text:style-name="P113"><text:span text:style-name="T194">90</text:span><text:span text:style-name="T111">º </text:span></text:p>
          </table:table-cell>
          <table:table-cell table:style-name="Table8.A2" office:value-type="string">
            <text:p text:style-name="P112">2”</text:p>
          </table:table-cell>
          <table:table-cell table:style-name="Table8.A2" office:value-type="string">
            <text:p text:style-name="P113"><text:span text:style-name="T115">45</text:span><text:span text:style-name="T111">º </text:span></text:p>
          </table:table-cell>
          <table:table-cell table:style-name="Table8.A2" office:value-type="string">
            <text:p text:style-name="P112">1”</text:p>
          </table:table-cell>
          <table:table-cell table:style-name="Table8.A2" office:value-type="string">
            <text:p text:style-name="P113"><text:span text:style-name="T115">45</text:span><text:span text:style-name="T111">º </text:span></text:p>
          </table:table-cell>
          <table:table-cell table:style-name="Table8.A2" office:value-type="string">
            <text:p text:style-name="P112">1”</text:p>
          </table:table-cell>
          <table:table-cell table:style-name="Table8.A2" office:value-type="string">
            <text:p text:style-name="P113"><text:span text:style-name="T115">45</text:span><text:span text:style-name="T111">º </text:span></text:p>
          </table:table-cell>
          <table:table-cell table:style-name="Table8.A2" office:value-type="string">
            <text:p text:style-name="P112">1”</text:p>
          </table:table-cell>
          <table:table-cell table:style-name="Table8.A2" office:value-type="string">
            <text:p text:style-name="P113"><text:span text:style-name="T115">45</text:span><text:span text:style-name="T111">º </text:span></text:p>
          </table:table-cell>
          <table:table-cell table:style-name="Table8.K2" office:value-type="string">
            <text:p text:style-name="P112">1”</text:p>
          </table:table-cell>
        </table:table-row>
        <table:table-row table:style-name="TableLine140244257836432">
          <table:table-cell table:style-name="Table8.A2" office:value-type="string">
            <text:p text:style-name="P110">3</text:p>
          </table:table-cell>
          <table:table-cell table:style-name="Table8.A2" office:value-type="string">
            <text:p text:style-name="P113"><text:span text:style-name="T194">90</text:span><text:span text:style-name="T111">º </text:span></text:p>
          </table:table-cell>
          <table:table-cell table:style-name="Table8.A2" office:value-type="string">
            <text:p text:style-name="P112">2”</text:p>
          </table:table-cell>
          <table:table-cell table:style-name="Table8.A2" office:value-type="string">
            <text:p text:style-name="P113"><text:span text:style-name="T194">90</text:span><text:span text:style-name="T111">º </text:span></text:p>
          </table:table-cell>
          <table:table-cell table:style-name="Table8.A2" office:value-type="string">
            <text:p text:style-name="P112">2”</text:p>
          </table:table-cell>
          <table:table-cell table:style-name="Table8.A2" office:value-type="string">
            <text:p text:style-name="P113"><text:span text:style-name="T115">45</text:span><text:span text:style-name="T111">º </text:span></text:p>
          </table:table-cell>
          <table:table-cell table:style-name="Table8.A2" office:value-type="string">
            <text:p text:style-name="P112">1”</text:p>
          </table:table-cell>
          <table:table-cell table:style-name="Table8.A2" office:value-type="string">
            <text:p text:style-name="P113"><text:span text:style-name="T115">45</text:span><text:span text:style-name="T111">º </text:span></text:p>
          </table:table-cell>
          <table:table-cell table:style-name="Table8.A2" office:value-type="string">
            <text:p text:style-name="P112">1”</text:p>
          </table:table-cell>
          <table:table-cell table:style-name="Table8.A2" office:value-type="string">
            <text:p text:style-name="P113"><text:span text:style-name="T115">45</text:span><text:span text:style-name="T111">º </text:span></text:p>
          </table:table-cell>
          <table:table-cell table:style-name="Table8.K2" office:value-type="string">
            <text:p text:style-name="P112">1”</text:p>
          </table:table-cell>
        </table:table-row>
        <table:table-row table:style-name="TableLine140244257840656">
          <table:table-cell table:style-name="Table8.A2" office:value-type="string">
            <text:p text:style-name="P110">4</text:p>
          </table:table-cell>
          <table:table-cell table:style-name="Table8.A2" office:value-type="string">
            <text:p text:style-name="P113"><text:span text:style-name="T151">1</text:span><text:span text:style-name="T194">35</text:span><text:span text:style-name="T111">º </text:span></text:p>
          </table:table-cell>
          <table:table-cell table:style-name="Table8.A2" office:value-type="string">
            <text:p text:style-name="P112">3”</text:p>
          </table:table-cell>
          <table:table-cell table:style-name="Table8.A2" office:value-type="string">
            <text:p text:style-name="P113"><text:span text:style-name="T194">90</text:span><text:span text:style-name="T111">º </text:span></text:p>
          </table:table-cell>
          <table:table-cell table:style-name="Table8.A2" office:value-type="string">
            <text:p text:style-name="P112">2”</text:p>
          </table:table-cell>
          <table:table-cell table:style-name="Table8.A2" office:value-type="string">
            <text:p text:style-name="P113"><text:span text:style-name="T194">90</text:span><text:span text:style-name="T111">º </text:span></text:p>
          </table:table-cell>
          <table:table-cell table:style-name="Table8.A2" office:value-type="string">
            <text:p text:style-name="P112">2”</text:p>
          </table:table-cell>
          <table:table-cell table:style-name="Table8.A2" office:value-type="string">
            <text:p text:style-name="P113"><text:span text:style-name="T115">45</text:span><text:span text:style-name="T111">º </text:span></text:p>
          </table:table-cell>
          <table:table-cell table:style-name="Table8.A2" office:value-type="string">
            <text:p text:style-name="P112">1”</text:p>
          </table:table-cell>
          <table:table-cell table:style-name="Table8.A2" office:value-type="string">
            <text:p text:style-name="P113"><text:span text:style-name="T115">45</text:span><text:span text:style-name="T111">º </text:span></text:p>
          </table:table-cell>
          <table:table-cell table:style-name="Table8.K2" office:value-type="string">
            <text:p text:style-name="P112">1”</text:p>
          </table:table-cell>
        </table:table-row>
        <table:table-row table:style-name="TableLine140244257841376">
          <table:table-cell table:style-name="Table8.A2" office:value-type="string">
            <text:p text:style-name="P110">5</text:p>
          </table:table-cell>
          <table:table-cell table:style-name="Table8.A2" office:value-type="string">
            <text:p text:style-name="P113"><text:span text:style-name="T151">1</text:span><text:span text:style-name="T194">35</text:span><text:span text:style-name="T111">º </text:span></text:p>
          </table:table-cell>
          <table:table-cell table:style-name="Table8.A2" office:value-type="string">
            <text:p text:style-name="P112">3”</text:p>
          </table:table-cell>
          <table:table-cell table:style-name="Table8.A2" office:value-type="string">
            <text:p text:style-name="P113"><text:span text:style-name="T151">1</text:span><text:span text:style-name="T194">35</text:span><text:span text:style-name="T111">º </text:span></text:p>
          </table:table-cell>
          <table:table-cell table:style-name="Table8.A2" office:value-type="string">
            <text:p text:style-name="P112">3”</text:p>
          </table:table-cell>
          <table:table-cell table:style-name="Table8.A2" office:value-type="string">
            <text:p text:style-name="P113"><text:span text:style-name="T194">90</text:span><text:span text:style-name="T111">º </text:span></text:p>
          </table:table-cell>
          <table:table-cell table:style-name="Table8.A2" office:value-type="string">
            <text:p text:style-name="P112">2”</text:p>
          </table:table-cell>
          <table:table-cell table:style-name="Table8.A2" office:value-type="string">
            <text:p text:style-name="P113"><text:span text:style-name="T194">90</text:span><text:span text:style-name="T111">º </text:span></text:p>
          </table:table-cell>
          <table:table-cell table:style-name="Table8.A2" office:value-type="string">
            <text:p text:style-name="P112">2”</text:p>
          </table:table-cell>
          <table:table-cell table:style-name="Table8.A2" office:value-type="string">
            <text:p text:style-name="P113"><text:span text:style-name="T115">45</text:span><text:span text:style-name="T111">º </text:span></text:p>
          </table:table-cell>
          <table:table-cell table:style-name="Table8.K2" office:value-type="string">
            <text:p text:style-name="P112">1”</text:p>
          </table:table-cell>
        </table:table-row>
        <table:table-row table:style-name="TableLine140244257842096">
          <table:table-cell table:style-name="Table8.A2" office:value-type="string">
            <text:p text:style-name="P110">6</text:p>
          </table:table-cell>
          <table:table-cell table:style-name="Table8.A2" office:value-type="string">
            <text:p text:style-name="P113"><text:span text:style-name="T151">180</text:span><text:span text:style-name="T111">º </text:span></text:p>
          </table:table-cell>
          <table:table-cell table:style-name="Table8.A2" office:value-type="string">
            <text:p text:style-name="P112">4”</text:p>
          </table:table-cell>
          <table:table-cell table:style-name="Table8.A2" office:value-type="string">
            <text:p text:style-name="P113"><text:span text:style-name="T151">1</text:span><text:span text:style-name="T194">35</text:span><text:span text:style-name="T111">º </text:span></text:p>
          </table:table-cell>
          <table:table-cell table:style-name="Table8.A2" office:value-type="string">
            <text:p text:style-name="P112">3”</text:p>
          </table:table-cell>
          <table:table-cell table:style-name="Table8.A2" office:value-type="string">
            <text:p text:style-name="P113"><text:span text:style-name="T151">1</text:span><text:span text:style-name="T194">35</text:span><text:span text:style-name="T111">º </text:span></text:p>
          </table:table-cell>
          <table:table-cell table:style-name="Table8.A2" office:value-type="string">
            <text:p text:style-name="P112">3”</text:p>
          </table:table-cell>
          <table:table-cell table:style-name="Table8.A2" office:value-type="string">
            <text:p text:style-name="P113"><text:span text:style-name="T194">90</text:span><text:span text:style-name="T111">º </text:span></text:p>
          </table:table-cell>
          <table:table-cell table:style-name="Table8.A2" office:value-type="string">
            <text:p text:style-name="P112">2”</text:p>
          </table:table-cell>
          <table:table-cell table:style-name="Table8.A2" office:value-type="string">
            <text:p text:style-name="P113"><text:span text:style-name="T115">45</text:span><text:span text:style-name="T111">º </text:span></text:p>
          </table:table-cell>
          <table:table-cell table:style-name="Table8.K2" office:value-type="string">
            <text:p text:style-name="P112">1”</text:p>
          </table:table-cell>
        </table:table-row>
        <table:table-row table:style-name="Table8.9">
          <table:table-cell table:style-name="Table8.A2" office:value-type="string">
            <text:p text:style-name="P110">7</text:p>
          </table:table-cell>
          <table:table-cell table:style-name="Table8.A2" office:value-type="string">
            <text:p text:style-name="P113"><text:span text:style-name="T151">180</text:span><text:span text:style-name="T111">º </text:span></text:p>
          </table:table-cell>
          <table:table-cell table:style-name="Table8.A2" office:value-type="string">
            <text:p text:style-name="P112">4”</text:p>
          </table:table-cell>
          <table:table-cell table:style-name="Table8.A2" office:value-type="string">
            <text:p text:style-name="P113"><text:span text:style-name="T151">180</text:span><text:span text:style-name="T111">º </text:span></text:p>
          </table:table-cell>
          <table:table-cell table:style-name="Table8.A2" office:value-type="string">
            <text:p text:style-name="P112">4”</text:p>
          </table:table-cell>
          <table:table-cell table:style-name="Table8.A2" office:value-type="string">
            <text:p text:style-name="P113"><text:span text:style-name="T151">1</text:span><text:span text:style-name="T194">35</text:span><text:span text:style-name="T111">º </text:span></text:p>
          </table:table-cell>
          <table:table-cell table:style-name="Table8.A2" office:value-type="string">
            <text:p text:style-name="P112">3”</text:p>
          </table:table-cell>
          <table:table-cell table:style-name="Table8.A2" office:value-type="string">
            <text:p text:style-name="P113"><text:span text:style-name="T194">90</text:span><text:span text:style-name="T111">º </text:span></text:p>
          </table:table-cell>
          <table:table-cell table:style-name="Table8.A2" office:value-type="string">
            <text:p text:style-name="P112">2”</text:p>
          </table:table-cell>
          <table:table-cell table:style-name="Table8.A2" office:value-type="string">
            <text:p text:style-name="P113"><text:span text:style-name="T115">45</text:span><text:span text:style-name="T111">º </text:span></text:p>
          </table:table-cell>
          <table:table-cell table:style-name="Table8.K2" office:value-type="string">
            <text:p text:style-name="P112">1”</text:p>
          </table:table-cell>
        </table:table-row>
        <table:table-row table:style-name="TableLine140244257880496">
          <table:table-cell table:style-name="Table8.K2" table:number-columns-spanned="11" office:value-type="string">
            <text:p text:style-name="P109">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09"/>
      <text:p text:style-name="P176"><text:span text:style-name="T66">When</text:span><text:span text:style-name="T59"> t</text:span><text:span text:style-name="T44">urn</text:span><text:span text:style-name="T66">ing</text:span><text:span text:style-name="T44"> the </text:span><text:span text:style-name="T66">aircraft</text:span><text:span text:style-name="T44"> moves at least 2” and then turns </text:span><text:span text:style-name="T216">up to</text:span><text:span text:style-name="T44"> the </text:span><text:span text:style-name="T72">given</text:span><text:span text:style-name="T44"> angle in the declared direction. </text:span><text:span text:style-name="T72">The aircraft</text:span><text:span text:style-name="T44"> then finishes </text:span><text:span text:style-name="T59">all </text:span><text:span text:style-name="T44">its remaining move, </text:span><text:span text:style-name="T59">given by its Speed,</text:span><text:span text:style-name="T44"> on the new heading.</text:span></text:p>
      <text:p text:style-name="P194"><text:span text:style-name="T195">If a</text:span> <text:span text:style-name="T196">s</text:span>ide-slip <text:span text:style-name="T195">is done instead of a turn then</text:span> the <text:span text:style-name="T195">aircraft</text:span> <text:span text:style-name="T236">moves </text:span>sideways up to the listed amount <text:span text:style-name="T195">and</text:span> then move<text:span text:style-name="T236">s</text:span> forward <text:span text:style-name="T195">a</text:span><text:span text:style-name="T172">ll </text:span>its remaining move, <text:span text:style-name="T172">given by its Speed</text:span>.</text:p>
      <text:p text:style-name="P179"><text:span text:style-name="T44">If a</text:span><text:span text:style-name="T66">n</text:span><text:span text:style-name="T44"> </text:span><text:span text:style-name="T66">aircraft</text:span><text:span text:style-name="T44"> turns </text:span><text:span text:style-name="T66">greater than</text:span><text:span text:style-name="T44"> </text:span><text:span text:style-name="T21">45</text:span><text:span text:style-name="T22">º</text:span><text:span text:style-name="T44"> or sideslips more than 1”, then it must make a Power check. Roll a di</text:span><text:span text:style-name="T66">c</text:span><text:span text:style-name="T44">e </text:span><text:span text:style-name="T66">and</text:span><text:span text:style-name="T44"> if the score is </text:span><text:span text:style-name="T66">greater than</text:span><text:span text:style-name="T44"> the </text:span><text:span text:style-name="T66">aircraft</text:span><text:span text:style-name="T44">’s Power then the aircraft</text:span><text:span text:style-name="T58"> drops by one altitude level </text:span><text:span text:style-name="T66">when making this manoeuvre</text:span><text:span text:style-name="T58">.</text:span></text:p>
      <text:p text:style-name="P211"/>
      <text:p text:style-name="P286"/>
      <text:p text:style-name="P287">Firing</text:p>
      <text:p text:style-name="P198">All firing is simultaneous so a plane which is destroyed, but which could have fired, gets to do so. </text:p>
      <text:p text:style-name="P239">Range</text:p>
      <text:p text:style-name="P198"><text:span text:style-name="T237">Maximum r</text:span><text:span text:style-name="T177">ange for all guns </text:span><text:span text:style-name="T237">is</text:span><text:span text:style-name="T177"> 9”; u</text:span>p to 3” is Close Range <text:span text:style-name="T237">and</text:span> <text:span text:style-name="T177">between 6” and 9” is Long Range</text:span>. All ranges are measured from <text:span text:style-name="T177">the centre of each aircraft, or the centre of each stand</text:span>.</text:p>
      <text:p text:style-name="P238"/>
      <text:p text:style-name="P238">Arcs</text:p>
      <text:p text:style-name="P183"><text:span text:style-name="T71">Firing arcs are</text:span><text:span text:style-name="T49"> </text:span><text:span text:style-name="T8">60º </text:span><text:span text:style-name="T13">wide, </text:span><text:span text:style-name="T17">which means </text:span><text:span text:style-name="T9">they are one side of a hexagon</text:span><text:span text:style-name="T10">. </text:span><text:span text:style-name="T13">The </text:span><text:span text:style-name="T17">specific </text:span><text:span text:style-name="T13">firing arcs </text:span><text:span text:style-name="T15">for </text:span><text:span text:style-name="T17">each</text:span><text:span text:style-name="T15"> type of aircraft</text:span><text:span text:style-name="T13">, along with pilot/observer guns, are given in the appendix detailing </text:span><text:span text:style-name="T14">the </text:span><text:span text:style-name="T13">aircraft attributes.</text:span></text:p>
      <table:table table:name="FiringArcs" table:style-name="FiringArcs">
        <table:table-column table:style-name="FiringArcs.A"/>
        <table:table-column table:style-name="FiringArcs.B"/>
        <table:table-column table:style-name="FiringArcs.C"/>
        <table:table-row table:style-name="TableLine140244257998160">
          <table:table-cell table:style-name="FiringArcs.A1" office:value-type="string">
            <text:p text:style-name="P215">Nose arc (N)</text:p>
          </table:table-cell>
          <table:table-cell table:style-name="FiringArcs.A1" office:value-type="string">
            <text:p text:style-name="P215">30º either side of the front of the aircraft, so 60º in total</text:p>
          </table:table-cell>
          <table:table-cell table:style-name="FiringArcs.C1" office:value-type="string">
            <text:p text:style-name="P215">target must be within <text:span text:style-name="T238">2</text:span><text:span text:style-name="T237"> level</text:span><text:span text:style-name="T238">s lower</text:span><text:span text:style-name="T237"> to </text:span><text:span text:style-name="T238">1</text:span><text:span text:style-name="T237"> level </text:span><text:span text:style-name="T238">higher</text:span></text:p>
          </table:table-cell>
        </table:table-row>
        <table:table-row table:style-name="TableLine140244257995056">
          <table:table-cell table:style-name="FiringArcs.A2" office:value-type="string">
            <text:p text:style-name="P215">Tail arc (T)</text:p>
          </table:table-cell>
          <table:table-cell table:style-name="FiringArcs.A2" office:value-type="string">
            <text:p text:style-name="P215">30º either side of the tail of the aircraft, again 60º in total</text:p>
          </table:table-cell>
          <table:table-cell table:style-name="FiringArcs.C2" table:number-rows-spanned="4" office:value-type="string">
            <text:p text:style-name="P228">target must be <text:span text:style-name="T237">at the same level or up to two levels higher</text:span></text:p>
          </table:table-cell>
        </table:table-row>
        <table:table-row table:style-name="TableLine140244257997104">
          <table:table-cell table:style-name="FiringArcs.A2" office:value-type="string">
            <text:p text:style-name="P215">Left arc (L)</text:p>
          </table:table-cell>
          <table:table-cell table:style-name="FiringArcs.A2" office:value-type="string">
            <text:p text:style-name="P215">60º to the left side of the aircraft, starting from where the tail arc finishes</text:p>
          </table:table-cell>
          <table:covered-table-cell table:style-name="FiringArcs.C2"/>
        </table:table-row>
        <table:table-row table:style-name="TableLine140244258001456">
          <table:table-cell table:style-name="FiringArcs.A2" office:value-type="string">
            <text:p text:style-name="P215">Right arc (R)</text:p>
          </table:table-cell>
          <table:table-cell table:style-name="FiringArcs.A2" office:value-type="string">
            <text:p text:style-name="P215">60º to the right side of the aircraft, starting from where the tail arc finishes</text:p>
          </table:table-cell>
          <table:covered-table-cell table:style-name="FiringArcs.C2"/>
        </table:table-row>
        <table:table-row table:style-name="TableLine140244258002176">
          <table:table-cell table:style-name="FiringArcs.A2" office:value-type="string">
            <text:p text:style-name="P215">Upward arc (U)</text:p>
          </table:table-cell>
          <table:table-cell table:style-name="FiringArcs.A2" office:value-type="string">
            <text:p text:style-name="P215">used for forward firing moveable guns, the same as the Nose arc</text:p>
          </table:table-cell>
          <table:covered-table-cell table:style-name="FiringArcs.C2"/>
        </table:table-row>
      </table:table>
      <text:p text:style-name="P172"/>
      <text:p text:style-name="P187"><text:span text:style-name="T7">For example 2PN would be two forward firing guns </text:span><text:span text:style-name="T16">operated by the pilot, </text:span><text:span text:style-name="T7">able to target aircraft flying between one level higher and tw</text:span><text:span text:style-name="T12">o</text:span><text:span text:style-name="T7"> levels lower tha</text:span><text:span text:style-name="T11">n</text:span><text:span text:style-name="T7"> the attacker. O1LRT would be a moveable gun </text:span><text:span text:style-name="T16">operated by the observer, </text:span><text:span text:style-name="T7">able to cover the tail and to the left and right of the aircraft. </text:span></text:p>
      <text:p text:style-name="P210"><text:span text:style-name="T18">Some aircraft, such as the SE5/5A, have both a fixed gun and a moveable gun </text:span><text:span text:style-name="T19">to give </text:span><text:span text:style-name="T20">P:1N P:1NU</text:span><text:span text:style-name="T18">. </text:span><text:span text:style-name="T19">This means that both guns can fire using the nose arc, counting as twin guns, but only one gun can fire in the upward arc.</text:span></text:p>
      <text:p text:style-name="P238"/>
      <text:p text:style-name="P238">Damage</text:p>
      <text:p text:style-name="P197"><text:span text:style-name="T220">If a target is in range then the attacker may chose to fire. </text:span>Determine how many dice are rolled, <text:span text:style-name="T221">with </text:span><text:span text:style-name="T215">o</text:span><text:span text:style-name="T214">ne</text:span> of the dice <text:span text:style-name="T221">being</text:span> a different colour to the other <text:span text:style-name="T178">dice – </text:span><text:span text:style-name="T221">we assume it is red for these rules</text:span>.</text:p>
      <text:p text:style-name="P195"><text:span text:style-name="T221">S</text:span>tart with two dice <text:span text:style-name="T177">then add / subtract </text:span><text:span text:style-name="T220">using these</text:span><text:span text:style-name="T177"> modifiers:</text:span></text:p>
      <table:table table:name="Table6" table:style-name="Table6">
        <table:table-column table:style-name="Table6.A"/>
        <table:table-column table:style-name="Table6.B"/>
        <table:table-row table:style-name="TableLine140244258016288">
          <table:table-cell table:style-name="Table6.A1" office:value-type="string">
            <text:p text:style-name="P215"/>
          </table:table-cell>
          <table:table-cell table:style-name="Table6.B1" office:value-type="string">
            <text:p text:style-name="P215">Number of dice</text:p>
          </table:table-cell>
        </table:table-row>
        <table:table-row table:style-name="TableLine140244258002896">
          <table:table-cell table:style-name="Table6.A2" office:value-type="string">
            <text:p text:style-name="P215">Close Range</text:p>
          </table:table-cell>
          <table:table-cell table:style-name="Table6.B2" office:value-type="string">
            <text:p text:style-name="P216">+1</text:p>
          </table:table-cell>
        </table:table-row>
        <table:table-row table:style-name="TableLine140244258014848">
          <table:table-cell table:style-name="Table6.A2" office:value-type="string">
            <text:p text:style-name="P215">Ace firing</text:p>
          </table:table-cell>
          <table:table-cell table:style-name="Table6.B2" office:value-type="string">
            <text:p text:style-name="P216">+1</text:p>
          </table:table-cell>
        </table:table-row>
        <table:table-row table:style-name="TableLine140244258015568">
          <table:table-cell table:style-name="Table6.A2" office:value-type="string">
            <text:p text:style-name="P215">Firing into target’s Tail Arc from own Nose Arc</text:p>
          </table:table-cell>
          <table:table-cell table:style-name="Table6.B2" office:value-type="string">
            <text:p text:style-name="P216">+1</text:p>
          </table:table-cell>
        </table:table-row>
        <table:table-row table:style-name="TableLine140244257997824">
          <table:table-cell table:style-name="Table6.A2" office:value-type="string">
            <text:p text:style-name="P215">Long Range</text:p>
          </table:table-cell>
          <table:table-cell table:style-name="Table6.B2" office:value-type="string">
            <text:p text:style-name="P214">-<text:span text:style-name="T183">1</text:span></text:p>
          </table:table-cell>
        </table:table-row>
        <table:table-row table:style-name="TableLine140244257998912">
          <table:table-cell table:style-name="Table6.A2" office:value-type="string">
            <text:p text:style-name="P215">Novice firing</text:p>
          </table:table-cell>
          <table:table-cell table:style-name="Table6.B2" office:value-type="string">
            <text:p text:style-name="P214">-<text:span text:style-name="T183">1</text:span></text:p>
          </table:table-cell>
        </table:table-row>
        <table:table-row table:style-name="TableLine140244258022416">
          <table:table-cell table:style-name="Table6.A2" office:value-type="string">
            <text:p text:style-name="P215">Deflection shot, firing outside the target’s Tail Arc or Nose Arc</text:p>
          </table:table-cell>
          <table:table-cell table:style-name="Table6.B2" office:value-type="string">
            <text:p text:style-name="P216">-1</text:p>
          </table:table-cell>
        </table:table-row>
      </table:table>
      <text:p text:style-name="P190"/>
      <text:p text:style-name="P193"><text:soft-page-break/>Roll the relevant number of dice. If the <text:span text:style-name="T178">r</text:span>ed <text:span text:style-name="T178">d</text:span>i<text:span text:style-name="T178">c</text:span>e score<text:span text:style-name="T178">s</text:span> a ‘1’ the<text:span text:style-name="T178">n the</text:span> gun jam<text:span text:style-name="T178">med and there </text:span><text:span text:style-name="T221">is</text:span><text:span text:style-name="T178"> no damage/hits against the target aircraft – no matter what </text:span><text:span text:style-name="T250">any</text:span><text:span text:style-name="T178"> other dice values are</text:span>. <text:span text:style-name="T178">A jammed gun is </text:span><text:span text:style-name="T185">clear</text:span><text:span text:style-name="T178"> to </text:span><text:span text:style-name="T185">fire</text:span><text:span text:style-name="T178"> next turn; we assume the aircrew are really quick at getting their guns operational again.</text:span></text:p>
      <text:p text:style-name="P193">Each dice which scores ‘5’ or more is a hit if firing a single gun, ‘4’ or more if firing twin guns. Mark all hits off the target aircraft. Total up how many dice scored a‘6’ <text:span text:style-name="T178">and</text:span> <text:span text:style-name="T178">t</text:span>his is the Critical score.</text:p>
      <text:p text:style-name="P238"/>
      <text:p text:style-name="P238">Critical hit</text:p>
      <text:p text:style-name="P193"><text:span text:style-name="T178">If there is a </text:span>Critical score <text:span text:style-name="T178">then r</text:span>oll a <text:span text:style-name="T178">further dice</text:span>. If it scores equal to or less than the Critical score, then <text:span text:style-name="T178">the target aircraft has suffered a</text:span> critical hit. Roll a <text:span text:style-name="T178">further </text:span>di<text:span text:style-name="T178">c</text:span>e to see what <text:span text:style-name="T178">the critical hit is</text:span>:</text:p>
      <table:table table:name="CriticalHit" table:style-name="CriticalHit">
        <table:table-column table:style-name="CriticalHit.A"/>
        <table:table-column table:style-name="CriticalHit.B"/>
        <table:table-row table:style-name="TableLine140244258029840">
          <table:table-cell table:style-name="CriticalHit.A1" office:value-type="string">
            <text:p text:style-name="P217">Roll</text:p>
          </table:table-cell>
          <table:table-cell table:style-name="CriticalHit.B1" office:value-type="string">
            <text:p text:style-name="P220">Critical hit</text:p>
          </table:table-cell>
        </table:table-row>
        <table:table-row table:style-name="TableLine140244258023072">
          <table:table-cell table:style-name="CriticalHit.A2" office:value-type="string">
            <text:p text:style-name="P218">1</text:p>
          </table:table-cell>
          <table:table-cell table:style-name="CriticalHit.B2" office:value-type="string">
            <text:p text:style-name="P219"><text:span text:style-name="T251">Pilot</text:span> wounded: <text:s/>the aircraft sp<text:span text:style-name="T252">i</text:span>n<text:span text:style-name="T252">s</text:span> out of combat and crash land<text:span text:style-name="T252">s</text:span>, <text:span text:style-name="T252">it is out of play </text:span><text:span text:style-name="T251">and counts as a victory for the other side</text:span></text:p>
          </table:table-cell>
        </table:table-row>
        <table:table-row table:style-name="TableLine140244258023072">
          <table:table-cell table:style-name="CriticalHit.A2" office:value-type="string">
            <text:p text:style-name="P218">2</text:p>
          </table:table-cell>
          <table:table-cell table:style-name="CriticalHit.B2" office:value-type="string">
            <text:p text:style-name="P279"><text:span text:style-name="T251">O</text:span>bserver wounded: <text:span text:style-name="T251">the</text:span> observer can no longer perform tasks or fire weapons, <text:span text:style-name="T184">but the aircraft stay</text:span><text:span text:style-name="T251">s</text:span><text:span text:style-name="T184"> in play. </text:span><text:span text:style-name="T251">If there is no observer, for example a single-seat aircraft, then the target aircraft suffers no penalty. If there is more than one observer then randomly determine which one is hit</text:span></text:p>
          </table:table-cell>
        </table:table-row>
        <table:table-row table:style-name="TableLine140244258029120">
          <table:table-cell table:style-name="CriticalHit.A2" office:value-type="string">
            <text:p text:style-name="P218">3-4</text:p>
          </table:table-cell>
          <table:table-cell table:style-name="CriticalHit.B2" office:value-type="string">
            <text:p text:style-name="P215">Structural <text:span text:style-name="T250">damage:</text:span> plane takes an extra 2 hits</text:p>
          </table:table-cell>
        </table:table-row>
        <table:table-row table:style-name="TableLine140244258026448">
          <table:table-cell table:style-name="CriticalHit.A2" office:value-type="string">
            <text:p text:style-name="P277">5</text:p>
          </table:table-cell>
          <table:table-cell table:style-name="CriticalHit.B2" office:value-type="string">
            <text:p text:style-name="P278">Engine damaged: the aircraft is assumed to be smoking and must dive directly for home at one level per turn. If it manages to exit the play area then it is saved, otherwise it counts as a victory</text:p>
          </table:table-cell>
        </table:table-row>
        <table:table-row table:style-name="TableLine140244258026448">
          <table:table-cell table:style-name="CriticalHit.A2" office:value-type="string">
            <text:p text:style-name="P218">6</text:p>
          </table:table-cell>
          <table:table-cell table:style-name="CriticalHit.B2" office:value-type="string">
            <text:p text:style-name="P219">Engine <text:span text:style-name="T250">disabled</text:span><text:span text:style-name="T184">:</text:span> <text:span text:style-name="T184">o</text:span>n an aircraft with more than one engine, the aircraft takes 2 hits and loses 1” off its speed. In all other cases the aircraft is forced to land, is out of play <text:span text:style-name="T251">and counts as a victory</text:span></text:p>
          </table:table-cell>
        </table:table-row>
      </table:table>
      <text:p text:style-name="P190"/>
      <text:p text:style-name="P190">If <text:span text:style-name="T179">the number of hits on an aircraft is equal or greater</text:span> <text:span text:style-name="T179">than its strength then it is out of play, being assumed to have made an emergency/forced landing.</text:span></text:p>
      <text:p text:style-name="P235"/>
      <text:p text:style-name="P235">Drum fed guns</text:p>
      <text:p text:style-name="P249">All guns used by the observers and some some guns used by pilots (<text:span text:style-name="T221">most</text:span> Nieuport fighters, the SE5A, <text:span text:style-name="T221">etc</text:span>) were drum fed. <text:s/><text:span text:style-name="T123">If the </text:span><text:span text:style-name="T124">r</text:span><text:span text:style-name="T123">ed </text:span><text:span text:style-name="T124">d</text:span><text:span text:style-name="T123">i</text:span><text:span text:style-name="T124">c</text:span><text:span text:style-name="T123">e score</text:span><text:span text:style-name="T124">s</text:span><text:span text:style-name="T123"> a ‘</text:span><text:span text:style-name="T119">2</text:span><text:span text:style-name="T123">’ the</text:span><text:span text:style-name="T124">n the</text:span><text:span text:style-name="T123"> </text:span><text:span text:style-name="T119">pilot/observer did not </text:span><text:span text:style-name="T126">manage to </text:span><text:span text:style-name="T119">fire but instead changed the ammunition drum – so no damage to the target this turn. This is in addition to the </text:span><text:span text:style-name="T123">gun jam</text:span><text:span text:style-name="T124">m</text:span><text:span text:style-name="T125">ing</text:span><text:span text:style-name="T124"> </text:span><text:span text:style-name="T119">on a red dice ‘1’, </text:span><text:span text:style-name="T125">which also </text:span><text:span text:style-name="T133">results in</text:span><text:span text:style-name="T125"> no damage to the target</text:span><text:span text:style-name="T119">.</text:span></text:p>
      <text:p text:style-name="P242"/>
      <text:p text:style-name="P242"/>
      <text:p text:style-name="P289"><text:span text:style-name="T212">D</text:span>iscretion</text:p>
      <text:p text:style-name="P252"><text:span text:style-name="T212">Aircrew had to be very pragmatic – if they were shot down or killed then they would be no further use to their comrades. Keeping to the principle of ‘</text:span>discretion is the better part of valo<text:span text:style-name="T212">u</text:span>r’, <text:span text:style-name="T212">if an aircraft comes under fire then check </text:span><text:span text:style-name="T240">for</text:span><text:span text:style-name="T212"> the pilot’</text:span><text:span text:style-name="T240">s decision/discretion</text:span><text:span text:style-name="T212"> (the observer had very little say in whether to escape or stay and fight). </text:span><text:span text:style-name="T213">There is no need to check discretion if the aircraft is still attached to a group, reasoning that a pilot is more likely to takes his chances with</text:span><text:span text:style-name="T241">in</text:span><text:span text:style-name="T213"> a group rather than on his own. </text:span><text:span text:style-name="T249">There is also no need to check Discretion for Aces, as they had a special breed of valour.</text:span></text:p>
      <text:p text:style-name="P253">When an individual aircraft comes under fire, roll a ‘6’ dice. If the roll is less than the <text:span text:style-name="T258">total </text:span>number of hits incurred <text:span text:style-name="T214">that turn</text:span><text:span text:style-name="T167"> </text:span><text:span text:style-name="T169">by all attackers</text:span><text:span text:style-name="T214">,</text:span> then the pilot will attempt to leave the combat. Roll a further dice:<text:line-break/></text:p>
      <table:table table:name="Table9" table:style-name="Table9">
        <table:table-column table:style-name="Table9.A"/>
        <table:table-column table:style-name="Table9.B"/>
        <table:table-column table:style-name="Table9.C"/>
        <table:table-row table:style-name="TableLine140244258041296">
          <table:table-cell table:style-name="Table9.A1" office:value-type="string">
            <text:p text:style-name="P256">Roll</text:p>
          </table:table-cell>
          <table:table-cell table:style-name="Table9.A1" office:value-type="string">
            <text:p text:style-name="P257">Allied</text:p>
          </table:table-cell>
          <table:table-cell table:style-name="Table9.C1" office:value-type="string">
            <text:p text:style-name="P257">German + Austro-Hungarian</text:p>
          </table:table-cell>
        </table:table-row>
        <table:table-row table:style-name="TableLine140244258036112">
          <table:table-cell table:style-name="Table9.A2" office:value-type="string">
            <text:p text:style-name="P257">1</text:p>
          </table:table-cell>
          <table:table-cell table:style-name="Table9.A2" office:value-type="string">
            <text:p text:style-name="P257">Spin out of combat and land – counts as a victory</text:p>
          </table:table-cell>
          <table:table-cell table:style-name="Table9.C2" table:number-rows-spanned="2" office:value-type="string">
            <text:p text:style-name="P257">Spin out of combat <text:span text:style-name="T217">and head home </text:span>– counts as an ‘Out of Control’ victory</text:p>
          </table:table-cell>
        </table:table-row>
        <table:table-row table:style-name="TableLine140244258042016">
          <table:table-cell table:style-name="Table9.A2" office:value-type="string">
            <text:p text:style-name="P257">2-3</text:p>
          </table:table-cell>
          <table:table-cell table:style-name="Table9.A2" table:number-rows-spanned="2" office:value-type="string">
            <text:p text:style-name="P257">Dive <text:span text:style-name="T217">for home </text:span><text:span text:style-name="T256">away from </text:span>combat</text:p>
          </table:table-cell>
          <table:covered-table-cell table:style-name="Table9.C2"/>
        </table:table-row>
        <table:table-row table:style-name="TableLine140244258027168">
          <table:table-cell table:style-name="Table9.A2" office:value-type="string">
            <text:p text:style-name="P257">4-6</text:p>
          </table:table-cell>
          <table:covered-table-cell table:style-name="Table9.A2"/>
          <table:table-cell table:style-name="Table9.C2" office:value-type="string">
            <text:p text:style-name="P257">Dive <text:span text:style-name="T217">for home </text:span><text:span text:style-name="T256">away from</text:span> combat</text:p>
          </table:table-cell>
        </table:table-row>
      </table:table>
      <text:p text:style-name="P253"/>
      <text:p text:style-name="P254">If the aircraft is diving for home then it heads <text:span text:style-name="T257">directly </text:span>for its side of the board, diving one level each turn, until it is out of play <text:span text:style-name="T257">or forced down by the other side</text:span>. <text:span text:style-name="T218">If the aircraft is spinning then it can be removed from play at any time – it is out of the game and already counts as a victory for the other side.</text:span></text:p>
      <text:p text:style-name="P285">For example, a BE2c with an existing 1 hit of damage is attacked by two Fokker E.IIIs in the same turn. The first Fokker inflicts 2 damage, the second one inflicts 1 damage. The BE2c now has 4 hits of damage but only 3 were inflicted this turn, so the BE2c rolls against 3. Unluckily the BE2c rolls a 2, which is less than 3, <text:s/>and so must roll again to see what <text:span text:style-name="T259">discretion / </text:span>action to take. The BE2c then rolls a 4 and so must dive for home (as it turns out a good strategy since it is <text:span text:style-name="T259">already </text:span>outgunned and outclassed).</text:p>
      <text:p text:style-name="P281">Appendix 1 – <text:span text:style-name="T136">Aircraft attributes</text:span></text:p>
      <text:p text:style-name="P180"/>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67">German and Aust<text:span text:style-name="T145">ro-Hunga</text:span>rian</text:p>
            </table:table-cell>
            <table:table-cell table:style-name="Table2.A1" office:value-type="string">
              <text:p text:style-name="P117">Crew</text:p>
            </table:table-cell>
            <table:table-cell table:style-name="Table2.A1" office:value-type="string">
              <text:p text:style-name="P132">Armament</text:p>
            </table:table-cell>
            <table:table-cell table:style-name="Table2.A1" office:value-type="string">
              <text:p text:style-name="P156">Engine</text:p>
            </table:table-cell>
            <table:table-cell table:style-name="Table2.A1" office:value-type="string">
              <text:p text:style-name="P165">Power</text:p>
            </table:table-cell>
            <table:table-cell table:style-name="Table2.A1" office:value-type="string">
              <text:p text:style-name="P165">Speed</text:p>
            </table:table-cell>
            <table:table-cell table:style-name="Table2.A1" office:value-type="string">
              <text:p text:style-name="P166">Climb</text:p>
            </table:table-cell>
            <table:table-cell table:style-name="Table2.A1" office:value-type="string">
              <text:p text:style-name="P159">Strength</text:p>
            </table:table-cell>
            <table:table-cell table:style-name="Table2.A1" office:value-type="string">
              <text:p text:style-name="P165">Agility</text:p>
            </table:table-cell>
            <table:table-cell table:style-name="Table2.J1" office:value-type="string">
              <text:p text:style-name="P165">Comments</text:p>
            </table:table-cell>
          </table:table-row>
        </table:table-header-rows>
        <table:table-row table:style-name="Table2.2">
          <table:table-cell table:style-name="Table2.A2" office:value-type="string">
            <text:p text:style-name="P129">Albatros D.II</text:p>
          </table:table-cell>
          <table:table-cell table:style-name="Table2.A2" office:value-type="string">
            <text:p text:style-name="P118">1<text:span text:style-name="T135">P</text:span></text:p>
          </table:table-cell>
          <table:table-cell table:style-name="Table2.A2" office:value-type="string">
            <text:p text:style-name="P131">P:2N</text:p>
          </table:table-cell>
          <table:table-cell table:style-name="Table2.A2" office:value-type="string">
            <text:p text:style-name="P116">1</text:p>
          </table:table-cell>
          <table:table-cell table:style-name="Table2.A2" office:value-type="string">
            <text:p text:style-name="P133">4</text:p>
          </table:table-cell>
          <table:table-cell table:style-name="Table2.A2" office:value-type="string">
            <text:p text:style-name="P125">5</text:p>
          </table:table-cell>
          <table:table-cell table:style-name="Table2.A2" office:value-type="string">
            <text:p text:style-name="P168">B</text:p>
          </table:table-cell>
          <table:table-cell table:style-name="Table2.A2" office:value-type="string">
            <text:p text:style-name="P127">6</text:p>
          </table:table-cell>
          <table:table-cell table:style-name="Table2.A2" office:value-type="string">
            <text:p text:style-name="P125">B</text:p>
          </table:table-cell>
          <table:table-cell table:style-name="Table2.J2" office:value-type="string">
            <text:p text:style-name="P126"/>
          </table:table-cell>
        </table:table-row>
        <table:table-row table:style-name="TableLine140244228573232">
          <table:table-cell table:style-name="Table2.A2" office:value-type="string">
            <text:p text:style-name="P129">Albatros D.II<text:span text:style-name="T1">I</text:span></text:p>
          </table:table-cell>
          <table:table-cell table:style-name="Table2.A2" office:value-type="string">
            <text:p text:style-name="P118">1<text:span text:style-name="T135">P</text:span></text:p>
          </table:table-cell>
          <table:table-cell table:style-name="Table2.A2" office:value-type="string">
            <text:p text:style-name="P131">P:2N</text:p>
          </table:table-cell>
          <table:table-cell table:style-name="Table2.A2" office:value-type="string">
            <text:p text:style-name="P116">1</text:p>
          </table:table-cell>
          <table:table-cell table:style-name="Table2.A2" office:value-type="string">
            <text:p text:style-name="P133">5</text:p>
          </table:table-cell>
          <table:table-cell table:style-name="Table2.A2" office:value-type="string">
            <text:p text:style-name="P125">5</text:p>
          </table:table-cell>
          <table:table-cell table:style-name="Table2.A2" office:value-type="string">
            <text:p text:style-name="P168">B</text:p>
          </table:table-cell>
          <table:table-cell table:style-name="Table2.A2" office:value-type="string">
            <text:p text:style-name="P127">6</text:p>
          </table:table-cell>
          <table:table-cell table:style-name="Table2.A2" office:value-type="string">
            <text:p text:style-name="P128">B</text:p>
          </table:table-cell>
          <table:table-cell table:style-name="Table2.J2" office:value-type="string">
            <text:p text:style-name="P126"/>
          </table:table-cell>
        </table:table-row>
        <table:table-row table:style-name="Table2.4">
          <table:table-cell table:style-name="Table2.A2" office:value-type="string">
            <text:p text:style-name="P130">Albatros D.V / D.Va</text:p>
          </table:table-cell>
          <table:table-cell table:style-name="Table2.A2" office:value-type="string">
            <text:p text:style-name="P118">1<text:span text:style-name="T135">P</text:span></text:p>
          </table:table-cell>
          <table:table-cell table:style-name="Table2.A2" office:value-type="string">
            <text:p text:style-name="P131">P:2N</text:p>
          </table:table-cell>
          <table:table-cell table:style-name="Table2.A2" office:value-type="string">
            <text:p text:style-name="P116">1</text:p>
          </table:table-cell>
          <table:table-cell table:style-name="Table2.A2" office:value-type="string">
            <text:p text:style-name="P134">5</text:p>
          </table:table-cell>
          <table:table-cell table:style-name="Table2.A2" office:value-type="string">
            <text:p text:style-name="P135">6</text:p>
          </table:table-cell>
          <table:table-cell table:style-name="Table2.A2" office:value-type="string">
            <text:p text:style-name="P168">B</text:p>
          </table:table-cell>
          <table:table-cell table:style-name="Table2.A2" office:value-type="string">
            <text:p text:style-name="P127">6</text:p>
          </table:table-cell>
          <table:table-cell table:style-name="Table2.A2" office:value-type="string">
            <text:p text:style-name="P128">B</text:p>
          </table:table-cell>
          <table:table-cell table:style-name="Table2.J2" office:value-type="string">
            <text:p text:style-name="P126"/>
          </table:table-cell>
        </table:table-row>
        <table:table-row table:style-name="TableLine140244228574288">
          <table:table-cell table:style-name="Table2.A2" office:value-type="string">
            <text:p text:style-name="P119">Aviatik D.I <text:span text:style-name="T36">(</text:span><text:span text:style-name="T35">Austr</text:span><text:span text:style-name="T193">o-Hungar</text:span><text:span text:style-name="T35">ian</text:span><text:span text:style-name="T36">)</text:span></text:p>
          </table:table-cell>
          <table:table-cell table:style-name="Table2.A2" office:value-type="string">
            <text:p text:style-name="P118">1<text:span text:style-name="T135">P</text:span></text:p>
          </table:table-cell>
          <table:table-cell table:style-name="Table2.A2" office:value-type="string">
            <text:p text:style-name="P131">P:2N</text:p>
          </table:table-cell>
          <table:table-cell table:style-name="Table2.A2" office:value-type="string">
            <text:p text:style-name="P116">1</text:p>
          </table:table-cell>
          <table:table-cell table:style-name="Table2.A2" office:value-type="string">
            <text:p text:style-name="P133">5</text:p>
          </table:table-cell>
          <table:table-cell table:style-name="Table2.A2" office:value-type="string">
            <text:p text:style-name="P136">6</text:p>
          </table:table-cell>
          <table:table-cell table:style-name="Table2.A2" office:value-type="string">
            <text:p text:style-name="P170">B</text:p>
          </table:table-cell>
          <table:table-cell table:style-name="Table2.A2" office:value-type="string">
            <text:p text:style-name="P137">6</text:p>
          </table:table-cell>
          <table:table-cell table:style-name="Table2.A2" office:value-type="string">
            <text:p text:style-name="P128">C</text:p>
          </table:table-cell>
          <table:table-cell table:style-name="Table2.J2" office:value-type="string">
            <text:p text:style-name="P119"><text:span text:style-name="T35">Also known as </text:span><text:span text:style-name="T4">Berg D.I</text:span></text:p>
          </table:table-cell>
        </table:table-row>
        <table:table-row table:style-name="TableLine140244228574560">
          <table:table-cell table:style-name="Table2.A2" office:value-type="string">
            <text:p text:style-name="P116">Fokker E.III</text:p>
          </table:table-cell>
          <table:table-cell table:style-name="Table2.A2" office:value-type="string">
            <text:p text:style-name="P118">1<text:span text:style-name="T135">P</text:span></text:p>
          </table:table-cell>
          <table:table-cell table:style-name="Table2.A2" office:value-type="string">
            <text:p text:style-name="P131">P:1N</text:p>
          </table:table-cell>
          <table:table-cell table:style-name="Table2.A2" office:value-type="string">
            <text:p text:style-name="P116">1</text:p>
          </table:table-cell>
          <table:table-cell table:style-name="Table2.A2" office:value-type="string">
            <text:p text:style-name="P138">3</text:p>
          </table:table-cell>
          <table:table-cell table:style-name="Table2.A2" office:value-type="string">
            <text:p text:style-name="P125">4</text:p>
          </table:table-cell>
          <table:table-cell table:style-name="Table2.A2" office:value-type="string">
            <text:p text:style-name="P168">D</text:p>
          </table:table-cell>
          <table:table-cell table:style-name="Table2.A2" office:value-type="string">
            <text:p text:style-name="P139">5</text:p>
          </table:table-cell>
          <table:table-cell table:style-name="Table2.A2" office:value-type="string">
            <text:p text:style-name="P128">D</text:p>
          </table:table-cell>
          <table:table-cell table:style-name="Table2.J2" office:value-type="string">
            <text:p text:style-name="P140">Fokker <text:span text:style-name="T1">Eindecker</text:span></text:p>
          </table:table-cell>
        </table:table-row>
        <table:table-row table:style-name="TableLine140244228574832">
          <table:table-cell table:style-name="Table2.A2" office:value-type="string">
            <text:p text:style-name="P116">Fokker D.III</text:p>
          </table:table-cell>
          <table:table-cell table:style-name="Table2.A2" office:value-type="string">
            <text:p text:style-name="P118">1<text:span text:style-name="T135">P</text:span></text:p>
          </table:table-cell>
          <table:table-cell table:style-name="Table2.A2" office:value-type="string">
            <text:p text:style-name="P131">P:1N</text:p>
          </table:table-cell>
          <table:table-cell table:style-name="Table2.A2" office:value-type="string">
            <text:p text:style-name="P116">1</text:p>
          </table:table-cell>
          <table:table-cell table:style-name="Table2.A2" office:value-type="string">
            <text:p text:style-name="P138">3</text:p>
          </table:table-cell>
          <table:table-cell table:style-name="Table2.A2" office:value-type="string">
            <text:p text:style-name="P142">5</text:p>
          </table:table-cell>
          <table:table-cell table:style-name="Table2.A2" office:value-type="string">
            <text:p text:style-name="P168">C</text:p>
          </table:table-cell>
          <table:table-cell table:style-name="Table2.A2" office:value-type="string">
            <text:p text:style-name="P139">5</text:p>
          </table:table-cell>
          <table:table-cell table:style-name="Table2.A2" office:value-type="string">
            <text:p text:style-name="P128">D</text:p>
          </table:table-cell>
          <table:table-cell table:style-name="Table2.J2" office:value-type="string">
            <text:p text:style-name="P126"/>
          </table:table-cell>
        </table:table-row>
        <table:table-row table:style-name="TableLine140244228573776">
          <table:table-cell table:style-name="Table2.A2" office:value-type="string">
            <text:p text:style-name="P116">Fokker Dr.I</text:p>
          </table:table-cell>
          <table:table-cell table:style-name="Table2.A2" office:value-type="string">
            <text:p text:style-name="P118">1<text:span text:style-name="T135">P</text:span></text:p>
          </table:table-cell>
          <table:table-cell table:style-name="Table2.A2" office:value-type="string">
            <text:p text:style-name="P131">P:2N<text:span text:style-name="T5">U</text:span></text:p>
          </table:table-cell>
          <table:table-cell table:style-name="Table2.A2" office:value-type="string">
            <text:p text:style-name="P116">1</text:p>
          </table:table-cell>
          <table:table-cell table:style-name="Table2.A2" office:value-type="string">
            <text:p text:style-name="P143">5</text:p>
          </table:table-cell>
          <table:table-cell table:style-name="Table2.A2" office:value-type="string">
            <text:p text:style-name="P135">5</text:p>
          </table:table-cell>
          <table:table-cell table:style-name="Table2.A2" office:value-type="string">
            <text:p text:style-name="P168">A</text:p>
          </table:table-cell>
          <table:table-cell table:style-name="Table2.A2" office:value-type="string">
            <text:p text:style-name="P139">5</text:p>
          </table:table-cell>
          <table:table-cell table:style-name="Table2.A2" office:value-type="string">
            <text:p text:style-name="P128">A</text:p>
          </table:table-cell>
          <table:table-cell table:style-name="Table2.J2" office:value-type="string">
            <text:p text:style-name="P140">Fokker <text:span text:style-name="T1">Triplane, </text:span>agility <text:span text:style-name="T40">allow</text:span>s fir<text:span text:style-name="T40">e</text:span> at incline </text:p>
          </table:table-cell>
        </table:table-row>
        <table:table-row table:style-name="Table2.9">
          <table:table-cell table:style-name="Table2.A2" office:value-type="string">
            <text:p text:style-name="P116">Fokker D.VII <text:span text:style-name="T43">(Mercedes DIIIa)</text:span></text:p>
          </table:table-cell>
          <table:table-cell table:style-name="Table2.A2" office:value-type="string">
            <text:p text:style-name="P118">1<text:span text:style-name="T135">P</text:span></text:p>
          </table:table-cell>
          <table:table-cell table:style-name="Table2.A2" office:value-type="string">
            <text:p text:style-name="P131">P:2N<text:span text:style-name="T5">U</text:span></text:p>
          </table:table-cell>
          <table:table-cell table:style-name="Table2.A2" office:value-type="string">
            <text:p text:style-name="P116">1</text:p>
          </table:table-cell>
          <table:table-cell table:style-name="Table2.A2" office:value-type="string">
            <text:p text:style-name="P143">6</text:p>
          </table:table-cell>
          <table:table-cell table:style-name="Table2.A2" office:value-type="string">
            <text:p text:style-name="P125">6</text:p>
          </table:table-cell>
          <table:table-cell table:style-name="Table2.A2" office:value-type="string">
            <text:p text:style-name="P168">B</text:p>
          </table:table-cell>
          <table:table-cell table:style-name="Table2.A2" office:value-type="string">
            <text:p text:style-name="P139">7</text:p>
          </table:table-cell>
          <table:table-cell table:style-name="Table2.A2" office:value-type="string">
            <text:p text:style-name="P128">B</text:p>
          </table:table-cell>
          <table:table-cell table:style-name="Table2.J2" office:value-type="string">
            <text:p text:style-name="P140"><text:s/>‘<text:span text:style-name="T42">H</text:span>ang on the prop’ to fire at incline</text:p>
          </table:table-cell>
        </table:table-row>
        <table:table-row table:style-name="TableLine140244228575376">
          <table:table-cell table:style-name="Table2.A2" office:value-type="string">
            <text:p text:style-name="P116">Fokker D.VII<text:span text:style-name="T42">F </text:span><text:span text:style-name="T43">(BMW IIIa)</text:span></text:p>
          </table:table-cell>
          <table:table-cell table:style-name="Table2.A2" office:value-type="string">
            <text:p text:style-name="P118">1<text:span text:style-name="T135">P</text:span></text:p>
          </table:table-cell>
          <table:table-cell table:style-name="Table2.A2" office:value-type="string">
            <text:p text:style-name="P131">P:2N<text:span text:style-name="T5">U</text:span></text:p>
          </table:table-cell>
          <table:table-cell table:style-name="Table2.A2" office:value-type="string">
            <text:p text:style-name="P116">1</text:p>
          </table:table-cell>
          <table:table-cell table:style-name="Table2.A2" office:value-type="string">
            <text:p text:style-name="P143">6</text:p>
          </table:table-cell>
          <table:table-cell table:style-name="Table2.A2" office:value-type="string">
            <text:p text:style-name="P144">7</text:p>
          </table:table-cell>
          <table:table-cell table:style-name="Table2.A2" office:value-type="string">
            <text:p text:style-name="P168">A</text:p>
          </table:table-cell>
          <table:table-cell table:style-name="Table2.A2" office:value-type="string">
            <text:p text:style-name="P139">7</text:p>
          </table:table-cell>
          <table:table-cell table:style-name="Table2.A2" office:value-type="string">
            <text:p text:style-name="P128">B</text:p>
          </table:table-cell>
          <table:table-cell table:style-name="Table2.J2" office:value-type="string">
            <text:p text:style-name="P140"><text:s/>‘<text:span text:style-name="T42">H</text:span>ang on the prop’ to fire at incline</text:p>
          </table:table-cell>
        </table:table-row>
        <table:table-row table:style-name="TableLine140244228575648">
          <table:table-cell table:style-name="Table2.A2" office:value-type="string">
            <text:p text:style-name="P116">Fokker E.V / D.VIII</text:p>
          </table:table-cell>
          <table:table-cell table:style-name="Table2.A2" office:value-type="string">
            <text:p text:style-name="P118">1<text:span text:style-name="T135">P</text:span></text:p>
          </table:table-cell>
          <table:table-cell table:style-name="Table2.A2" office:value-type="string">
            <text:p text:style-name="P131">P:2N</text:p>
          </table:table-cell>
          <table:table-cell table:style-name="Table2.A2" office:value-type="string">
            <text:p text:style-name="P116">1</text:p>
          </table:table-cell>
          <table:table-cell table:style-name="Table2.A2" office:value-type="string">
            <text:p text:style-name="P143">6</text:p>
          </table:table-cell>
          <table:table-cell table:style-name="Table2.A2" office:value-type="string">
            <text:p text:style-name="P135">7</text:p>
          </table:table-cell>
          <table:table-cell table:style-name="Table2.A2" office:value-type="string">
            <text:p text:style-name="P168">A</text:p>
          </table:table-cell>
          <table:table-cell table:style-name="Table2.A2" office:value-type="string">
            <text:p text:style-name="P139">7</text:p>
          </table:table-cell>
          <table:table-cell table:style-name="Table2.A2" office:value-type="string">
            <text:p text:style-name="P128">B</text:p>
          </table:table-cell>
          <table:table-cell table:style-name="Table2.J2" office:value-type="string">
            <text:p text:style-name="P126"/>
          </table:table-cell>
        </table:table-row>
        <table:table-row table:style-name="Table2.12">
          <table:table-cell table:style-name="Table2.A2" office:value-type="string">
            <text:p text:style-name="P116">Halberstadt D.II</text:p>
          </table:table-cell>
          <table:table-cell table:style-name="Table2.A2" office:value-type="string">
            <text:p text:style-name="P118">1<text:span text:style-name="T135">P</text:span></text:p>
          </table:table-cell>
          <table:table-cell table:style-name="Table2.A2" office:value-type="string">
            <text:p text:style-name="P131">P:1N</text:p>
          </table:table-cell>
          <table:table-cell table:style-name="Table2.A2" office:value-type="string">
            <text:p text:style-name="P116">1</text:p>
          </table:table-cell>
          <table:table-cell table:style-name="Table2.A2" office:value-type="string">
            <text:p text:style-name="P138">3</text:p>
          </table:table-cell>
          <table:table-cell table:style-name="Table2.A2" office:value-type="string">
            <text:p text:style-name="P145">4</text:p>
          </table:table-cell>
          <table:table-cell table:style-name="Table2.A2" office:value-type="string">
            <text:p text:style-name="P168">C</text:p>
          </table:table-cell>
          <table:table-cell table:style-name="Table2.A2" office:value-type="string">
            <text:p text:style-name="P139">5</text:p>
          </table:table-cell>
          <table:table-cell table:style-name="Table2.A2" office:value-type="string">
            <text:p text:style-name="P128">C</text:p>
          </table:table-cell>
          <table:table-cell table:style-name="Table2.J2" office:value-type="string">
            <text:p text:style-name="P126"/>
          </table:table-cell>
        </table:table-row>
        <table:table-row table:style-name="Table2.13">
          <table:table-cell table:style-name="Table2.A2" office:value-type="string">
            <text:p text:style-name="P116">Hansa-Brandenb<text:span text:style-name="T38">u</text:span>rg <text:span text:style-name="T2">CC</text:span></text:p>
          </table:table-cell>
          <table:table-cell table:style-name="Table2.A2" office:value-type="string">
            <text:p text:style-name="P118">1<text:span text:style-name="T135">P</text:span></text:p>
          </table:table-cell>
          <table:table-cell table:style-name="Table2.A2" office:value-type="string">
            <text:p text:style-name="P131">P:1/<text:span text:style-name="T6">2</text:span>N</text:p>
          </table:table-cell>
          <table:table-cell table:style-name="Table2.A2" office:value-type="string">
            <text:p text:style-name="P116">1</text:p>
          </table:table-cell>
          <table:table-cell table:style-name="Table2.A2" office:value-type="string">
            <text:p text:style-name="P143">3</text:p>
          </table:table-cell>
          <table:table-cell table:style-name="Table2.A2" office:value-type="string">
            <text:p text:style-name="P146">5</text:p>
          </table:table-cell>
          <table:table-cell table:style-name="Table2.A2" office:value-type="string">
            <text:p text:style-name="P169">C</text:p>
          </table:table-cell>
          <table:table-cell table:style-name="Table2.A2" office:value-type="string">
            <text:p text:style-name="P139">6</text:p>
          </table:table-cell>
          <table:table-cell table:style-name="Table2.A2" office:value-type="string">
            <text:p text:style-name="P128">D</text:p>
          </table:table-cell>
          <table:table-cell table:style-name="Table2.J2" office:value-type="string">
            <text:p text:style-name="P147">Fitted with either 1 or 2 guns</text:p>
          </table:table-cell>
        </table:table-row>
        <table:table-row table:style-name="TableLine140244228576464">
          <table:table-cell table:style-name="Table2.A2" office:value-type="string">
            <text:p text:style-name="P116">Hansa-Brandenb<text:span text:style-name="T38">u</text:span>rg D.I</text:p>
          </table:table-cell>
          <table:table-cell table:style-name="Table2.A2" office:value-type="string">
            <text:p text:style-name="P118">1<text:span text:style-name="T135">P</text:span></text:p>
          </table:table-cell>
          <table:table-cell table:style-name="Table2.A2" office:value-type="string">
            <text:p text:style-name="P131">P:1N</text:p>
          </table:table-cell>
          <table:table-cell table:style-name="Table2.A2" office:value-type="string">
            <text:p text:style-name="P116">1</text:p>
          </table:table-cell>
          <table:table-cell table:style-name="Table2.A2" office:value-type="string">
            <text:p text:style-name="P138">4</text:p>
          </table:table-cell>
          <table:table-cell table:style-name="Table2.A2" office:value-type="string">
            <text:p text:style-name="P145">6</text:p>
          </table:table-cell>
          <table:table-cell table:style-name="Table2.A2" office:value-type="string">
            <text:p text:style-name="P169">C</text:p>
          </table:table-cell>
          <table:table-cell table:style-name="Table2.A2" office:value-type="string">
            <text:p text:style-name="P139">6</text:p>
          </table:table-cell>
          <table:table-cell table:style-name="Table2.A2" office:value-type="string">
            <text:p text:style-name="P128">C</text:p>
          </table:table-cell>
          <table:table-cell table:style-name="Table2.J2" office:value-type="string">
            <text:p text:style-name="P126"/>
          </table:table-cell>
        </table:table-row>
        <table:table-row table:style-name="TableLine140244228576736">
          <table:table-cell table:style-name="Table2.A2" office:value-type="string">
            <text:p text:style-name="P116">Junkers D.I</text:p>
          </table:table-cell>
          <table:table-cell table:style-name="Table2.A2" office:value-type="string">
            <text:p text:style-name="P118">1<text:span text:style-name="T135">P</text:span></text:p>
          </table:table-cell>
          <table:table-cell table:style-name="Table2.A2" office:value-type="string">
            <text:p text:style-name="P131">P:2N</text:p>
          </table:table-cell>
          <table:table-cell table:style-name="Table2.A2" office:value-type="string">
            <text:p text:style-name="P116">1</text:p>
          </table:table-cell>
          <table:table-cell table:style-name="Table2.A2" office:value-type="string">
            <text:p text:style-name="P138">3</text:p>
          </table:table-cell>
          <table:table-cell table:style-name="Table2.A2" office:value-type="string">
            <text:p text:style-name="P148">8</text:p>
          </table:table-cell>
          <table:table-cell table:style-name="Table2.A2" office:value-type="string">
            <text:p text:style-name="P168">C</text:p>
          </table:table-cell>
          <table:table-cell table:style-name="Table2.A2" office:value-type="string">
            <text:p text:style-name="P139">8</text:p>
          </table:table-cell>
          <table:table-cell table:style-name="Table2.A2" office:value-type="string">
            <text:p text:style-name="P128">D</text:p>
          </table:table-cell>
          <table:table-cell table:style-name="Table2.J2" office:value-type="string">
            <text:p text:style-name="P126"/>
          </table:table-cell>
        </table:table-row>
        <table:table-row table:style-name="TableLine140244228577008">
          <table:table-cell table:style-name="Table2.A2" office:value-type="string">
            <text:p text:style-name="P116">LFG Roland D.II</text:p>
          </table:table-cell>
          <table:table-cell table:style-name="Table2.A2" office:value-type="string">
            <text:p text:style-name="P118">1<text:span text:style-name="T135">P</text:span></text:p>
          </table:table-cell>
          <table:table-cell table:style-name="Table2.A2" office:value-type="string">
            <text:p text:style-name="P131">P:2N</text:p>
          </table:table-cell>
          <table:table-cell table:style-name="Table2.A2" office:value-type="string">
            <text:p text:style-name="P116">1</text:p>
          </table:table-cell>
          <table:table-cell table:style-name="Table2.A2" office:value-type="string">
            <text:p text:style-name="P138">4</text:p>
          </table:table-cell>
          <table:table-cell table:style-name="Table2.A2" office:value-type="string">
            <text:p text:style-name="P146">6</text:p>
          </table:table-cell>
          <table:table-cell table:style-name="Table2.A2" office:value-type="string">
            <text:p text:style-name="P168">C</text:p>
          </table:table-cell>
          <table:table-cell table:style-name="Table2.A2" office:value-type="string">
            <text:p text:style-name="P139">6</text:p>
          </table:table-cell>
          <table:table-cell table:style-name="Table2.A2" office:value-type="string">
            <text:p text:style-name="P149">C</text:p>
          </table:table-cell>
          <table:table-cell table:style-name="Table2.J2" office:value-type="string">
            <text:p text:style-name="P231">‘Haifisch’</text:p>
          </table:table-cell>
        </table:table-row>
        <table:table-row table:style-name="TableLine140244228577280">
          <table:table-cell table:style-name="Table2.A2" office:value-type="string">
            <text:p text:style-name="P116">Pfalz D.III / D.IIIa</text:p>
          </table:table-cell>
          <table:table-cell table:style-name="Table2.A2" office:value-type="string">
            <text:p text:style-name="P118">1<text:span text:style-name="T135">P</text:span></text:p>
          </table:table-cell>
          <table:table-cell table:style-name="Table2.A2" office:value-type="string">
            <text:p text:style-name="P131">P:2N</text:p>
          </table:table-cell>
          <table:table-cell table:style-name="Table2.A2" office:value-type="string">
            <text:p text:style-name="P116">1</text:p>
          </table:table-cell>
          <table:table-cell table:style-name="Table2.A2" office:value-type="string">
            <text:p text:style-name="P138">4</text:p>
          </table:table-cell>
          <table:table-cell table:style-name="Table2.A2" office:value-type="string">
            <text:p text:style-name="P150">6</text:p>
          </table:table-cell>
          <table:table-cell table:style-name="Table2.A2" office:value-type="string">
            <text:p text:style-name="P168">B</text:p>
          </table:table-cell>
          <table:table-cell table:style-name="Table2.A2" office:value-type="string">
            <text:p text:style-name="P139">6</text:p>
          </table:table-cell>
          <table:table-cell table:style-name="Table2.A2" office:value-type="string">
            <text:p text:style-name="P128">B</text:p>
          </table:table-cell>
          <table:table-cell table:style-name="Table2.J2" office:value-type="string">
            <text:p text:style-name="P147">D.III guns inaccessible if jammed</text:p>
          </table:table-cell>
        </table:table-row>
        <table:table-row table:style-name="TableLine140244228577552">
          <table:table-cell table:style-name="Table2.A2" office:value-type="string">
            <text:p text:style-name="P116">Pfalz D.XII</text:p>
          </table:table-cell>
          <table:table-cell table:style-name="Table2.A2" office:value-type="string">
            <text:p text:style-name="P118">1<text:span text:style-name="T135">P</text:span></text:p>
          </table:table-cell>
          <table:table-cell table:style-name="Table2.A2" office:value-type="string">
            <text:p text:style-name="P131">P:2N</text:p>
          </table:table-cell>
          <table:table-cell table:style-name="Table2.A2" office:value-type="string">
            <text:p text:style-name="P116">1</text:p>
          </table:table-cell>
          <table:table-cell table:style-name="Table2.A2" office:value-type="string">
            <text:p text:style-name="P138">5</text:p>
          </table:table-cell>
          <table:table-cell table:style-name="Table2.A2" office:value-type="string">
            <text:p text:style-name="P125">6</text:p>
          </table:table-cell>
          <table:table-cell table:style-name="Table2.A2" office:value-type="string">
            <text:p text:style-name="P168">B</text:p>
          </table:table-cell>
          <table:table-cell table:style-name="Table2.A2" office:value-type="string">
            <text:p text:style-name="P151">6</text:p>
          </table:table-cell>
          <table:table-cell table:style-name="Table2.A2" office:value-type="string">
            <text:p text:style-name="P128">B</text:p>
          </table:table-cell>
          <table:table-cell table:style-name="Table2.J2" office:value-type="string">
            <text:p text:style-name="P126"/>
          </table:table-cell>
        </table:table-row>
        <table:table-row table:style-name="Table2.19">
          <table:table-cell table:style-name="Table2.A2" office:value-type="string">
            <text:p text:style-name="P116">Siemens-Schu<text:span text:style-name="T39">c</text:span>kert D.III / <text:span text:style-name="T33">D.IV</text:span></text:p>
          </table:table-cell>
          <table:table-cell table:style-name="Table2.A2" office:value-type="string">
            <text:p text:style-name="P116">1<text:span text:style-name="T135">P</text:span></text:p>
          </table:table-cell>
          <table:table-cell table:style-name="Table2.A2" office:value-type="string">
            <text:p text:style-name="P131">P:2N</text:p>
          </table:table-cell>
          <table:table-cell table:style-name="Table2.A2" office:value-type="string">
            <text:p text:style-name="P116">1</text:p>
          </table:table-cell>
          <table:table-cell table:style-name="Table2.A2" office:value-type="string">
            <text:p text:style-name="P149">6</text:p>
          </table:table-cell>
          <table:table-cell table:style-name="Table2.A2" office:value-type="string">
            <text:p text:style-name="P148">6</text:p>
          </table:table-cell>
          <table:table-cell table:style-name="Table2.A2" office:value-type="string">
            <text:p text:style-name="P168">A</text:p>
          </table:table-cell>
          <table:table-cell table:style-name="Table2.A2" office:value-type="string">
            <text:p text:style-name="P151">7</text:p>
          </table:table-cell>
          <table:table-cell table:style-name="Table2.A2" office:value-type="string">
            <text:p text:style-name="P128">A</text:p>
          </table:table-cell>
          <table:table-cell table:style-name="Table2.J2" office:value-type="string">
            <text:p text:style-name="P126"/>
          </table:table-cell>
        </table:table-row>
        <table:table-row table:style-name="Table2.20">
          <table:table-cell table:style-name="Table2.A2" office:value-type="string">
            <text:p text:style-name="P152">Albatros C.I</text:p>
          </table:table-cell>
          <table:table-cell table:style-name="Table2.A2" office:value-type="string">
            <text:p text:style-name="P121">1P <text:span text:style-name="T135">1</text:span>O</text:p>
          </table:table-cell>
          <table:table-cell table:style-name="Table2.A2" office:value-type="string">
            <text:p text:style-name="P122">O:1LRT</text:p>
          </table:table-cell>
          <table:table-cell table:style-name="Table2.A2" office:value-type="string">
            <text:p text:style-name="P123">1</text:p>
          </table:table-cell>
          <table:table-cell table:style-name="Table2.A2" office:value-type="string">
            <text:p text:style-name="P153">3</text:p>
          </table:table-cell>
          <table:table-cell table:style-name="Table2.A2" office:value-type="string">
            <text:p text:style-name="P146">4</text:p>
          </table:table-cell>
          <table:table-cell table:style-name="Table2.A2" office:value-type="string">
            <text:p text:style-name="P168">D</text:p>
          </table:table-cell>
          <table:table-cell table:style-name="Table2.A2" office:value-type="string">
            <text:p text:style-name="P127">7</text:p>
          </table:table-cell>
          <table:table-cell table:style-name="Table2.A2" office:value-type="string">
            <text:p text:style-name="P128">C</text:p>
          </table:table-cell>
          <table:table-cell table:style-name="Table2.J2" office:value-type="string">
            <text:p text:style-name="P126"/>
          </table:table-cell>
        </table:table-row>
        <table:table-row table:style-name="TableLine140244228578368">
          <table:table-cell table:style-name="Table2.A2" office:value-type="string">
            <text:p text:style-name="P152">Albatros C.III</text:p>
          </table:table-cell>
          <table:table-cell table:style-name="Table2.A2" office:value-type="string">
            <text:p text:style-name="P121">1P <text:span text:style-name="T135">1</text:span>O</text:p>
          </table:table-cell>
          <table:table-cell table:style-name="Table2.A2" office:value-type="string">
            <text:p text:style-name="P122"><text:span text:style-name="T6">(</text:span><text:span text:style-name="T3">P:</text:span><text:span text:style-name="T6">1</text:span><text:span text:style-name="T3">N</text:span><text:span text:style-name="T6">) </text:span>O:1LRT</text:p>
          </table:table-cell>
          <table:table-cell table:style-name="Table2.A2" office:value-type="string">
            <text:p text:style-name="P123">1</text:p>
          </table:table-cell>
          <table:table-cell table:style-name="Table2.A2" office:value-type="string">
            <text:p text:style-name="P153">4</text:p>
          </table:table-cell>
          <table:table-cell table:style-name="Table2.A2" office:value-type="string">
            <text:p text:style-name="P146">4</text:p>
          </table:table-cell>
          <table:table-cell table:style-name="Table2.A2" office:value-type="string">
            <text:p text:style-name="P168">D</text:p>
          </table:table-cell>
          <table:table-cell table:style-name="Table2.A2" office:value-type="string">
            <text:p text:style-name="P127">7</text:p>
          </table:table-cell>
          <table:table-cell table:style-name="Table2.A2" office:value-type="string">
            <text:p text:style-name="P128">C</text:p>
          </table:table-cell>
          <table:table-cell table:style-name="Table2.J2" office:value-type="string">
            <text:p text:style-name="P140">Front gun fitted January 1917 onwards</text:p>
          </table:table-cell>
        </table:table-row>
        <table:table-row table:style-name="TableLine140244228578640">
          <table:table-cell table:style-name="Table2.A2" office:value-type="string">
            <text:p text:style-name="P152">Aviatik C.I / <text:span text:style-name="T25">C.III</text:span></text:p>
          </table:table-cell>
          <table:table-cell table:style-name="Table2.A2" office:value-type="string">
            <text:p text:style-name="P121">1P <text:span text:style-name="T135">1</text:span>O</text:p>
          </table:table-cell>
          <table:table-cell table:style-name="Table2.A2" office:value-type="string">
            <text:p text:style-name="P122">O:1T</text:p>
          </table:table-cell>
          <table:table-cell table:style-name="Table2.A2" office:value-type="string">
            <text:p text:style-name="P123">1</text:p>
          </table:table-cell>
          <table:table-cell table:style-name="Table2.A2" office:value-type="string">
            <text:p text:style-name="P153">3</text:p>
          </table:table-cell>
          <table:table-cell table:style-name="Table2.A2" office:value-type="string">
            <text:p text:style-name="P146">4</text:p>
          </table:table-cell>
          <table:table-cell table:style-name="Table2.A2" office:value-type="string">
            <text:p text:style-name="P168">D</text:p>
          </table:table-cell>
          <table:table-cell table:style-name="Table2.A2" office:value-type="string">
            <text:p text:style-name="P127">5</text:p>
          </table:table-cell>
          <table:table-cell table:style-name="Table2.A2" office:value-type="string">
            <text:p text:style-name="P143">C</text:p>
          </table:table-cell>
          <table:table-cell table:style-name="Table2.J2" office:value-type="string">
            <text:p text:style-name="P154">Observer <text:span text:style-name="T75">at</text:span> front, restricted firing arc</text:p>
          </table:table-cell>
        </table:table-row>
        <table:table-row table:style-name="TableLine140244228578912">
          <table:table-cell table:style-name="Table2.A2" office:value-type="string">
            <text:p text:style-name="P152">DFW C.V</text:p>
          </table:table-cell>
          <table:table-cell table:style-name="Table2.A2" office:value-type="string">
            <text:p text:style-name="P121">1P <text:span text:style-name="T135">1</text:span>O</text:p>
          </table:table-cell>
          <table:table-cell table:style-name="Table2.A2" office:value-type="string">
            <text:p text:style-name="P122"><text:span text:style-name="T3">P:</text:span><text:span text:style-name="T6">1</text:span><text:span text:style-name="T3">N</text:span><text:span text:style-name="T6"> </text:span>O:1LRT</text:p>
          </table:table-cell>
          <table:table-cell table:style-name="Table2.A2" office:value-type="string">
            <text:p text:style-name="P123">1</text:p>
          </table:table-cell>
          <table:table-cell table:style-name="Table2.A2" office:value-type="string">
            <text:p text:style-name="P153">4</text:p>
          </table:table-cell>
          <table:table-cell table:style-name="Table2.A2" office:value-type="string">
            <text:p text:style-name="P146">5</text:p>
          </table:table-cell>
          <table:table-cell table:style-name="Table2.A2" office:value-type="string">
            <text:p text:style-name="P168">C</text:p>
          </table:table-cell>
          <table:table-cell table:style-name="Table2.A2" office:value-type="string">
            <text:p text:style-name="P139">6</text:p>
          </table:table-cell>
          <table:table-cell table:style-name="Table2.A2" office:value-type="string">
            <text:p text:style-name="P128">C</text:p>
          </table:table-cell>
          <table:table-cell table:style-name="Table2.J2" office:value-type="string">
            <text:p text:style-name="P126"/>
          </table:table-cell>
        </table:table-row>
        <text:soft-page-break/>
        <table:table-row table:style-name="Table2.24">
          <table:table-cell table:style-name="Table2.A2" office:value-type="string">
            <text:p text:style-name="P116">Halberstadt <text:span text:style-name="T2">CL.</text:span>II</text:p>
          </table:table-cell>
          <table:table-cell table:style-name="Table2.A2" office:value-type="string">
            <text:p text:style-name="P121">1P <text:span text:style-name="T135">1</text:span>O</text:p>
          </table:table-cell>
          <table:table-cell table:style-name="Table2.A2" office:value-type="string">
            <text:p text:style-name="P122"><text:span text:style-name="T3">P:</text:span><text:span text:style-name="T6">1</text:span><text:span text:style-name="T3">N</text:span><text:span text:style-name="T6"> </text:span>O:1LRT</text:p>
          </table:table-cell>
          <table:table-cell table:style-name="Table2.A2" office:value-type="string">
            <text:p text:style-name="P123">1</text:p>
          </table:table-cell>
          <table:table-cell table:style-name="Table2.A2" office:value-type="string">
            <text:p text:style-name="P153">5</text:p>
          </table:table-cell>
          <table:table-cell table:style-name="Table2.A2" office:value-type="string">
            <text:p text:style-name="P146">6</text:p>
          </table:table-cell>
          <table:table-cell table:style-name="Table2.A2" office:value-type="string">
            <text:p text:style-name="P168">C</text:p>
          </table:table-cell>
          <table:table-cell table:style-name="Table2.A2" office:value-type="string">
            <text:p text:style-name="P127">7</text:p>
          </table:table-cell>
          <table:table-cell table:style-name="Table2.A2" office:value-type="string">
            <text:p text:style-name="P128">C+</text:p>
          </table:table-cell>
          <table:table-cell table:style-name="Table2.J2" office:value-type="string">
            <text:p text:style-name="P126"/>
          </table:table-cell>
        </table:table-row>
        <table:table-row table:style-name="Table2.25">
          <table:table-cell table:style-name="Table2.A2" office:value-type="string">
            <text:p text:style-name="P116">Halberstadt <text:span text:style-name="T2">CL.</text:span><text:span text:style-name="T26">IV</text:span></text:p>
          </table:table-cell>
          <table:table-cell table:style-name="Table2.A2" office:value-type="string">
            <text:p text:style-name="P121">1P <text:span text:style-name="T135">1</text:span>O</text:p>
          </table:table-cell>
          <table:table-cell table:style-name="Table2.A2" office:value-type="string">
            <text:p text:style-name="P122"><text:span text:style-name="T3">P:</text:span><text:span text:style-name="T23">2</text:span><text:span text:style-name="T3">N</text:span><text:span text:style-name="T6"> </text:span>O:1LRT</text:p>
          </table:table-cell>
          <table:table-cell table:style-name="Table2.A2" office:value-type="string">
            <text:p text:style-name="P123">1</text:p>
          </table:table-cell>
          <table:table-cell table:style-name="Table2.A2" office:value-type="string">
            <text:p text:style-name="P153">5</text:p>
          </table:table-cell>
          <table:table-cell table:style-name="Table2.A2" office:value-type="string">
            <text:p text:style-name="P146">6</text:p>
          </table:table-cell>
          <table:table-cell table:style-name="Table2.A2" office:value-type="string">
            <text:p text:style-name="P168">B</text:p>
          </table:table-cell>
          <table:table-cell table:style-name="Table2.A2" office:value-type="string">
            <text:p text:style-name="P127">7</text:p>
          </table:table-cell>
          <table:table-cell table:style-name="Table2.A2" office:value-type="string">
            <text:p text:style-name="P128">C<text:span text:style-name="T34">+</text:span></text:p>
          </table:table-cell>
          <table:table-cell table:style-name="Table2.J2" office:value-type="string">
            <text:p text:style-name="P126"/>
          </table:table-cell>
        </table:table-row>
        <table:table-row table:style-name="TableLine140244228579728">
          <table:table-cell table:style-name="Table2.A2" office:value-type="string">
            <text:p text:style-name="P152">Hannover CL.IIIa</text:p>
          </table:table-cell>
          <table:table-cell table:style-name="Table2.A2" office:value-type="string">
            <text:p text:style-name="P121">1P <text:span text:style-name="T135">1</text:span>O</text:p>
          </table:table-cell>
          <table:table-cell table:style-name="Table2.A2" office:value-type="string">
            <text:p text:style-name="P122"><text:span text:style-name="T3">P:</text:span><text:span text:style-name="T6">1</text:span><text:span text:style-name="T3">N</text:span><text:span text:style-name="T6"> </text:span>O:1LRT</text:p>
          </table:table-cell>
          <table:table-cell table:style-name="Table2.A2" office:value-type="string">
            <text:p text:style-name="P123">1</text:p>
          </table:table-cell>
          <table:table-cell table:style-name="Table2.A2" office:value-type="string">
            <text:p text:style-name="P153">5</text:p>
          </table:table-cell>
          <table:table-cell table:style-name="Table2.A2" office:value-type="string">
            <text:p text:style-name="P146">6</text:p>
          </table:table-cell>
          <table:table-cell table:style-name="Table2.A2" office:value-type="string">
            <text:p text:style-name="P168">C</text:p>
          </table:table-cell>
          <table:table-cell table:style-name="Table2.A2" office:value-type="string">
            <text:p text:style-name="P127">7</text:p>
          </table:table-cell>
          <table:table-cell table:style-name="Table2.A2" office:value-type="string">
            <text:p text:style-name="P128">C</text:p>
          </table:table-cell>
          <table:table-cell table:style-name="Table2.J2" office:value-type="string">
            <text:p text:style-name="P126"/>
          </table:table-cell>
        </table:table-row>
        <table:table-row table:style-name="Table2.27">
          <table:table-cell table:style-name="Table2.A2" office:value-type="string">
            <text:p text:style-name="P116">Hansa-Brandenb<text:span text:style-name="T38">u</text:span>rg <text:span text:style-name="T2">W.29</text:span></text:p>
          </table:table-cell>
          <table:table-cell table:style-name="Table2.A2" office:value-type="string">
            <text:p text:style-name="P121">1P <text:span text:style-name="T135">1</text:span>O</text:p>
          </table:table-cell>
          <table:table-cell table:style-name="Table2.A2" office:value-type="string">
            <text:p text:style-name="P131">P:1/<text:span text:style-name="T6">2</text:span>N <text:span text:style-name="T5">O:1LRT</text:span><text:span text:style-name="T6">U</text:span></text:p>
          </table:table-cell>
          <table:table-cell table:style-name="Table2.A2" office:value-type="string">
            <text:p text:style-name="P123">1</text:p>
          </table:table-cell>
          <table:table-cell table:style-name="Table2.A2" office:value-type="string">
            <text:p text:style-name="P153">4</text:p>
          </table:table-cell>
          <table:table-cell table:style-name="Table2.A2" office:value-type="string">
            <text:p text:style-name="P146">5</text:p>
          </table:table-cell>
          <table:table-cell table:style-name="Table2.A2" office:value-type="string">
            <text:p text:style-name="P168">B</text:p>
          </table:table-cell>
          <table:table-cell table:style-name="Table2.A2" office:value-type="string">
            <text:p text:style-name="P139">7</text:p>
          </table:table-cell>
          <table:table-cell table:style-name="Table2.A2" office:value-type="string">
            <text:p text:style-name="P128">C</text:p>
          </table:table-cell>
          <table:table-cell table:style-name="Table2.J2" office:value-type="string">
            <text:p text:style-name="P154">Monoplane, observer can fire front Upward</text:p>
          </table:table-cell>
        </table:table-row>
        <table:table-row table:style-name="TableLine140244228580272">
          <table:table-cell table:style-name="Table2.A2" office:value-type="string">
            <text:p text:style-name="P152">Junkers CL.I</text:p>
          </table:table-cell>
          <table:table-cell table:style-name="Table2.A2" office:value-type="string">
            <text:p text:style-name="P121">1P <text:span text:style-name="T135">1</text:span>O</text:p>
          </table:table-cell>
          <table:table-cell table:style-name="Table2.A2" office:value-type="string">
            <text:p text:style-name="P122"><text:span text:style-name="T3">P:</text:span><text:span text:style-name="T6">2</text:span><text:span text:style-name="T3">N</text:span><text:span text:style-name="T6"> </text:span>O:1LRT<text:span text:style-name="T24">U</text:span></text:p>
          </table:table-cell>
          <table:table-cell table:style-name="Table2.A2" office:value-type="string">
            <text:p text:style-name="P123">1</text:p>
          </table:table-cell>
          <table:table-cell table:style-name="Table2.A2" office:value-type="string">
            <text:p text:style-name="P153">3</text:p>
          </table:table-cell>
          <table:table-cell table:style-name="Table2.A2" office:value-type="string">
            <text:p text:style-name="P146">6</text:p>
          </table:table-cell>
          <table:table-cell table:style-name="Table2.A2" office:value-type="string">
            <text:p text:style-name="P168">C</text:p>
          </table:table-cell>
          <table:table-cell table:style-name="Table2.A2" office:value-type="string">
            <text:p text:style-name="P139">8</text:p>
          </table:table-cell>
          <table:table-cell table:style-name="Table2.A2" office:value-type="string">
            <text:p text:style-name="P128">D</text:p>
          </table:table-cell>
          <table:table-cell table:style-name="Table2.J2" office:value-type="string">
            <text:p text:style-name="P154">Monoplane, observer can fire front Upward</text:p>
          </table:table-cell>
        </table:table-row>
        <table:table-row table:style-name="Table2.29">
          <table:table-cell table:style-name="Table2.A2" office:value-type="string">
            <text:p text:style-name="P116">LFG Roland <text:span text:style-name="T2">C.</text:span>II</text:p>
          </table:table-cell>
          <table:table-cell table:style-name="Table2.A2" office:value-type="string">
            <text:p text:style-name="P121">1P <text:span text:style-name="T135">1</text:span>O</text:p>
          </table:table-cell>
          <table:table-cell table:style-name="Table2.A2" office:value-type="string">
            <text:p text:style-name="P122">O:1LRT<text:span text:style-name="T6">U</text:span></text:p>
          </table:table-cell>
          <table:table-cell table:style-name="Table2.A2" office:value-type="string">
            <text:p text:style-name="P123">1</text:p>
          </table:table-cell>
          <table:table-cell table:style-name="Table2.A2" office:value-type="string">
            <text:p text:style-name="P124">3</text:p>
          </table:table-cell>
          <table:table-cell table:style-name="Table2.A2" office:value-type="string">
            <text:p text:style-name="P125">5</text:p>
          </table:table-cell>
          <table:table-cell table:style-name="Table2.A2" office:value-type="string">
            <text:p text:style-name="P168">C</text:p>
          </table:table-cell>
          <table:table-cell table:style-name="Table2.A2" office:value-type="string">
            <text:p text:style-name="P127">6</text:p>
          </table:table-cell>
          <table:table-cell table:style-name="Table2.A2" office:value-type="string">
            <text:p text:style-name="P128">D</text:p>
          </table:table-cell>
          <table:table-cell table:style-name="Table2.J2" office:value-type="string">
            <text:p text:style-name="P140">‘Whalfisch’ <text:span text:style-name="T31">Observer can fire </text:span><text:span text:style-name="T137">360</text:span><text:span text:style-name="T109">º </text:span><text:span text:style-name="T138">above</text:span></text:p>
          </table:table-cell>
        </table:table-row>
        <table:table-row table:style-name="Table2.30">
          <table:table-cell table:style-name="Table2.A2" office:value-type="string">
            <text:p text:style-name="P116">LFG Roland <text:span text:style-name="T2">C.IIa</text:span></text:p>
          </table:table-cell>
          <table:table-cell table:style-name="Table2.A2" office:value-type="string">
            <text:p text:style-name="P121">1P <text:span text:style-name="T135">1</text:span>O</text:p>
          </table:table-cell>
          <table:table-cell table:style-name="Table2.A2" office:value-type="string">
            <text:p text:style-name="P122"><text:span text:style-name="T3">P:</text:span><text:span text:style-name="T6">1</text:span><text:span text:style-name="T3">N</text:span><text:span text:style-name="T6"> </text:span>O:1LRT</text:p>
          </table:table-cell>
          <table:table-cell table:style-name="Table2.A2" office:value-type="string">
            <text:p text:style-name="P123">1</text:p>
          </table:table-cell>
          <table:table-cell table:style-name="Table2.A2" office:value-type="string">
            <text:p text:style-name="P124">3</text:p>
          </table:table-cell>
          <table:table-cell table:style-name="Table2.A2" office:value-type="string">
            <text:p text:style-name="P125">5</text:p>
          </table:table-cell>
          <table:table-cell table:style-name="Table2.A2" office:value-type="string">
            <text:p text:style-name="P168">C</text:p>
          </table:table-cell>
          <table:table-cell table:style-name="Table2.A2" office:value-type="string">
            <text:p text:style-name="P127">6</text:p>
          </table:table-cell>
          <table:table-cell table:style-name="Table2.A2" office:value-type="string">
            <text:p text:style-name="P128">D</text:p>
          </table:table-cell>
          <table:table-cell table:style-name="Table2.J2" office:value-type="string">
            <text:p text:style-name="P141">‘Whalfisch’</text:p>
          </table:table-cell>
        </table:table-row>
        <table:table-row table:style-name="TableLine140244228581088">
          <table:table-cell table:style-name="Table2.A2" office:value-type="string">
            <text:p text:style-name="P155">LVG C.VI</text:p>
          </table:table-cell>
          <table:table-cell table:style-name="Table2.A2" office:value-type="string">
            <text:p text:style-name="P121">1P <text:span text:style-name="T135">1</text:span>O</text:p>
          </table:table-cell>
          <table:table-cell table:style-name="Table2.A2" office:value-type="string">
            <text:p text:style-name="P122"><text:span text:style-name="T3">P:</text:span><text:span text:style-name="T6">1</text:span><text:span text:style-name="T3">N</text:span><text:span text:style-name="T6"> </text:span>O:1LRT</text:p>
          </table:table-cell>
          <table:table-cell table:style-name="Table2.A2" office:value-type="string">
            <text:p text:style-name="P123">1</text:p>
          </table:table-cell>
          <table:table-cell table:style-name="Table2.A2" office:value-type="string">
            <text:p text:style-name="P153">4</text:p>
          </table:table-cell>
          <table:table-cell table:style-name="Table2.A2" office:value-type="string">
            <text:p text:style-name="P146">5</text:p>
          </table:table-cell>
          <table:table-cell table:style-name="Table2.A2" office:value-type="string">
            <text:p text:style-name="P168">D</text:p>
          </table:table-cell>
          <table:table-cell table:style-name="Table2.A2" office:value-type="string">
            <text:p text:style-name="P139">6</text:p>
          </table:table-cell>
          <table:table-cell table:style-name="Table2.A2" office:value-type="string">
            <text:p text:style-name="P128">C</text:p>
          </table:table-cell>
          <table:table-cell table:style-name="Table2.J2" office:value-type="string">
            <text:p text:style-name="P126"/>
          </table:table-cell>
        </table:table-row>
        <table:table-row table:style-name="Table2.32">
          <table:table-cell table:style-name="Table2.A2" office:value-type="string">
            <text:p text:style-name="P152">Rumpler C.IV</text:p>
          </table:table-cell>
          <table:table-cell table:style-name="Table2.A2" office:value-type="string">
            <text:p text:style-name="P121">1P <text:span text:style-name="T135">1</text:span>O</text:p>
          </table:table-cell>
          <table:table-cell table:style-name="Table2.A2" office:value-type="string">
            <text:p text:style-name="P122"><text:span text:style-name="T3">P:</text:span><text:span text:style-name="T6">1</text:span><text:span text:style-name="T3">N</text:span><text:span text:style-name="T6"> </text:span>O:1LRT</text:p>
          </table:table-cell>
          <table:table-cell table:style-name="Table2.A2" office:value-type="string">
            <text:p text:style-name="P123">1</text:p>
          </table:table-cell>
          <table:table-cell table:style-name="Table2.A2" office:value-type="string">
            <text:p text:style-name="P153">5</text:p>
          </table:table-cell>
          <table:table-cell table:style-name="Table2.A2" office:value-type="string">
            <text:p text:style-name="P146">5</text:p>
          </table:table-cell>
          <table:table-cell table:style-name="Table2.A2" office:value-type="string">
            <text:p text:style-name="P168">B</text:p>
          </table:table-cell>
          <table:table-cell table:style-name="Table2.A2" office:value-type="string">
            <text:p text:style-name="P139">6</text:p>
          </table:table-cell>
          <table:table-cell table:style-name="Table2.A2" office:value-type="string">
            <text:p text:style-name="P128">C</text:p>
          </table:table-cell>
          <table:table-cell table:style-name="Table2.J2" office:value-type="string">
            <text:p text:style-name="P126"/>
          </table:table-cell>
        </table:table-row>
        <table:table-row table:style-name="TableLine140244228581632">
          <table:table-cell table:style-name="Table2.A2" office:value-type="string">
            <text:p text:style-name="P152">Rumpler Taube</text:p>
          </table:table-cell>
          <table:table-cell table:style-name="Table2.A2" office:value-type="string">
            <text:p text:style-name="P121">1P <text:span text:style-name="T135">1</text:span>O</text:p>
          </table:table-cell>
          <table:table-cell table:style-name="Table2.A2" office:value-type="string">
            <text:p text:style-name="P139"/>
          </table:table-cell>
          <table:table-cell table:style-name="Table2.A2" office:value-type="string">
            <text:p text:style-name="P123">1</text:p>
          </table:table-cell>
          <table:table-cell table:style-name="Table2.A2" office:value-type="string">
            <text:p text:style-name="P143">2</text:p>
          </table:table-cell>
          <table:table-cell table:style-name="Table2.A2" office:value-type="string">
            <text:p text:style-name="P146">2</text:p>
          </table:table-cell>
          <table:table-cell table:style-name="Table2.A2" office:value-type="string">
            <text:p text:style-name="P168">D</text:p>
          </table:table-cell>
          <table:table-cell table:style-name="Table2.A2" office:value-type="string">
            <text:p text:style-name="P139">4</text:p>
          </table:table-cell>
          <table:table-cell table:style-name="Table2.A2" office:value-type="string">
            <text:p text:style-name="P157">E</text:p>
          </table:table-cell>
          <table:table-cell table:style-name="Table2.J2" office:value-type="string">
            <text:p text:style-name="P154">No armament except <text:span text:style-name="T141">for </text:span>r<text:span text:style-name="T27">ifle</text:span><text:span text:style-name="T141">s</text:span><text:span text:style-name="T27"> </text:span><text:span text:style-name="T141">and</text:span><text:span text:style-name="T27"> pistol</text:span><text:span text:style-name="T141">s</text:span></text:p>
          </table:table-cell>
        </table:table-row>
        <table:table-row table:style-name="TableLine140244228582416">
          <table:table-cell table:style-name="Table2.A2" office:value-type="string">
            <text:p text:style-name="P152">AEG G.IV</text:p>
          </table:table-cell>
          <table:table-cell table:style-name="Table2.A2" office:value-type="string">
            <text:p text:style-name="P121">1P 2O</text:p>
          </table:table-cell>
          <table:table-cell table:style-name="Table2.A2" office:value-type="string">
            <text:p text:style-name="P158">O:<text:span text:style-name="T28">1</text:span>NLR O:<text:span text:style-name="T28">1</text:span>LRT</text:p>
          </table:table-cell>
          <table:table-cell table:style-name="Table2.A2" office:value-type="string">
            <text:p text:style-name="P123">2</text:p>
          </table:table-cell>
          <table:table-cell table:style-name="Table2.A2" office:value-type="string">
            <text:p text:style-name="P143">7</text:p>
          </table:table-cell>
          <table:table-cell table:style-name="Table2.A2" office:value-type="string">
            <text:p text:style-name="P146">5</text:p>
          </table:table-cell>
          <table:table-cell table:style-name="Table2.A2" office:value-type="string">
            <text:p text:style-name="P168">E</text:p>
          </table:table-cell>
          <table:table-cell table:style-name="Table2.A2" office:value-type="string">
            <text:p text:style-name="P161">1<text:span text:style-name="T30">1</text:span></text:p>
          </table:table-cell>
          <table:table-cell table:style-name="Table2.A2" office:value-type="string">
            <text:p text:style-name="P128">E</text:p>
          </table:table-cell>
          <table:table-cell table:style-name="Table2.J2" office:value-type="string">
            <text:p text:style-name="P126"/>
          </table:table-cell>
        </table:table-row>
        <table:table-row table:style-name="TableLine140244228582688">
          <table:table-cell table:style-name="Table2.A2" office:value-type="string">
            <text:p text:style-name="P152">Gotha G.V</text:p>
          </table:table-cell>
          <table:table-cell table:style-name="Table2.A2" office:value-type="string">
            <text:p text:style-name="P121">1P 2O</text:p>
          </table:table-cell>
          <table:table-cell table:style-name="Table2.A2" office:value-type="string">
            <text:p text:style-name="P158">O:<text:span text:style-name="T28">1</text:span>NLR O:<text:span text:style-name="T28">1</text:span>LRT</text:p>
          </table:table-cell>
          <table:table-cell table:style-name="Table2.A2" office:value-type="string">
            <text:p text:style-name="P123">2</text:p>
          </table:table-cell>
          <table:table-cell table:style-name="Table2.A2" office:value-type="string">
            <text:p text:style-name="P143">7</text:p>
          </table:table-cell>
          <table:table-cell table:style-name="Table2.A2" office:value-type="string">
            <text:p text:style-name="P125">4</text:p>
          </table:table-cell>
          <table:table-cell table:style-name="Table2.A2" office:value-type="string">
            <text:p text:style-name="P168">E</text:p>
          </table:table-cell>
          <table:table-cell table:style-name="Table2.A2" office:value-type="string">
            <text:p text:style-name="P162">9</text:p>
          </table:table-cell>
          <table:table-cell table:style-name="Table2.A2" office:value-type="string">
            <text:p text:style-name="P128">E</text:p>
          </table:table-cell>
          <table:table-cell table:style-name="Table2.J2" office:value-type="string">
            <text:p text:style-name="P164">Rear observer can fire <text:span text:style-name="T140">1 level </text:span>below tail arc</text:p>
          </table:table-cell>
        </table:table-row>
        <table:table-row table:style-name="TableLine140244228582960">
          <table:table-cell table:style-name="Table2.A2" office:value-type="string">
            <text:p text:style-name="P126">Fr<text:span text:style-name="T37">i</text:span>edrichshafen G.III </text:p>
          </table:table-cell>
          <table:table-cell table:style-name="Table2.A2" office:value-type="string">
            <text:p text:style-name="P121">1P 2O</text:p>
          </table:table-cell>
          <table:table-cell table:style-name="Table2.A2" office:value-type="string">
            <text:p text:style-name="P158">O:2NLR O:2LRT</text:p>
          </table:table-cell>
          <table:table-cell table:style-name="Table2.A2" office:value-type="string">
            <text:p text:style-name="P123">2</text:p>
          </table:table-cell>
          <table:table-cell table:style-name="Table2.A2" office:value-type="string">
            <text:p text:style-name="P143">7</text:p>
          </table:table-cell>
          <table:table-cell table:style-name="Table2.A2" office:value-type="string">
            <text:p text:style-name="P163">4</text:p>
          </table:table-cell>
          <table:table-cell table:style-name="Table2.A2" office:value-type="string">
            <text:p text:style-name="P168">E</text:p>
          </table:table-cell>
          <table:table-cell table:style-name="Table2.A2" office:value-type="string">
            <text:p text:style-name="P162">10</text:p>
          </table:table-cell>
          <table:table-cell table:style-name="Table2.A2" office:value-type="string">
            <text:p text:style-name="P128">E</text:p>
          </table:table-cell>
          <table:table-cell table:style-name="Table2.J2" office:value-type="string">
            <text:p text:style-name="P126"/>
          </table:table-cell>
        </table:table-row>
        <table:table-row table:style-name="Table2.37">
          <table:table-cell table:style-name="Table2.A2" office:value-type="string">
            <text:p text:style-name="P155">Zeppelin-Staaken R.VI</text:p>
          </table:table-cell>
          <table:table-cell table:style-name="Table2.A2" office:value-type="string">
            <text:p text:style-name="P155">1<text:span text:style-name="T139">P 4O</text:span></text:p>
          </table:table-cell>
          <table:table-cell table:style-name="Table2.A2" office:value-type="string">
            <text:p text:style-name="P160">O:<text:span text:style-name="T139">1</text:span>NLR O:<text:span text:style-name="T139">1</text:span>LRT O:<text:span text:style-name="T139">1</text:span>NL<text:span text:style-name="T139">T</text:span> O:<text:span text:style-name="T139">1N</text:span>RT</text:p>
          </table:table-cell>
          <table:table-cell table:style-name="Table2.A2" office:value-type="string">
            <text:p text:style-name="P123">4</text:p>
          </table:table-cell>
          <table:table-cell table:style-name="Table2.A2" office:value-type="string">
            <text:p text:style-name="P143">7</text:p>
          </table:table-cell>
          <table:table-cell table:style-name="Table2.A2" office:value-type="string">
            <text:p text:style-name="P163">4</text:p>
          </table:table-cell>
          <table:table-cell table:style-name="Table2.A2" office:value-type="string">
            <text:p text:style-name="P168">E</text:p>
          </table:table-cell>
          <table:table-cell table:style-name="Table2.A2" office:value-type="string">
            <text:p text:style-name="P127">1<text:span text:style-name="T29">3</text:span></text:p>
          </table:table-cell>
          <table:table-cell table:style-name="Table2.A2" office:value-type="string">
            <text:p text:style-name="P157">E</text:p>
          </table:table-cell>
          <table:table-cell table:style-name="Table2.J2" office:value-type="string">
            <text:p text:style-name="P126"/>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header-rows>
          <table:table-row table:style-name="Table3.1">
            <table:table-cell table:style-name="Table3.A1" office:value-type="string">
              <text:p text:style-name="P70">French <text:span text:style-name="T107">and</text:span> British</text:p>
            </table:table-cell>
            <table:table-cell table:style-name="Table3.A1" office:value-type="string">
              <text:p text:style-name="P58">Crew</text:p>
            </table:table-cell>
            <table:table-cell table:style-name="Table3.A1" office:value-type="string">
              <text:p text:style-name="P60">Armament</text:p>
            </table:table-cell>
            <table:table-cell table:style-name="Table3.A1" office:value-type="string">
              <text:p text:style-name="P62">Engine</text:p>
            </table:table-cell>
            <table:table-cell table:style-name="Table3.A1" office:value-type="string">
              <text:p text:style-name="P64">Power</text:p>
            </table:table-cell>
            <table:table-cell table:style-name="Table3.A1" office:value-type="string">
              <text:p text:style-name="P64">Speed</text:p>
            </table:table-cell>
            <table:table-cell table:style-name="Table3.A1" office:value-type="string">
              <text:p text:style-name="P68">Climb</text:p>
            </table:table-cell>
            <table:table-cell table:style-name="Table3.A1" office:value-type="string">
              <text:p text:style-name="P66">Strength</text:p>
            </table:table-cell>
            <table:table-cell table:style-name="Table3.A1" office:value-type="string">
              <text:p text:style-name="P64">Agility</text:p>
            </table:table-cell>
            <table:table-cell table:style-name="Table3.J1" office:value-type="string">
              <text:p text:style-name="P64">Comments</text:p>
            </table:table-cell>
          </table:table-row>
        </table:table-header-rows>
        <table:table-row table:style-name="Table3.2">
          <table:table-cell table:style-name="Table3.A2" office:value-type="string">
            <text:p text:style-name="P14">Airco D.H.2</text:p>
          </table:table-cell>
          <table:table-cell table:style-name="Table3.A2" office:value-type="string">
            <text:p text:style-name="P18">1<text:span text:style-name="T134">P</text:span></text:p>
          </table:table-cell>
          <table:table-cell table:style-name="Table3.A2" office:value-type="string">
            <text:p text:style-name="P71">P:1N</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2">4</text:p>
          </table:table-cell>
          <table:table-cell table:style-name="Table3.A2" office:value-type="string">
            <text:p text:style-name="P103">C</text:p>
          </table:table-cell>
          <table:table-cell table:style-name="Table3.A2" office:value-type="string">
            <text:p text:style-name="P73">5</text:p>
          </table:table-cell>
          <table:table-cell table:style-name="Table3.A2" office:value-type="string">
            <text:p text:style-name="P18">A</text:p>
          </table:table-cell>
          <table:table-cell table:style-name="Table3.J2" office:value-type="string">
            <text:p text:style-name="P4"/>
          </table:table-cell>
        </table:table-row>
        <table:table-row table:style-name="TableLine140244355229984">
          <table:table-cell table:style-name="Table3.A2" office:value-type="string">
            <text:p text:style-name="P14">Airco D.H.<text:span text:style-name="T83">5</text:span></text:p>
          </table:table-cell>
          <table:table-cell table:style-name="Table3.A2" office:value-type="string">
            <text:p text:style-name="P18">1<text:span text:style-name="T134">P</text:span></text:p>
          </table:table-cell>
          <table:table-cell table:style-name="Table3.A2" office:value-type="string">
            <text:p text:style-name="P71">P:<text:span text:style-name="T94">1</text:span>N</text:p>
          </table:table-cell>
          <table:table-cell table:style-name="Table3.A2" office:value-type="string">
            <text:p text:style-name="P18">1</text:p>
          </table:table-cell>
          <table:table-cell table:style-name="Table3.A2" office:value-type="string">
            <text:p text:style-name="P74">4</text:p>
          </table:table-cell>
          <table:table-cell table:style-name="Table3.A2" office:value-type="string">
            <text:p text:style-name="P72">5</text:p>
          </table:table-cell>
          <table:table-cell table:style-name="Table3.A2" office:value-type="string">
            <text:p text:style-name="P104">C</text:p>
          </table:table-cell>
          <table:table-cell table:style-name="Table3.A2" office:value-type="string">
            <text:p text:style-name="P75">7</text:p>
          </table:table-cell>
          <table:table-cell table:style-name="Table3.A2" office:value-type="string">
            <text:p text:style-name="P76">B</text:p>
          </table:table-cell>
          <table:table-cell table:style-name="Table3.J2" office:value-type="string">
            <text:p text:style-name="P4"/>
          </table:table-cell>
        </table:table-row>
        <table:table-row table:style-name="Table3.4">
          <table:table-cell table:style-name="Table3.A2" office:value-type="string">
            <text:p text:style-name="P73">Bristol Scout</text:p>
          </table:table-cell>
          <table:table-cell table:style-name="Table3.A2" office:value-type="string">
            <text:p text:style-name="P73">1<text:span text:style-name="T134">P</text:span></text:p>
          </table:table-cell>
          <table:table-cell table:style-name="Table3.A2" office:value-type="string">
            <text:p text:style-name="P71">P:<text:span text:style-name="T94">1</text:span>N</text:p>
          </table:table-cell>
          <table:table-cell table:style-name="Table3.A2" office:value-type="string">
            <text:p text:style-name="P73">1</text:p>
          </table:table-cell>
          <table:table-cell table:style-name="Table3.A2" office:value-type="string">
            <text:p text:style-name="P77">5</text:p>
          </table:table-cell>
          <table:table-cell table:style-name="Table3.A2" office:value-type="string">
            <text:p text:style-name="P72">4</text:p>
          </table:table-cell>
          <table:table-cell table:style-name="Table3.A2" office:value-type="string">
            <text:p text:style-name="P104">D</text:p>
          </table:table-cell>
          <table:table-cell table:style-name="Table3.A2" office:value-type="string">
            <text:p text:style-name="P41">5</text:p>
          </table:table-cell>
          <table:table-cell table:style-name="Table3.A2" office:value-type="string">
            <text:p text:style-name="P78">B</text:p>
          </table:table-cell>
          <table:table-cell table:style-name="Table3.J2" office:value-type="string">
            <text:p text:style-name="P4"/>
          </table:table-cell>
        </table:table-row>
        <table:table-row table:style-name="TableLine140244355231040">
          <table:table-cell table:style-name="Table3.A2" office:value-type="string">
            <text:p text:style-name="P79">Hanriot HD.1</text:p>
          </table:table-cell>
          <table:table-cell table:style-name="Table3.A2" office:value-type="string">
            <text:p text:style-name="P79">1<text:span text:style-name="T134">P</text:span></text:p>
          </table:table-cell>
          <table:table-cell table:style-name="Table3.A2" office:value-type="string">
            <text:p text:style-name="P71">P:<text:span text:style-name="T94">1</text:span>N</text:p>
          </table:table-cell>
          <table:table-cell table:style-name="Table3.A2" office:value-type="string">
            <text:p text:style-name="P79">1</text:p>
          </table:table-cell>
          <table:table-cell table:style-name="Table3.A2" office:value-type="string">
            <text:p text:style-name="P79">4</text:p>
          </table:table-cell>
          <table:table-cell table:style-name="Table3.A2" office:value-type="string">
            <text:p text:style-name="P79">5</text:p>
          </table:table-cell>
          <table:table-cell table:style-name="Table3.A2" office:value-type="string">
            <text:p text:style-name="P104">B</text:p>
          </table:table-cell>
          <table:table-cell table:style-name="Table3.A2" office:value-type="string">
            <text:p text:style-name="P41">5</text:p>
          </table:table-cell>
          <table:table-cell table:style-name="Table3.A2" office:value-type="string">
            <text:p text:style-name="P80">B</text:p>
          </table:table-cell>
          <table:table-cell table:style-name="Table3.J2" office:value-type="string">
            <text:p text:style-name="P4"/>
          </table:table-cell>
        </table:table-row>
        <table:table-row table:style-name="Table3.6">
          <table:table-cell table:style-name="Table3.A2" office:value-type="string">
            <text:p text:style-name="P26">Morane-Saulnier Type N</text:p>
          </table:table-cell>
          <table:table-cell table:style-name="Table3.A2" office:value-type="string">
            <text:p text:style-name="P18">1<text:span text:style-name="T134">P</text:span></text:p>
          </table:table-cell>
          <table:table-cell table:style-name="Table3.A2" office:value-type="string">
            <text:p text:style-name="P71">P:<text:span text:style-name="T94">1</text:span>N</text:p>
          </table:table-cell>
          <table:table-cell table:style-name="Table3.A2" office:value-type="string">
            <text:p text:style-name="P81">1</text:p>
          </table:table-cell>
          <table:table-cell table:style-name="Table3.A2" office:value-type="string">
            <text:p text:style-name="P82">3</text:p>
          </table:table-cell>
          <table:table-cell table:style-name="Table3.A2" office:value-type="string">
            <text:p text:style-name="P82">4</text:p>
          </table:table-cell>
          <table:table-cell table:style-name="Table3.A2" office:value-type="string">
            <text:p text:style-name="P104">D</text:p>
          </table:table-cell>
          <table:table-cell table:style-name="Table3.A2" office:value-type="string">
            <text:p text:style-name="P82">4</text:p>
          </table:table-cell>
          <table:table-cell table:style-name="Table3.A2" office:value-type="string">
            <text:p text:style-name="P73">D</text:p>
          </table:table-cell>
          <table:table-cell table:style-name="Table3.J2" office:value-type="string">
            <text:p text:style-name="P4"/>
          </table:table-cell>
        </table:table-row>
        <table:table-row table:style-name="TableLine140244355231584">
          <table:table-cell table:style-name="Table3.A2" office:value-type="string">
            <text:p text:style-name="P73">Martinsyde G100</text:p>
          </table:table-cell>
          <table:table-cell table:style-name="Table3.A2" office:value-type="string">
            <text:p text:style-name="P18">1<text:span text:style-name="T134">P</text:span></text:p>
          </table:table-cell>
          <table:table-cell table:style-name="Table3.A2" office:value-type="string">
            <text:p text:style-name="P71">P:<text:span text:style-name="T94">1</text:span>N</text:p>
          </table:table-cell>
          <table:table-cell table:style-name="Table3.A2" office:value-type="string">
            <text:p text:style-name="P73">1</text:p>
          </table:table-cell>
          <table:table-cell table:style-name="Table3.A2" office:value-type="string">
            <text:p text:style-name="P82">4</text:p>
          </table:table-cell>
          <table:table-cell table:style-name="Table3.A2" office:value-type="string">
            <text:p text:style-name="P83">4</text:p>
          </table:table-cell>
          <table:table-cell table:style-name="Table3.A2" office:value-type="string">
            <text:p text:style-name="P104">C</text:p>
          </table:table-cell>
          <table:table-cell table:style-name="Table3.A2" office:value-type="string">
            <text:p text:style-name="P84">6</text:p>
          </table:table-cell>
          <table:table-cell table:style-name="Table3.A2" office:value-type="string">
            <text:p text:style-name="P73">D</text:p>
          </table:table-cell>
          <table:table-cell table:style-name="Table3.J2" office:value-type="string">
            <text:p text:style-name="P4">‘<text:span text:style-name="T93">Elephant’</text:span></text:p>
          </table:table-cell>
        </table:table-row>
        <table:table-row table:style-name="Table3.8">
          <table:table-cell table:style-name="Table3.A2" office:value-type="string">
            <text:p text:style-name="P12">Nieuport <text:span text:style-name="T85">1</text:span><text:span text:style-name="T93">0</text:span></text:p>
          </table:table-cell>
          <table:table-cell table:style-name="Table3.A2" office:value-type="string">
            <text:p text:style-name="P73">1<text:span text:style-name="T134">P</text:span></text:p>
          </table:table-cell>
          <table:table-cell table:style-name="Table3.A2" office:value-type="string">
            <text:p text:style-name="P10">P:<text:span text:style-name="T85">1</text:span>N<text:span text:style-name="T85">U</text:span></text:p>
          </table:table-cell>
          <table:table-cell table:style-name="Table3.A2" office:value-type="string">
            <text:p text:style-name="P73">1</text:p>
          </table:table-cell>
          <table:table-cell table:style-name="Table3.A2" office:value-type="string">
            <text:p text:style-name="P85">4</text:p>
          </table:table-cell>
          <table:table-cell table:style-name="Table3.A2" office:value-type="string">
            <text:p text:style-name="P86">4</text:p>
          </table:table-cell>
          <table:table-cell table:style-name="Table3.A2" office:value-type="string">
            <text:p text:style-name="P104">C</text:p>
          </table:table-cell>
          <table:table-cell table:style-name="Table3.A2" office:value-type="string">
            <text:p text:style-name="P41">4</text:p>
          </table:table-cell>
          <table:table-cell table:style-name="Table3.A2" office:value-type="string">
            <text:p text:style-name="P73">B</text:p>
          </table:table-cell>
          <table:table-cell table:style-name="Table3.J2" office:value-type="string">
            <text:p text:style-name="P4">Nieuport XB ‘Bébé<text:span text:style-name="T93">’</text:span></text:p>
          </table:table-cell>
        </table:table-row>
        <table:table-row table:style-name="Table3.9">
          <table:table-cell table:style-name="Table3.A2" office:value-type="string">
            <text:p text:style-name="P12">Nieuport <text:span text:style-name="T85">11 / </text:span><text:span text:style-name="T92">17 / </text:span><text:span text:style-name="T105">17bis</text:span></text:p>
          </table:table-cell>
          <table:table-cell table:style-name="Table3.A2" office:value-type="string">
            <text:p text:style-name="P79">1<text:span text:style-name="T134">P</text:span></text:p>
          </table:table-cell>
          <table:table-cell table:style-name="Table3.A2" office:value-type="string">
            <text:p text:style-name="P10">P:<text:span text:style-name="T85">1</text:span>N<text:span text:style-name="T85">U</text:span></text:p>
          </table:table-cell>
          <table:table-cell table:style-name="Table3.A2" office:value-type="string">
            <text:p text:style-name="P12">1</text:p>
          </table:table-cell>
          <table:table-cell table:style-name="Table3.A2" office:value-type="string">
            <text:p text:style-name="P85">5</text:p>
          </table:table-cell>
          <table:table-cell table:style-name="Table3.A2" office:value-type="string">
            <text:p text:style-name="P87">5</text:p>
          </table:table-cell>
          <table:table-cell table:style-name="Table3.A2" office:value-type="string">
            <text:p text:style-name="P104">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I C.1 / <text:span text:style-name="T32">X</text:span><text:span text:style-name="T85">VI</text:span><text:span text:style-name="T32">I C.1 / </text:span><text:span text:style-name="T103">XVIIbis C.1</text:span></text:p>
          </table:table-cell>
        </table:table-row>
        <table:table-row table:style-name="Table3.10">
          <table:table-cell table:style-name="Table3.A2" office:value-type="string">
            <text:p text:style-name="P12">Nieuport <text:span text:style-name="T85">27</text:span></text:p>
          </table:table-cell>
          <table:table-cell table:style-name="Table3.A2" office:value-type="string">
            <text:p text:style-name="P18">1<text:span text:style-name="T134">P</text:span></text:p>
          </table:table-cell>
          <table:table-cell table:style-name="Table3.A2" office:value-type="string">
            <text:p text:style-name="P10">P:<text:span text:style-name="T85">1</text:span>N</text:p>
          </table:table-cell>
          <table:table-cell table:style-name="Table3.A2" office:value-type="string">
            <text:p text:style-name="P12">1</text:p>
          </table:table-cell>
          <table:table-cell table:style-name="Table3.A2" office:value-type="string">
            <text:p text:style-name="P85">5</text:p>
          </table:table-cell>
          <table:table-cell table:style-name="Table3.A2" office:value-type="string">
            <text:p text:style-name="P87">5</text:p>
          </table:table-cell>
          <table:table-cell table:style-name="Table3.A2" office:value-type="string">
            <text:p text:style-name="P104">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text:span text:style-name="T85">XVI</text:span>I C.1</text:p>
          </table:table-cell>
        </table:table-row>
        <table:table-row table:style-name="TableLine140244355232400">
          <table:table-cell table:style-name="Table3.A2" office:value-type="string">
            <text:p text:style-name="P12">Nieuport 28 <text:span text:style-name="T103">C.1</text:span></text:p>
          </table:table-cell>
          <table:table-cell table:style-name="Table3.A2" office:value-type="string">
            <text:p text:style-name="P18">1<text:span text:style-name="T134">P</text:span></text:p>
          </table:table-cell>
          <table:table-cell table:style-name="Table3.A2" office:value-type="string">
            <text:p text:style-name="P10">P:2N</text:p>
          </table:table-cell>
          <table:table-cell table:style-name="Table3.A2" office:value-type="string">
            <text:p text:style-name="P12">1</text:p>
          </table:table-cell>
          <table:table-cell table:style-name="Table3.A2" office:value-type="string">
            <text:p text:style-name="P85">5</text:p>
          </table:table-cell>
          <table:table-cell table:style-name="Table3.A2" office:value-type="string">
            <text:p text:style-name="P12">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12">B</text:p>
          </table:table-cell>
          <table:table-cell table:style-name="Table3.J2" office:value-type="string">
            <text:p text:style-name="P4"/>
          </table:table-cell>
        </table:table-row>
        <table:table-row table:style-name="TableLine140244355232672">
          <table:table-cell table:style-name="Table3.A2" office:value-type="string">
            <text:p text:style-name="P8">RAF S.E.5</text:p>
          </table:table-cell>
          <table:table-cell table:style-name="Table3.A2" office:value-type="string">
            <text:p text:style-name="P73">1<text:span text:style-name="T134">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8">6</text:p>
          </table:table-cell>
          <table:table-cell table:style-name="Table3.A2" office:value-type="string">
            <text:p text:style-name="P21">6</text:p>
          </table:table-cell>
          <table:table-cell table:style-name="Table3.A2" office:value-type="string">
            <text:p text:style-name="P104">B</text:p>
          </table:table-cell>
          <table:table-cell table:style-name="Table3.A2" office:value-type="string">
            <text:p text:style-name="P84">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3">
          <table:table-cell table:style-name="Table3.A2" office:value-type="string">
            <text:p text:style-name="P8">RAF S.E.5A</text:p>
          </table:table-cell>
          <table:table-cell table:style-name="Table3.A2" office:value-type="string">
            <text:p text:style-name="P79">1<text:span text:style-name="T134">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8">6</text:p>
          </table:table-cell>
          <table:table-cell table:style-name="Table3.A2" office:value-type="string">
            <text:p text:style-name="P8">7</text:p>
          </table:table-cell>
          <table:table-cell table:style-name="Table3.A2" office:value-type="string">
            <text:p text:style-name="P104">B</text:p>
          </table:table-cell>
          <table:table-cell table:style-name="Table3.A2" office:value-type="string">
            <text:p text:style-name="P84">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4">
          <table:table-cell table:style-name="Table3.A2" office:value-type="string">
            <text:p text:style-name="P8">Sopwith <text:span text:style-name="T83">Pup</text:span></text:p>
          </table:table-cell>
          <table:table-cell table:style-name="Table3.A2" office:value-type="string">
            <text:p text:style-name="P18">1<text:span text:style-name="T134">P</text:span></text:p>
          </table:table-cell>
          <table:table-cell table:style-name="Table3.A2" office:value-type="string">
            <text:p text:style-name="P10">P:<text:span text:style-name="T83">1</text:span>N</text:p>
          </table:table-cell>
          <table:table-cell table:style-name="Table3.A2" office:value-type="string">
            <text:p text:style-name="P8">1</text:p>
          </table:table-cell>
          <table:table-cell table:style-name="Table3.A2" office:value-type="string">
            <text:p text:style-name="P76">4</text:p>
          </table:table-cell>
          <table:table-cell table:style-name="Table3.A2" office:value-type="string">
            <text:p text:style-name="P76">5</text:p>
          </table:table-cell>
          <table:table-cell table:style-name="Table3.A2" office:value-type="string">
            <text:p text:style-name="P104">B</text:p>
          </table:table-cell>
          <table:table-cell table:style-name="Table3.A2" office:value-type="string">
            <text:p text:style-name="P41">5</text:p>
          </table:table-cell>
          <table:table-cell table:style-name="Table3.A2" office:value-type="string">
            <text:p text:style-name="P76">B</text:p>
          </table:table-cell>
          <table:table-cell table:style-name="Table3.J2" office:value-type="string">
            <text:p text:style-name="P4"/>
          </table:table-cell>
        </table:table-row>
        <table:table-row table:style-name="Table3.15">
          <table:table-cell table:style-name="Table3.A2" office:value-type="string">
            <text:p text:style-name="P8">Sopwith F.1 Camel</text:p>
          </table:table-cell>
          <table:table-cell table:style-name="Table3.A2" office:value-type="string">
            <text:p text:style-name="P18">1<text:span text:style-name="T134">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4"/>
          </table:table-cell>
        </table:table-row>
        <table:table-row table:style-name="TableLine140244355233760">
          <table:table-cell table:style-name="Table3.A2" office:value-type="string">
            <text:p text:style-name="P8">Sopwith <text:span text:style-name="T146">2</text:span>F.1 Camel</text:p>
          </table:table-cell>
          <table:table-cell table:style-name="Table3.A2" office:value-type="string">
            <text:p text:style-name="P18">1<text:span text:style-name="T134">P</text:span></text:p>
          </table:table-cell>
          <table:table-cell table:style-name="Table3.A2" office:value-type="string">
            <text:p text:style-name="P10">P:2N<text:span text:style-name="T146">U</text:spa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89">Double Lewis fire at incline</text:p>
          </table:table-cell>
        </table:table-row>
        <table:table-row table:style-name="TableLine140244355234032">
          <table:table-cell table:style-name="Table3.A2" office:value-type="string">
            <text:p text:style-name="P8">Sopwith <text:span text:style-name="T81">Triplane</text:span></text:p>
          </table:table-cell>
          <table:table-cell table:style-name="Table3.A2" office:value-type="string">
            <text:p text:style-name="P73">1<text:span text:style-name="T134">P</text:span></text:p>
          </table:table-cell>
          <table:table-cell table:style-name="Table3.A2" office:value-type="string">
            <text:p text:style-name="P10">P:<text:span text:style-name="T81">1</text:span>N</text:p>
          </table:table-cell>
          <table:table-cell table:style-name="Table3.A2" office:value-type="string">
            <text:p text:style-name="P8">1</text:p>
          </table:table-cell>
          <table:table-cell table:style-name="Table3.A2" office:value-type="string">
            <text:p text:style-name="P90">5</text:p>
          </table:table-cell>
          <table:table-cell table:style-name="Table3.A2" office:value-type="string">
            <text:p text:style-name="P83">5</text:p>
          </table:table-cell>
          <table:table-cell table:style-name="Table3.A2" office:value-type="string">
            <text:p text:style-name="P104">A</text:p>
          </table:table-cell>
          <table:table-cell table:style-name="Table3.A2" office:value-type="string">
            <text:p text:style-name="P41">5</text:p>
          </table:table-cell>
          <table:table-cell table:style-name="Table3.A2" office:value-type="string">
            <text:p text:style-name="P8">A</text:p>
          </table:table-cell>
          <table:table-cell table:style-name="Table3.J2" office:value-type="string">
            <text:p text:style-name="P4"/>
          </table:table-cell>
        </table:table-row>
        <table:table-row table:style-name="TableLine140244355234304">
          <table:table-cell table:style-name="Table3.A2" office:value-type="string">
            <text:p text:style-name="P91">Sopwith <text:span text:style-name="T78">5F.1 </text:span>Dolphin</text:p>
          </table:table-cell>
          <table:table-cell table:style-name="Table3.A2" office:value-type="string">
            <text:p text:style-name="P79">1<text:span text:style-name="T134">P</text:span></text:p>
          </table:table-cell>
          <table:table-cell table:style-name="Table3.A2" office:value-type="string">
            <text:p text:style-name="P10">P:2N</text:p>
          </table:table-cell>
          <table:table-cell table:style-name="Table3.A2" office:value-type="string">
            <text:p text:style-name="P91">1</text:p>
          </table:table-cell>
          <table:table-cell table:style-name="Table3.A2" office:value-type="string">
            <text:p text:style-name="P91">5</text:p>
          </table:table-cell>
          <table:table-cell table:style-name="Table3.A2" office:value-type="string">
            <text:p text:style-name="P83">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91">B</text:p>
          </table:table-cell>
          <table:table-cell table:style-name="Table3.J2" office:value-type="string">
            <text:p text:style-name="P4"/>
          </table:table-cell>
        </table:table-row>
        <table:table-row table:style-name="TableLine140244355234576">
          <table:table-cell table:style-name="Table3.A2" office:value-type="string">
            <text:p text:style-name="P8">Sopwith <text:span text:style-name="T80">7F.1 </text:span>Snipe</text:p>
          </table:table-cell>
          <table:table-cell table:style-name="Table3.A2" office:value-type="string">
            <text:p text:style-name="P18">1<text:span text:style-name="T134">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6</text:p>
          </table:table-cell>
          <table:table-cell table:style-name="Table3.A2" office:value-type="string">
            <text:p text:style-name="P8">6</text:p>
          </table:table-cell>
          <table:table-cell table:style-name="Table3.A2" office:value-type="string">
            <text:p text:style-name="P104">A</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92"/>
          </table:table-cell>
        </table:table-row>
        <table:table-row table:style-name="TableLine140244355234848">
          <table:table-cell table:style-name="Table3.A2" office:value-type="string">
            <text:p text:style-name="P8">Sopwith <text:span text:style-name="T79">Tabloid</text:span></text:p>
          </table:table-cell>
          <table:table-cell table:style-name="Table3.A2" office:value-type="string">
            <text:p text:style-name="P18">1<text:span text:style-name="T134">P</text:span></text:p>
          </table:table-cell>
          <table:table-cell table:style-name="Table3.A2" office:value-type="string">
            <text:p text:style-name="P18">P:1N</text:p>
          </table:table-cell>
          <table:table-cell table:style-name="Table3.A2" office:value-type="string">
            <text:p text:style-name="P93">1</text:p>
          </table:table-cell>
          <table:table-cell table:style-name="Table3.A2" office:value-type="string">
            <text:p text:style-name="P93">3</text:p>
          </table:table-cell>
          <table:table-cell table:style-name="Table3.A2" office:value-type="string">
            <text:p text:style-name="P93">4</text:p>
          </table:table-cell>
          <table:table-cell table:style-name="Table3.A2" office:value-type="string">
            <text:p text:style-name="P104">D</text:p>
          </table:table-cell>
          <table:table-cell table:style-name="Table3.A2" office:value-type="string">
            <text:p text:style-name="P41">4</text:p>
          </table:table-cell>
          <table:table-cell table:style-name="Table3.A2" office:value-type="string">
            <text:p text:style-name="P93">C</text:p>
          </table:table-cell>
          <table:table-cell table:style-name="Table3.J2" office:value-type="string">
            <text:p text:style-name="P4"/>
          </table:table-cell>
        </table:table-row>
        <table:table-row table:style-name="Table3.21">
          <table:table-cell table:style-name="Table3.A2" office:value-type="string">
            <text:p text:style-name="P10">SPAD <text:span text:style-name="T82">VII </text:span><text:span text:style-name="T102">C.1</text:span></text:p>
          </table:table-cell>
          <table:table-cell table:style-name="Table3.A2" office:value-type="string">
            <text:p text:style-name="P73">1<text:span text:style-name="T134">P</text:span></text:p>
          </table:table-cell>
          <table:table-cell table:style-name="Table3.A2" office:value-type="string">
            <text:p text:style-name="P10">P:<text:span text:style-name="T82">1</text:span>N</text:p>
          </table:table-cell>
          <table:table-cell table:style-name="Table3.A2" office:value-type="string">
            <text:p text:style-name="P10">1</text:p>
          </table:table-cell>
          <table:table-cell table:style-name="Table3.A2" office:value-type="string">
            <text:p text:style-name="P94">5</text:p>
          </table:table-cell>
          <table:table-cell table:style-name="Table3.A2" office:value-type="string">
            <text:p text:style-name="P94">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10">B</text:p>
          </table:table-cell>
          <table:table-cell table:style-name="Table3.J2" office:value-type="string">
            <text:p text:style-name="P4"/>
          </table:table-cell>
        </table:table-row>
        <table:table-row table:style-name="Table3.22">
          <table:table-cell table:style-name="Table3.A2" office:value-type="string">
            <text:p text:style-name="P10">SPAD XIII <text:span text:style-name="T102">C.1</text:span></text:p>
          </table:table-cell>
          <table:table-cell table:style-name="Table3.A2" office:value-type="string">
            <text:p text:style-name="P79">1<text:span text:style-name="T134">P</text:span></text:p>
          </table:table-cell>
          <table:table-cell table:style-name="Table3.A2" office:value-type="string">
            <text:p text:style-name="P10">P:2N</text:p>
          </table:table-cell>
          <table:table-cell table:style-name="Table3.A2" office:value-type="string">
            <text:p text:style-name="P10">1</text:p>
          </table:table-cell>
          <table:table-cell table:style-name="Table3.A2" office:value-type="string">
            <text:p text:style-name="P88">6</text:p>
          </table:table-cell>
          <table:table-cell table:style-name="Table3.A2" office:value-type="string">
            <text:p text:style-name="P10">7</text:p>
          </table:table-cell>
          <table:table-cell table:style-name="Table3.A2" office:value-type="string">
            <text:p text:style-name="P104">B</text:p>
          </table:table-cell>
          <table:table-cell table:style-name="Table3.A2" office:value-type="string">
            <text:p text:style-name="P41">7</text:p>
          </table:table-cell>
          <table:table-cell table:style-name="Table3.A2" office:value-type="string">
            <text:p text:style-name="P10">B</text:p>
          </table:table-cell>
          <table:table-cell table:style-name="Table3.J2" office:value-type="string">
            <text:p text:style-name="P4"/>
          </table:table-cell>
        </table:table-row>
        <table:table-row table:style-name="TableLine140244355235664">
          <table:table-cell table:style-name="Table3.A2" office:value-type="string">
            <text:p text:style-name="P14">Airco D.H.4</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2">5</text:p>
          </table:table-cell>
          <table:table-cell table:style-name="Table3.A2" office:value-type="string">
            <text:p text:style-name="P104">C</text:p>
          </table:table-cell>
          <table:table-cell table:style-name="Table3.A2" office:value-type="string">
            <text:p text:style-name="P73">8</text:p>
          </table:table-cell>
          <table:table-cell table:style-name="Table3.A2" office:value-type="string">
            <text:p text:style-name="P18">C</text:p>
          </table:table-cell>
          <table:table-cell table:style-name="Table3.J2" office:value-type="string">
            <text:p text:style-name="P4"/>
          </table:table-cell>
        </table:table-row>
        <table:table-row table:style-name="TableLine140244355235936">
          <table:table-cell table:style-name="Table3.A2" office:value-type="string">
            <text:p text:style-name="P14">Airco D.H.<text:span text:style-name="T86">9</text:span></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2">6</text:p>
          </table:table-cell>
          <table:table-cell table:style-name="Table3.A2" office:value-type="string">
            <text:p text:style-name="P104">D</text:p>
          </table:table-cell>
          <table:table-cell table:style-name="Table3.A2" office:value-type="string">
            <text:p text:style-name="P73">8</text:p>
          </table:table-cell>
          <table:table-cell table:style-name="Table3.A2" office:value-type="string">
            <text:p text:style-name="P18">C</text:p>
          </table:table-cell>
          <table:table-cell table:style-name="Table3.J2" office:value-type="string">
            <text:p text:style-name="P4"/>
          </table:table-cell>
        </table:table-row>
        <text:soft-page-break/>
        <table:table-row table:style-name="TableLine140244355236208">
          <table:table-cell table:style-name="Table3.A2" office:value-type="string">
            <text:p text:style-name="P14">Airco D.H.<text:span text:style-name="T86">9A</text:span></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39">6</text:p>
          </table:table-cell>
          <table:table-cell table:style-name="Table3.A2" office:value-type="string">
            <text:p text:style-name="P104">C</text:p>
          </table:table-cell>
          <table:table-cell table:style-name="Table3.A2" office:value-type="string">
            <text:p text:style-name="P73">8</text:p>
          </table:table-cell>
          <table:table-cell table:style-name="Table3.A2" office:value-type="string">
            <text:p text:style-name="P18">C</text:p>
          </table:table-cell>
          <table:table-cell table:style-name="Table3.J2" office:value-type="string">
            <text:p text:style-name="P4"/>
          </table:table-cell>
        </table:table-row>
        <table:table-row table:style-name="Table3.26">
          <table:table-cell table:style-name="Table3.A2" office:value-type="string">
            <text:p text:style-name="P79">Breguet 14</text:p>
          </table:table-cell>
          <table:table-cell table:style-name="Table3.A2" office:value-type="string">
            <text:p text:style-name="P56">1P 1O</text:p>
          </table:table-cell>
          <table:table-cell table:style-name="Table3.A2" office:value-type="string">
            <text:p text:style-name="P18">P:1N O:<text:span text:style-name="T95">2</text:span>LRT</text:p>
          </table:table-cell>
          <table:table-cell table:style-name="Table3.A2" office:value-type="string">
            <text:p text:style-name="P79">1</text:p>
          </table:table-cell>
          <table:table-cell table:style-name="Table3.A2" office:value-type="string">
            <text:p text:style-name="P79">5</text:p>
          </table:table-cell>
          <table:table-cell table:style-name="Table3.A2" office:value-type="string">
            <text:p text:style-name="P79">6</text:p>
          </table:table-cell>
          <table:table-cell table:style-name="Table3.A2" office:value-type="string">
            <text:p text:style-name="P104">B</text:p>
          </table:table-cell>
          <table:table-cell table:style-name="Table3.A2" office:value-type="string">
            <text:p text:style-name="P79">8</text:p>
          </table:table-cell>
          <table:table-cell table:style-name="Table3.A2" office:value-type="string">
            <text:p text:style-name="P79">C</text:p>
          </table:table-cell>
          <table:table-cell table:style-name="Table3.J2" office:value-type="string">
            <text:p text:style-name="P95"><text:span text:style-name="T95">Breguet </text:span>14 A.2 / 14 B.2</text:p>
          </table:table-cell>
        </table:table-row>
        <table:table-row table:style-name="Table3.27">
          <table:table-cell table:style-name="Table3.A2" office:value-type="string">
            <text:p text:style-name="P23">Bristol F.2B Fighter</text:p>
          </table:table-cell>
          <table:table-cell table:style-name="Table3.A2" office:value-type="string">
            <text:p text:style-name="P56">1P 1O</text:p>
          </table:table-cell>
          <table:table-cell table:style-name="Table3.A2" office:value-type="string">
            <text:p text:style-name="P18">P:1N O:1/<text:span text:style-name="T96">2</text:span>LRT</text:p>
          </table:table-cell>
          <table:table-cell table:style-name="Table3.A2" office:value-type="string">
            <text:p text:style-name="P18">1</text:p>
          </table:table-cell>
          <table:table-cell table:style-name="Table3.A2" office:value-type="string">
            <text:p text:style-name="P23">5</text:p>
          </table:table-cell>
          <table:table-cell table:style-name="Table3.A2" office:value-type="string">
            <text:p text:style-name="P23">6</text:p>
          </table:table-cell>
          <table:table-cell table:style-name="Table3.A2" office:value-type="string">
            <text:p text:style-name="P104">B</text:p>
          </table:table-cell>
          <table:table-cell table:style-name="Table3.A2" office:value-type="string">
            <text:p text:style-name="P73">7</text:p>
          </table:table-cell>
          <table:table-cell table:style-name="Table3.A2" office:value-type="string">
            <text:p text:style-name="P78">B</text:p>
          </table:table-cell>
          <table:table-cell table:style-name="Table3.J2" office:value-type="string">
            <text:p text:style-name="P96">Observer optionally had 2 yoked Lewis</text:p>
          </table:table-cell>
        </table:table-row>
        <table:table-row table:style-name="Table3.28">
          <table:table-cell table:style-name="Table3.A2" office:value-type="string">
            <text:p text:style-name="P8">RAF <text:span text:style-name="T76">B</text:span>.E.2<text:span text:style-name="T76">c</text:span></text:p>
          </table:table-cell>
          <table:table-cell table:style-name="Table3.A2" office:value-type="string">
            <text:p text:style-name="P56">1P 1O</text:p>
          </table:table-cell>
          <table:table-cell table:style-name="Table3.A2" office:value-type="string">
            <text:p text:style-name="P8">O:1<text:span text:style-name="T76">T</text:span></text:p>
          </table:table-cell>
          <table:table-cell table:style-name="Table3.A2" office:value-type="string">
            <text:p text:style-name="P8">1</text:p>
          </table:table-cell>
          <table:table-cell table:style-name="Table3.A2" office:value-type="string">
            <text:p text:style-name="P97">3</text:p>
          </table:table-cell>
          <table:table-cell table:style-name="Table3.A2" office:value-type="string">
            <text:p text:style-name="P98">4</text:p>
          </table:table-cell>
          <table:table-cell table:style-name="Table3.A2" office:value-type="string">
            <text:p text:style-name="P104">D</text:p>
          </table:table-cell>
          <table:table-cell table:style-name="Table3.A2" office:value-type="string">
            <text:p text:style-name="P73">5</text:p>
          </table:table-cell>
          <table:table-cell table:style-name="Table3.A2" office:value-type="string">
            <text:p text:style-name="P97">D</text:p>
          </table:table-cell>
          <table:table-cell table:style-name="Table3.J2" office:value-type="string">
            <text:p text:style-name="P8">Observer at front, <text:span text:style-name="T76">restricted firing arc</text:span></text:p>
          </table:table-cell>
        </table:table-row>
        <table:table-row table:style-name="TableLine140244355237296">
          <table:table-cell table:style-name="Table3.A2" office:value-type="string">
            <text:p text:style-name="P8">RAF F.E.2b</text:p>
          </table:table-cell>
          <table:table-cell table:style-name="Table3.A2" office:value-type="string">
            <text:p text:style-name="P56">1P 1O</text:p>
          </table:table-cell>
          <table:table-cell table:style-name="Table3.A2" office:value-type="string">
            <text:p text:style-name="P8">O:1NU<text:span text:style-name="T77">T</text:span></text:p>
          </table:table-cell>
          <table:table-cell table:style-name="Table3.A2" office:value-type="string">
            <text:p text:style-name="P8">1</text:p>
          </table:table-cell>
          <table:table-cell table:style-name="Table3.A2" office:value-type="string">
            <text:p text:style-name="P97">4</text:p>
          </table:table-cell>
          <table:table-cell table:style-name="Table3.A2" office:value-type="string">
            <text:p text:style-name="P98">4</text:p>
          </table:table-cell>
          <table:table-cell table:style-name="Table3.A2" office:value-type="string">
            <text:p text:style-name="P104">C</text:p>
          </table:table-cell>
          <table:table-cell table:style-name="Table3.A2" office:value-type="string">
            <text:p text:style-name="P41">5</text:p>
          </table:table-cell>
          <table:table-cell table:style-name="Table3.A2" office:value-type="string">
            <text:p text:style-name="P97">C</text:p>
          </table:table-cell>
          <table:table-cell table:style-name="Table3.J2" office:value-type="string">
            <text:p text:style-name="P8">Observer at front of pusher aircraft</text:p>
          </table:table-cell>
        </table:table-row>
        <table:table-row table:style-name="Table3.30">
          <table:table-cell table:style-name="Table3.A2" office:value-type="string">
            <text:p text:style-name="P98">RAF R.E.8</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98">1</text:p>
          </table:table-cell>
          <table:table-cell table:style-name="Table3.A2" office:value-type="string">
            <text:p text:style-name="P98">4</text:p>
          </table:table-cell>
          <table:table-cell table:style-name="Table3.A2" office:value-type="string">
            <text:p text:style-name="P98">5</text:p>
          </table:table-cell>
          <table:table-cell table:style-name="Table3.A2" office:value-type="string">
            <text:p text:style-name="P104">C</text:p>
          </table:table-cell>
          <table:table-cell table:style-name="Table3.A2" office:value-type="string">
            <text:p text:style-name="P84">6</text:p>
          </table:table-cell>
          <table:table-cell table:style-name="Table3.A2" office:value-type="string">
            <text:p text:style-name="P98">C</text:p>
          </table:table-cell>
          <table:table-cell table:style-name="Table3.J2" office:value-type="string">
            <text:p text:style-name="P4"/>
          </table:table-cell>
        </table:table-row>
        <table:table-row table:style-name="TableLine140244355237840">
          <table:table-cell table:style-name="Table3.A2" office:value-type="string">
            <text:p text:style-name="P99">Short Seaplane / Bomber</text:p>
          </table:table-cell>
          <table:table-cell table:style-name="Table3.A2" office:value-type="string">
            <text:p text:style-name="P56">1P 1O</text:p>
          </table:table-cell>
          <table:table-cell table:style-name="Table3.A2" office:value-type="string">
            <text:p text:style-name="P18">O:1LRT</text:p>
          </table:table-cell>
          <table:table-cell table:style-name="Table3.A2" office:value-type="string">
            <text:p text:style-name="P99">1</text:p>
          </table:table-cell>
          <table:table-cell table:style-name="Table3.A2" office:value-type="string">
            <text:p text:style-name="P99">3</text:p>
          </table:table-cell>
          <table:table-cell table:style-name="Table3.A2" office:value-type="string">
            <text:p text:style-name="P83">3</text:p>
          </table:table-cell>
          <table:table-cell table:style-name="Table3.A2" office:value-type="string">
            <text:p text:style-name="P104">D</text:p>
          </table:table-cell>
          <table:table-cell table:style-name="Table3.A2" office:value-type="string">
            <text:p text:style-name="P41">5</text:p>
          </table:table-cell>
          <table:table-cell table:style-name="Table3.A2" office:value-type="string">
            <text:p text:style-name="P99">D</text:p>
          </table:table-cell>
          <table:table-cell table:style-name="Table3.J2" office:value-type="string">
            <text:p text:style-name="P99">Seaplane and land versions of same type</text:p>
          </table:table-cell>
        </table:table-row>
        <table:table-row table:style-name="Table3.32">
          <table:table-cell table:style-name="Table3.A2" office:value-type="string">
            <text:p text:style-name="P8">Sopwith <text:span text:style-name="T84">1½ Strutter</text:span></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23">1</text:p>
          </table:table-cell>
          <table:table-cell table:style-name="Table3.A2" office:value-type="string">
            <text:p text:style-name="P23">4</text:p>
          </table:table-cell>
          <table:table-cell table:style-name="Table3.A2" office:value-type="string">
            <text:p text:style-name="P23">5</text:p>
          </table:table-cell>
          <table:table-cell table:style-name="Table3.A2" office:value-type="string">
            <text:p text:style-name="P104">D</text:p>
          </table:table-cell>
          <table:table-cell table:style-name="Table3.A2" office:value-type="string">
            <text:p text:style-name="P84">6</text:p>
          </table:table-cell>
          <table:table-cell table:style-name="Table3.A2" office:value-type="string">
            <text:p text:style-name="P23">C</text:p>
          </table:table-cell>
          <table:table-cell table:style-name="Table3.J2" office:value-type="string">
            <text:p text:style-name="P8">Admiralty Typ<text:span text:style-name="T84">e</text:span> 6400</text:p>
          </table:table-cell>
        </table:table-row>
        <table:table-row table:style-name="Table3.33">
          <table:table-cell table:style-name="Table3.A2" office:value-type="string">
            <text:p text:style-name="P32">Voisin <text:span text:style-name="T104">5</text:span></text:p>
          </table:table-cell>
          <table:table-cell table:style-name="Table3.A2" office:value-type="string">
            <text:p text:style-name="P56">1P 1O</text:p>
          </table:table-cell>
          <table:table-cell table:style-name="Table3.A2" office:value-type="string">
            <text:p text:style-name="P8">O:1NU</text:p>
          </table:table-cell>
          <table:table-cell table:style-name="Table3.A2" office:value-type="string">
            <text:p text:style-name="P33">1</text:p>
          </table:table-cell>
          <table:table-cell table:style-name="Table3.A2" office:value-type="string">
            <text:p text:style-name="P35">3</text:p>
          </table:table-cell>
          <table:table-cell table:style-name="Table3.A2" office:value-type="string">
            <text:p text:style-name="P100">3</text:p>
          </table:table-cell>
          <table:table-cell table:style-name="Table3.A2" office:value-type="string">
            <text:p text:style-name="P104">D</text:p>
          </table:table-cell>
          <table:table-cell table:style-name="Table3.A2" office:value-type="string">
            <text:p text:style-name="P41">6</text:p>
          </table:table-cell>
          <table:table-cell table:style-name="Table3.A2" office:value-type="string">
            <text:p text:style-name="P33">C</text:p>
          </table:table-cell>
          <table:table-cell table:style-name="Table3.J2" office:value-type="string">
            <text:p text:style-name="P32">Voisin V</text:p>
          </table:table-cell>
        </table:table-row>
        <table:table-row table:style-name="TableLine140244355171616">
          <table:table-cell table:style-name="Table3.A2" office:value-type="string">
            <text:p text:style-name="P29">Caudron R.11</text:p>
          </table:table-cell>
          <table:table-cell table:style-name="Table3.A2" office:value-type="string">
            <text:p text:style-name="P56">1P 2O</text:p>
          </table:table-cell>
          <table:table-cell table:style-name="Table3.A2" office:value-type="string">
            <text:p text:style-name="P45">O:2NU O:2LRT</text:p>
          </table:table-cell>
          <table:table-cell table:style-name="Table3.A2" office:value-type="string">
            <text:p text:style-name="P29">2</text:p>
          </table:table-cell>
          <table:table-cell table:style-name="Table3.A2" office:value-type="string">
            <text:p text:style-name="P45">3</text:p>
          </table:table-cell>
          <table:table-cell table:style-name="Table3.A2" office:value-type="string">
            <text:p text:style-name="P29">6</text:p>
          </table:table-cell>
          <table:table-cell table:style-name="Table3.A2" office:value-type="string">
            <text:p text:style-name="P104">D</text:p>
          </table:table-cell>
          <table:table-cell table:style-name="Table3.A2" office:value-type="string">
            <text:p text:style-name="P41">9</text:p>
          </table:table-cell>
          <table:table-cell table:style-name="Table3.A2" office:value-type="string">
            <text:p text:style-name="P45">D</text:p>
          </table:table-cell>
          <table:table-cell table:style-name="Table3.J2" office:value-type="string">
            <text:p text:style-name="P8"><text:span text:style-name="T88">Caudron </text:span>R.XI</text:p>
          </table:table-cell>
        </table:table-row>
        <table:table-row table:style-name="TableLine140244355171888">
          <table:table-cell table:style-name="Table3.A2" office:value-type="string">
            <text:p text:style-name="P10">Farman F.50</text:p>
          </table:table-cell>
          <table:table-cell table:style-name="Table3.A2" office:value-type="string">
            <text:p text:style-name="P56">1P 2O</text:p>
          </table:table-cell>
          <table:table-cell table:style-name="Table3.A2" office:value-type="string">
            <text:p text:style-name="P45">O:2NU</text:p>
          </table:table-cell>
          <table:table-cell table:style-name="Table3.A2" office:value-type="string">
            <text:p text:style-name="P29">2</text:p>
          </table:table-cell>
          <table:table-cell table:style-name="Table3.A2" office:value-type="string">
            <text:p text:style-name="P101">3</text:p>
          </table:table-cell>
          <table:table-cell table:style-name="Table3.A2" office:value-type="string">
            <text:p text:style-name="P100">4</text:p>
          </table:table-cell>
          <table:table-cell table:style-name="Table3.A2" office:value-type="string">
            <text:p text:style-name="P104">E</text:p>
          </table:table-cell>
          <table:table-cell table:style-name="Table3.A2" office:value-type="string">
            <text:p text:style-name="P41">10</text:p>
          </table:table-cell>
          <table:table-cell table:style-name="Table3.A2" office:value-type="string">
            <text:p text:style-name="P101">D</text:p>
          </table:table-cell>
          <table:table-cell table:style-name="Table3.J2" office:value-type="string">
            <text:p text:style-name="P10"/>
          </table:table-cell>
        </table:table-row>
        <table:table-row table:style-name="Table3.36">
          <table:table-cell table:style-name="Table3.A2" office:value-type="string">
            <text:p text:style-name="P35">Handley Page O/400</text:p>
          </table:table-cell>
          <table:table-cell table:style-name="Table3.A2" office:value-type="string">
            <text:p text:style-name="P56">1P 2O</text:p>
          </table:table-cell>
          <table:table-cell table:style-name="Table3.A2" office:value-type="string">
            <text:p text:style-name="P45">O:2NU O:<text:span text:style-name="T98">1</text:span>LRT</text:p>
          </table:table-cell>
          <table:table-cell table:style-name="Table3.A2" office:value-type="string">
            <text:p text:style-name="P35">2</text:p>
          </table:table-cell>
          <table:table-cell table:style-name="Table3.A2" office:value-type="string">
            <text:p text:style-name="P35">7</text:p>
          </table:table-cell>
          <table:table-cell table:style-name="Table3.A2" office:value-type="string">
            <text:p text:style-name="P35">5</text:p>
          </table:table-cell>
          <table:table-cell table:style-name="Table3.A2" office:value-type="string">
            <text:p text:style-name="P104">E</text:p>
          </table:table-cell>
          <table:table-cell table:style-name="Table3.A2" office:value-type="string">
            <text:p text:style-name="P41">10</text:p>
          </table:table-cell>
          <table:table-cell table:style-name="Table3.A2" office:value-type="string">
            <text:p text:style-name="P35">E</text:p>
          </table:table-cell>
          <table:table-cell table:style-name="Table3.J2" office:value-type="string">
            <text:p text:style-name="P102">Rear observer can fire <text:span text:style-name="T140">1 level </text:span>below tail arc</text:p>
          </table:table-cell>
        </table:table-row>
      </table:table>
      <text:p text:style-name="P1"/>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69">Italian <text:span text:style-name="T107">and</text:span><text:span text:style-name="T87"> Russi</text:span><text:span text:style-name="T91">an</text:span></text:p>
          </table:table-cell>
          <table:table-cell table:style-name="Table1.A1" office:value-type="string">
            <text:p text:style-name="P57">Crew</text:p>
          </table:table-cell>
          <table:table-cell table:style-name="Table1.A1" office:value-type="string">
            <text:p text:style-name="P59">Armament</text:p>
          </table:table-cell>
          <table:table-cell table:style-name="Table1.A1" office:value-type="string">
            <text:p text:style-name="P61">Engine</text:p>
          </table:table-cell>
          <table:table-cell table:style-name="Table1.A1" office:value-type="string">
            <text:p text:style-name="P63">Power</text:p>
          </table:table-cell>
          <table:table-cell table:style-name="Table1.A1" office:value-type="string">
            <text:p text:style-name="P63">Speed</text:p>
          </table:table-cell>
          <table:table-cell table:style-name="Table1.A1" office:value-type="string">
            <text:p text:style-name="P67">Climb</text:p>
          </table:table-cell>
          <table:table-cell table:style-name="Table1.A1" office:value-type="string">
            <text:p text:style-name="P65">Strength</text:p>
          </table:table-cell>
          <table:table-cell table:style-name="Table1.A1" office:value-type="string">
            <text:p text:style-name="P63">Agility</text:p>
          </table:table-cell>
          <table:table-cell table:style-name="Table1.J1" office:value-type="string">
            <text:p text:style-name="P63">Comments</text:p>
          </table:table-cell>
        </table:table-row>
        <table:table-row table:style-name="Table1.2">
          <table:table-cell table:style-name="Table1.A2" office:value-type="string">
            <text:p text:style-name="P20">Ansaldo S.V.A.5</text:p>
          </table:table-cell>
          <table:table-cell table:style-name="Table1.A2" office:value-type="string">
            <text:p text:style-name="P11">1<text:span text:style-name="T134">P</text:span></text:p>
          </table:table-cell>
          <table:table-cell table:style-name="Table1.A2" office:value-type="string">
            <text:p text:style-name="P9">P:2N</text:p>
          </table:table-cell>
          <table:table-cell table:style-name="Table1.A2" office:value-type="string">
            <text:p text:style-name="P19">1</text:p>
          </table:table-cell>
          <table:table-cell table:style-name="Table1.A2" office:value-type="string">
            <text:p text:style-name="P19">6</text:p>
          </table:table-cell>
          <table:table-cell table:style-name="Table1.A2" office:value-type="string">
            <text:p text:style-name="P19">8</text:p>
          </table:table-cell>
          <table:table-cell table:style-name="Table1.A2" office:value-type="string">
            <text:p text:style-name="P104">B</text:p>
          </table:table-cell>
          <table:table-cell table:style-name="Table1.A2" office:value-type="string">
            <text:p text:style-name="P40">6</text:p>
          </table:table-cell>
          <table:table-cell table:style-name="Table1.A2" office:value-type="string">
            <text:p text:style-name="P19">B</text:p>
          </table:table-cell>
          <table:table-cell table:style-name="Table1.J2" office:value-type="string">
            <text:p text:style-name="P3"/>
          </table:table-cell>
        </table:table-row>
        <table:table-row table:style-name="Table1.3">
          <table:table-cell table:style-name="Table1.A2" office:value-type="string">
            <text:p text:style-name="P5">Anatra DS </text:p>
          </table:table-cell>
          <table:table-cell table:style-name="Table1.A2" office:value-type="string">
            <text:p text:style-name="P56">1P 2O</text:p>
          </table:table-cell>
          <table:table-cell table:style-name="Table1.A2" office:value-type="string">
            <text:p text:style-name="P16">P:1N O:1LRT</text:p>
          </table:table-cell>
          <table:table-cell table:style-name="Table1.A2" office:value-type="string">
            <text:p text:style-name="P27">1</text:p>
          </table:table-cell>
          <table:table-cell table:style-name="Table1.A2" office:value-type="string">
            <text:p text:style-name="P37">3</text:p>
          </table:table-cell>
          <table:table-cell table:style-name="Table1.A2" office:value-type="string">
            <text:p text:style-name="P37">4</text:p>
          </table:table-cell>
          <table:table-cell table:style-name="Table1.A2" office:value-type="string">
            <text:p text:style-name="P104">D</text:p>
          </table:table-cell>
          <table:table-cell table:style-name="Table1.A2" office:value-type="string">
            <text:p text:style-name="P42">5</text:p>
          </table:table-cell>
          <table:table-cell table:style-name="Table1.A2" office:value-type="string">
            <text:p text:style-name="P37">D</text:p>
          </table:table-cell>
          <table:table-cell table:style-name="Table1.J2" office:value-type="string">
            <text:p text:style-name="P38"><text:span text:style-name="T41">‘Anasal’ </text:span>from Anatra-Salm<text:span text:style-name="T97">s</text:span>on</text:p>
          </table:table-cell>
        </table:table-row>
        <table:table-row table:style-name="Table1.4">
          <table:table-cell table:style-name="Table1.A2" office:value-type="string">
            <text:p text:style-name="P22">Grigorovich / <text:span text:style-name="T90">Shchetinin </text:span>M-5</text:p>
          </table:table-cell>
          <table:table-cell table:style-name="Table1.A2" office:value-type="string">
            <text:p text:style-name="P56">1P 2O</text:p>
          </table:table-cell>
          <table:table-cell table:style-name="Table1.A2" office:value-type="string">
            <text:p text:style-name="P17">P:1N O:1LRT</text:p>
          </table:table-cell>
          <table:table-cell table:style-name="Table1.A2" office:value-type="string">
            <text:p text:style-name="P36">1</text:p>
          </table:table-cell>
          <table:table-cell table:style-name="Table1.A2" office:value-type="string">
            <text:p text:style-name="P42">2</text:p>
          </table:table-cell>
          <table:table-cell table:style-name="Table1.A2" office:value-type="string">
            <text:p text:style-name="P42">3</text:p>
          </table:table-cell>
          <table:table-cell table:style-name="Table1.A2" office:value-type="string">
            <text:p text:style-name="P104">D</text:p>
          </table:table-cell>
          <table:table-cell table:style-name="Table1.A2" office:value-type="string">
            <text:p text:style-name="P42">6</text:p>
          </table:table-cell>
          <table:table-cell table:style-name="Table1.A2" office:value-type="string">
            <text:p text:style-name="P34">D</text:p>
          </table:table-cell>
          <table:table-cell table:style-name="Table1.J2" office:value-type="string">
            <text:p text:style-name="P34">Shch M-5 Seaplane</text:p>
          </table:table-cell>
        </table:table-row>
        <table:table-row table:style-name="Table1.5">
          <table:table-cell table:style-name="Table1.A2" office:value-type="string">
            <text:p text:style-name="P22">Pomilio PE</text:p>
          </table:table-cell>
          <table:table-cell table:style-name="Table1.A2" office:value-type="string">
            <text:p text:style-name="P56">1P 2O</text:p>
          </table:table-cell>
          <table:table-cell table:style-name="Table1.A2" office:value-type="string">
            <text:p text:style-name="P15">P:1N O:1LRT</text:p>
          </table:table-cell>
          <table:table-cell table:style-name="Table1.A2" office:value-type="string">
            <text:p text:style-name="P27">1</text:p>
          </table:table-cell>
          <table:table-cell table:style-name="Table1.A2" office:value-type="string">
            <text:p text:style-name="P42">3</text:p>
          </table:table-cell>
          <table:table-cell table:style-name="Table1.A2" office:value-type="string">
            <text:p text:style-name="P27">6</text:p>
          </table:table-cell>
          <table:table-cell table:style-name="Table1.A2" office:value-type="string">
            <text:p text:style-name="P104">D</text:p>
          </table:table-cell>
          <table:table-cell table:style-name="Table1.A2" office:value-type="string">
            <text:p text:style-name="P42">6</text:p>
          </table:table-cell>
          <table:table-cell table:style-name="Table1.A2" office:value-type="string">
            <text:p text:style-name="P34">C</text:p>
          </table:table-cell>
          <table:table-cell table:style-name="Table1.J2" office:value-type="string">
            <text:p text:style-name="P5"/>
          </table:table-cell>
        </table:table-row>
        <table:table-row table:style-name="Table1.6">
          <table:table-cell table:style-name="Table1.A2" office:value-type="string">
            <text:p text:style-name="P31">SPAD A.2</text:p>
          </table:table-cell>
          <table:table-cell table:style-name="Table1.A2" office:value-type="string">
            <text:p text:style-name="P56">1P 2O</text:p>
          </table:table-cell>
          <table:table-cell table:style-name="Table1.A2" office:value-type="string">
            <text:p text:style-name="P7">O:1NU</text:p>
          </table:table-cell>
          <table:table-cell table:style-name="Table1.A2" office:value-type="string">
            <text:p text:style-name="P30">1</text:p>
          </table:table-cell>
          <table:table-cell table:style-name="Table1.A2" office:value-type="string">
            <text:p text:style-name="P42">2</text:p>
          </table:table-cell>
          <table:table-cell table:style-name="Table1.A2" office:value-type="string">
            <text:p text:style-name="P42">4</text:p>
          </table:table-cell>
          <table:table-cell table:style-name="Table1.A2" office:value-type="string">
            <text:p text:style-name="P104">D</text:p>
          </table:table-cell>
          <table:table-cell table:style-name="Table1.A2" office:value-type="string">
            <text:p text:style-name="P40">4</text:p>
          </table:table-cell>
          <table:table-cell table:style-name="Table1.A2" office:value-type="string">
            <text:p text:style-name="P37">D</text:p>
          </table:table-cell>
          <table:table-cell table:style-name="Table1.J2" office:value-type="string">
            <text:p text:style-name="P7">Observer <text:span text:style-name="T89">in nacelle </text:span>at front of aircraft</text:p>
          </table:table-cell>
        </table:table-row>
        <table:table-row table:style-name="Table1.7">
          <table:table-cell table:style-name="Table1.A2" office:value-type="string">
            <text:p text:style-name="P13">Caproni Ca.<text:span text:style-name="T99">44</text:span></text:p>
          </table:table-cell>
          <table:table-cell table:style-name="Table1.A2" office:value-type="string">
            <text:p text:style-name="P56">1P 2O</text:p>
          </table:table-cell>
          <table:table-cell table:style-name="Table1.A2" office:value-type="string">
            <text:p text:style-name="P43">O:2NU O:<text:span text:style-name="T98">1</text:span>LRT<text:span text:style-name="T100">U</text:span></text:p>
          </table:table-cell>
          <table:table-cell table:style-name="Table1.A2" office:value-type="string">
            <text:p text:style-name="P28">3</text:p>
          </table:table-cell>
          <table:table-cell table:style-name="Table1.A2" office:value-type="string">
            <text:p text:style-name="P34">7</text:p>
          </table:table-cell>
          <table:table-cell table:style-name="Table1.A2" office:value-type="string">
            <text:p text:style-name="P46">5</text:p>
          </table:table-cell>
          <table:table-cell table:style-name="Table1.A2" office:value-type="string">
            <text:p text:style-name="P104">E</text:p>
          </table:table-cell>
          <table:table-cell table:style-name="Table1.A2" office:value-type="string">
            <text:p text:style-name="P40">11</text:p>
          </table:table-cell>
          <table:table-cell table:style-name="Table1.A2" office:value-type="string">
            <text:p text:style-name="P28">E</text:p>
          </table:table-cell>
          <table:table-cell table:style-name="Table1.J2" office:value-type="string">
            <text:p text:style-name="P47">Sometimes listed as Caproni Ca.5</text:p>
          </table:table-cell>
        </table:table-row>
        <table:table-row table:style-name="Table1.8">
          <table:table-cell table:style-name="Table1.A2" office:value-type="string">
            <text:p text:style-name="P6">Sikorsky Ilya Muromets</text:p>
          </table:table-cell>
          <table:table-cell table:style-name="Table1.A2" office:value-type="string">
            <text:p text:style-name="P56">1P 2O</text:p>
          </table:table-cell>
          <table:table-cell table:style-name="Table1.A2" office:value-type="string">
            <text:p text:style-name="P44">O:<text:span text:style-name="T101">1</text:span>NU O:<text:span text:style-name="T98">1</text:span>LRT</text:p>
          </table:table-cell>
          <table:table-cell table:style-name="Table1.A2" office:value-type="string">
            <text:p text:style-name="P30">4</text:p>
          </table:table-cell>
          <table:table-cell table:style-name="Table1.A2" office:value-type="string">
            <text:p text:style-name="P34">7</text:p>
          </table:table-cell>
          <table:table-cell table:style-name="Table1.A2" office:value-type="string">
            <text:p text:style-name="P48">3</text:p>
          </table:table-cell>
          <table:table-cell table:style-name="Table1.A2" office:value-type="string">
            <text:p text:style-name="P104">E</text:p>
          </table:table-cell>
          <table:table-cell table:style-name="Table1.A2" office:value-type="string">
            <text:p text:style-name="P40">12</text:p>
          </table:table-cell>
          <table:table-cell table:style-name="Table1.A2" office:value-type="string">
            <text:p text:style-name="P30">E</text:p>
          </table:table-cell>
          <table:table-cell table:style-name="Table1.J2" office:value-type="string">
            <text:p text:style-name="P5">Ilya Muromets S-25 G-3 ‘Renobalt’</text:p>
          </table:table-cell>
        </table:table-row>
      </table:table>
      <text:p text:style-name="P229"/>
      <text:p text:style-name="P230"/>
      <text:p text:style-name="P24"/>
      <text:p text:style-name="P105">Appendix 2 – Example aircraft sheets</text:p>
      <text:p text:style-name="P106"/>
      <table:table table:name="Table10" table:style-name="Table10" table:template-name="Default Style">
        <table:table-column table:style-name="Table10.A" table:number-columns-repeated="3"/>
        <table:table-row table:style-name="Table10.1">
          <table:table-cell table:style-name="Table10.A1" office:value-type="string">
            <table:table table:name="AircraftSheet" table:style-name="AircraftSheet" table:template-name="Default Style">
              <table:table-column table:style-name="AircraftSheet.A"/>
              <table:table-column table:style-name="AircraftSheet.B" table:number-columns-repeated="2"/>
              <table:table-column table:style-name="AircraftSheet.D"/>
              <table:table-row table:style-name="TableLine140243989107280">
                <table:table-cell table:style-name="AircraftSheet.A1" table:number-columns-spanned="4" office:value-type="string">
                  <text:p text:style-name="P273">Aircraft:</text:p>
                </table:table-cell>
                <table:covered-table-cell/>
                <table:covered-table-cell/>
                <table:covered-table-cell/>
              </table:table-row>
              <table:table-row table:style-name="AircraftSheet.2">
                <table:table-cell table:style-name="AircraftSheet.A2" table:number-columns-spanned="2" office:value-type="string">
                  <text:p text:style-name="P272">Pilot:</text:p>
                </table:table-cell>
                <table:covered-table-cell/>
                <table:table-cell table:style-name="AircraftSheet.C2" table:number-columns-spanned="2" office:value-type="string">
                  <text:p text:style-name="P272">Group:</text:p>
                </table:table-cell>
                <table:covered-table-cell/>
              </table:table-row>
              <table:table-row table:style-name="AircraftSheet.2">
                <table:table-cell table:style-name="AircraftSheet.A2" table:number-columns-spanned="2" office:value-type="string">
                  <text:p text:style-name="P271">Observer:</text:p>
                </table:table-cell>
                <table:covered-table-cell/>
                <table:table-cell table:style-name="AircraftSheet.C2" table:number-columns-spanned="2" office:value-type="string">
                  <text:p text:style-name="P271">Discretion:</text:p>
                </table:table-cell>
                <table:covered-table-cell/>
              </table:table-row>
              <table:table-row table:style-name="AircraftSheet.2">
                <table:table-cell table:style-name="AircraftSheet.A2" office:value-type="string">
                  <text:p text:style-name="P270">Crew:</text:p>
                </table:table-cell>
                <table:table-cell table:style-name="AircraftSheet.C2" table:number-columns-spanned="3" office:value-type="string">
                  <text:p text:style-name="P260">Armament:</text:p>
                </table:table-cell>
                <table:covered-table-cell/>
                <table:covered-table-cell/>
              </table:table-row>
              <table:table-row table:style-name="TableLine140243989117152">
                <table:table-cell table:style-name="AircraftSheet.A2" office:value-type="string">
                  <text:p text:style-name="P268">Engine<text:span text:style-name="T247">s</text:span>:</text:p>
                </table:table-cell>
                <table:table-cell table:style-name="AircraftSheet.A2" table:number-columns-spanned="2" office:value-type="string">
                  <text:p text:style-name="P268">Power:</text:p>
                </table:table-cell>
                <table:covered-table-cell/>
                <table:table-cell table:style-name="AircraftSheet.C2" office:value-type="string">
                  <text:p text:style-name="P268">Speed:</text:p>
                </table:table-cell>
              </table:table-row>
              <table:table-row table:style-name="TableLine140243989166800">
                <table:table-cell table:style-name="AircraftSheet.A2" office:value-type="string">
                  <text:p text:style-name="P269">Climb:</text:p>
                </table:table-cell>
                <table:table-cell table:style-name="AircraftSheet.A2" table:number-columns-spanned="2" office:value-type="string">
                  <text:p text:style-name="P269">Strength:</text:p>
                </table:table-cell>
                <table:covered-table-cell/>
                <table:table-cell table:style-name="AircraftSheet.C2" office:value-type="string">
                  <text:p text:style-name="P269">Agility:</text:p>
                </table:table-cell>
              </table:table-row>
              <table:table-row table:style-name="TableLine140243989167888">
                <table:table-cell table:style-name="AircraftSheet.C2" table:number-columns-spanned="4" office:value-type="string">
                  <text:p text:style-name="P275">Notes:</text:p>
                  <text:p text:style-name="P114"/>
                  <text:p text:style-name="P114"/>
                  <text:p text:style-name="P114"/>
                  <text:p text:style-name="P114"/>
                  <text:p text:style-name="P114"/>
                  <text:p text:style-name="P114"/>
                </table:table-cell>
                <table:covered-table-cell/>
                <table:covered-table-cell/>
                <table:covered-table-cell/>
              </table:table-row>
            </table:table>
            <text:p text:style-name="P114"/>
          </table:table-cell>
          <table:table-cell table:style-name="Table10.A1" office:value-type="string">
            <text:p text:style-name="P114"/>
          </table:table-cell>
          <table:table-cell table:style-name="Table10.C1" office:value-type="string">
            <text:p text:style-name="P114"/>
          </table:table-cell>
        </table:table-row>
        <table:table-row table:style-name="Table10.1">
          <table:table-cell table:style-name="Table10.A2" office:value-type="string">
            <table:table table:name="Table11" table:style-name="Table11" table:template-name="Default Style">
              <table:table-column table:style-name="Table11.A" table:number-columns-repeated="5"/>
              <table:table-column table:style-name="Table11.F"/>
              <table:table-row table:style-name="TableLine140244095068576">
                <table:table-cell table:style-name="Table11.A1" office:value-type="string">
                  <text:p text:style-name="P114"/>
                </table:table-cell>
                <table:table-cell table:style-name="Table11.A1" office:value-type="string">
                  <text:p text:style-name="P114"/>
                </table:table-cell>
                <table:table-cell table:style-name="Table11.A1" office:value-type="string">
                  <text:p text:style-name="P114"/>
                </table:table-cell>
                <table:table-cell table:style-name="Table11.A1" office:value-type="string">
                  <text:p text:style-name="P114"/>
                </table:table-cell>
                <table:table-cell table:style-name="Table11.A1" office:value-type="string">
                  <text:p text:style-name="P114"/>
                </table:table-cell>
                <table:table-cell table:style-name="Table11.F1" office:value-type="string">
                  <text:p text:style-name="P114"/>
                </table:table-cell>
              </table:table-row>
              <table:table-row table:style-name="TableLine140244095069840">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F2" office:value-type="string">
                  <text:p text:style-name="P114"/>
                </table:table-cell>
              </table:table-row>
              <table:table-row table:style-name="TableLine140244095090976">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F2" office:value-type="string">
                  <text:p text:style-name="P114"/>
                </table:table-cell>
              </table:table-row>
              <table:table-row table:style-name="TableLine140244094904704">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F2" office:value-type="string">
                  <text:p text:style-name="P114"/>
                </table:table-cell>
              </table:table-row>
              <table:table-row table:style-name="TableLine140244094904976">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F2" office:value-type="string">
                  <text:p text:style-name="P114"/>
                </table:table-cell>
              </table:table-row>
              <table:table-row table:style-name="TableLine140244094905248">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F2" office:value-type="string">
                  <text:p text:style-name="P114"/>
                </table:table-cell>
              </table:table-row>
              <table:table-row table:style-name="TableLine140244094906032">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F2" office:value-type="string">
                  <text:p text:style-name="P114"/>
                </table:table-cell>
              </table:table-row>
              <table:table-row table:style-name="TableLine140244094816976">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F2" office:value-type="string">
                  <text:p text:style-name="P114"/>
                </table:table-cell>
              </table:table-row>
              <table:table-row table:style-name="TableLine140244094817248">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F2" office:value-type="string">
                  <text:p text:style-name="P114"/>
                </table:table-cell>
              </table:table-row>
            </table:table>
            <text:p text:style-name="P115"/>
          </table:table-cell>
          <table:table-cell table:style-name="Table10.A2" office:value-type="string">
            <text:p text:style-name="P114"/>
          </table:table-cell>
          <table:table-cell table:style-name="Table10.C2" office:value-type="string">
            <text:p text:style-name="P114"/>
          </table:table-cell>
        </table:table-row>
      </table:table>
      <text:p text:style-name="P106"/>
      <text:p text:style-name="P261">Appendix <text:span text:style-name="T246">3</text:span> – Design Notes</text:p>
      <text:p text:style-name="P24"/>
      <text:p text:style-name="P108"><text:span text:style-name="T127">Kaptain Kobold’</text:span><text:span text:style-name="T128">s original design notes</text:span><text:span text:style-name="T127">:</text:span></text:p>
      <text:p text:style-name="P108">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107"/>
      <text:p text:style-name="P107">Simple Stats - I didn’t want complex data-sheets for each aircraft, although I still wanted to reflect differences in performance where possible.</text:p>
      <text:p text:style-name="P107"/>
      <text:p text:style-name="P107">Minimal Bookkeeping - Along with a minimal amount of statistical data, I wanted to ensure that players were not tracking too many variables in game-play. This was to allow players to run multiple aircraft with the minimum of effort.</text:p>
      <text:p text:style-name="P107"/>
      <text:p text:style-name="P107">No Pre-Plotted Movement - This ties in with the bookkeeping criteria above. Pre-plotting moves does make for a certain level of unpredictability, but adds a lot of time.</text:p>
      <text:p text:style-name="P107"/>
      <text:p text:style-name="P107">Components - I wanted the game to use just one type of die (this is a goal for most of my game design projects), no on-table markers and no game-specific components, such as turning arcs, altitude stands, cards or firing arcs marked on bases.</text:p>
      <text:p text:style-name="P107"/>
      <text:p text:style-name="P107">Solitaire Playability - I don’t always have an opponent to hand, so I like games where I can set up and play both sides. This means that there shouldn’t be any hidden information, or mechanisms which require one player to outguess the other.</text:p>
      <text:p text:style-name="P107"/>
      <text:p text:style-name="P107">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107">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107"/>
      <text:p text:style-name="P107">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107"/>
      <text:p text:style-name="P107">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107"/>
      <text:p text:style-name="P107">As stated in the introduction, ‘Spandau and Lewis works best if one or both sides has an objective of some kind. This can be as simple as having one or more planes fly down the table and exit the other end. A game 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text:soft-page-break/>its goal.</text:p>
      <text:p text:style-name="P107"/>
      <text:p text:style-name="P107">There is still a lot missing from this version of the rules. I still want to add in rules for bombing, interaction with ground forces, anti-aircraft fire and balloon-busting. This will all get done at some stage.</text:p>
      <text:p text:style-name="P107"/>
      <text:p text:style-name="P107">‘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P25"/>
      <text:p text:style-name="P173"><text:span text:style-name="T108">Further </text:span>Design Notes <text:span text:style-name="T108">for </text:span>‘<text:span text:style-name="T106">Vickers and Parabellum’</text:span></text:p>
      <text:p text:style-name="P25"/>
      <text:p text:style-name="P49">Altitude - </text:p>
      <text:p text:style-name="P49"/>
      <text:p text:style-name="P49"><text:span text:style-name="T202">Morale</text:span> – <text:span text:style-name="T243">it is unreasonable to expect the pilots all to fight stoically to the</text:span><text:span text:style-name="T244">ir</text:span><text:span text:style-name="T243"> death. Their bravery is unquestioned; </text:span><text:span text:style-name="T244">t</text:span><text:span text:style-name="T243">o fly in any aircraft that had unreliable engines, </text:span><text:span text:style-name="T244">liable to </text:span><text:span text:style-name="T243">suffer from structural failure, </text:span><text:span text:style-name="T244">with dangerous handling takes courage enough, but to then be shot at by a machine gun at close range with no protection at all – certainly courage beyond anything I can imagine. Bravery does not mean foolhardy though, and they would be very aware that their deaths or aircraft destruction would not serve any purpose. So hence the Discretion checks when an aircraft comes under fire – if discretion becomes the better part of valour then a dive for home, or a spin out of combat, becomes the necessary decision. <text:s/>German and Austro-Hungarian pilots would tend to be fighting over friendly ground, so an easier option for them is to spin </text:span><text:span text:style-name="T245">away </text:span><text:span text:style-name="T244">from the combat rather than dive for home.</text:span></text:p>
      <text:p text:style-name="P49"/>
      <text:p text:style-name="P49"><text:span text:style-name="T202">Ammunition</text:span> - </text:p>
      <text:p text:style-name="P49"/>
      <text:p text:style-name="P51"><text:span text:style-name="T202">Firing arcs</text:span> – <text:span text:style-name="T109">the firing arcs have been substantially revised from ‘Spandau and Lewis’</text:span></text:p>
      <text:list xml:id="list3376172753" text:style-name="L1">
        <text:list-item>
          <text:p text:style-name="P262">Nose arc: now 30<text:span text:style-name="T110">º</text:span> either side of the nose, making 60<text:span text:style-name="T110">º in total, </text:span><text:span text:style-name="T112">instead of 90</text:span><text:span text:style-name="T110">º </text:span><text:span text:style-name="T112">(45</text:span><text:span text:style-name="T110">º </text:span><text:span text:style-name="T112">either side of the nose). </text:span><text:span text:style-name="T114">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263"><text:span text:style-name="T110">Tail arc: like the nose arc, trimmed down to </text:span><text:span text:style-name="T109">60</text:span><text:span text:style-name="T111">º in total, </text:span><text:span text:style-name="T109">30</text:span><text:span text:style-name="T111">º</text:span><text:span text:style-name="T109"> either side of the </text:span>tail</text:p>
        </text:list-item>
        <text:list-item>
          <text:p text:style-name="P264">Left and right arcs: now trimmed down to <text:span text:style-name="T109">60</text:span><text:span text:style-name="T111">º </text:span><text:span text:style-name="T110">between the wings and the tail arc. Observers would of course avoid firing into their own wings</text:span></text:p>
        </text:list-item>
      </text:list>
      <text:p text:style-name="P50"/>
      <text:p text:style-name="P55"><text:span text:style-name="T202">Guns jamming</text:span> - </text:p>
      <text:p text:style-name="P50"/>
      <text:p text:style-name="P53"><text:span text:style-name="T208">M</text:span><text:span text:style-name="T209">anoeuvr</text:span><text:span text:style-name="T210">ing</text:span><text:span text:style-name="T121"> – </text:span><text:span text:style-name="T122">there is a l</text:span>ack of fancy <text:span text:style-name="T120">manoeuvre</text:span><text:span text:style-name="T121">s</text:span><text:span text:style-name="T149"> in these rules</text:span><text:span text:style-name="T147">. There are many reasons for this, the main one being that </text:span><text:span text:style-name="T151">fancy manoeuvres tended to involve a stall at some point which would provide an easier target and require recovery. </text:span><text:span text:style-name="T242">A</text:span><text:span text:style-name="T151">t the time </text:span><text:span text:style-name="T242">t</text:span><text:span text:style-name="T151">he turn </text:span><text:span text:style-name="T242">invented by </text:span><text:span text:style-name="T151">Immelmann would not be the acrobatic manoeuvre it is today, it was more of a flat stall turn used after a dive, </text:span><text:span text:style-name="T154">and </text:span><text:span text:style-name="T242">is represented by the 180</text:span><text:span text:style-name="T111">º </text:span><text:span text:style-name="T116">turn</text:span><text:span text:style-name="T151">. In combat the</text:span><text:span text:style-name="T147"> pilots </text:span><text:span text:style-name="T151">tended to </text:span><text:span text:style-name="T147">ke</text:span><text:span text:style-name="T151">e</text:span><text:span text:style-name="T147">p to </text:span><text:span text:style-name="T155">steep </text:span><text:span text:style-name="T151">turns, zooms and sideslips with the occasional description of a stall-turn or a </text:span><text:span text:style-name="T153">diving </text:span><text:span text:style-name="T152">half-roll</text:span><text:span text:style-name="T151"> being used.</text:span></text:p>
      <text:p text:style-name="P52"/>
      <text:p text:style-name="P54"><text:span text:style-name="T202">Shape of bases </text:span>- </text:p>
      <text:p text:style-name="P54"/>
      <text:p text:style-name="P120"><text:span text:style-name="T202">LFG Roland </text:span><text:span text:style-name="T205">C.</text:span><text:span text:style-name="T202">II/</text:span><text:span text:style-name="T206">C.I</text:span><text:span text:style-name="T207">I</text:span><text:span text:style-name="T206">a</text:span><text:span text:style-name="T142"> – this aircraft is listed twice because it is a famous and novel aircraft of </text:span><text:span text:style-name="T143">the</text:span><text:span text:style-name="T142"> time. </text:span><text:span text:style-name="T144">Although difficult to manoeuvre, it was fast and strong and had a reputation as the best German 2-seater of its day. The CII did not have a forward firing machine gun, this was introduced with the CIIa, but the observer had a clear field of fire 360</text:span><text:span text:style-name="T111">º </text:span><text:span text:style-name="T113">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text:p text:style-name="P174"/>
      <text:p text:style-name="P171"><text:span text:style-name="T211">S</text:span><text:span text:style-name="T202">peed</text:span><text:span text:style-name="T110"> – </text:span><text:span text:style-name="T117">The speeds needed a wider spread than historial accuracy allowed, because it is relative speed that is important … if an aircraft flying at 220 km/h is chasing a target flying at 200 km/h then that extra 10% makes all the difference. So the speeds are assigned a value according to: subtract 40km/h from the historical speed, then divide by 25, then round up and down by 10km/h. For example, 190km/h becomes 6 (190-40)/25 </text:span><text:soft-page-break/><text:span text:style-name="T117">and any aircraft with a historical speed at 1500m of between 180 km/h and 200km/h gets a 6. Anything between 205km/h and 225 km/h gets a 7 and so 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Bold"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1-31T20:34:35.924097435</dc:date>
    <meta:editing-duration>P6DT9H52M50S</meta:editing-duration>
    <meta:editing-cycles>339</meta:editing-cycles>
    <meta:generator>LibreOffice/7.2.1.2$MacOSX_X86_64 LibreOffice_project/87b77fad49947c1441b67c559c339af8f3517e22</meta:generator>
    <meta:document-statistic meta:table-count="14" meta:image-count="0" meta:object-count="0" meta:page-count="17" meta:paragraph-count="1116" meta:word-count="5810" meta:character-count="29353" meta:non-whitespace-character-count="24579"/>
  </office:meta>
</office:document-meta>
</file>